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A0000039E53978C9A7B5072E5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1f8335" officeooo:paragraph-rsid="001f8335"/>
    </style:style>
    <style:style style:name="P4" style:family="paragraph" style:parent-style-name="Standard">
      <style:text-properties style:font-name="Arial1" fo:font-weight="bold" officeooo:rsid="001f8335" officeooo:paragraph-rsid="001f8335" style:font-weight-asian="bold" style:font-weight-complex="bold"/>
    </style:style>
    <style:style style:name="P5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6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7" style:family="paragraph" style:parent-style-name="Standard">
      <style:text-properties style:font-name="Arial1" fo:font-weight="bold" officeooo:rsid="001f8335" officeooo:paragraph-rsid="0026bb56" style:font-weight-asian="bold" style:font-weight-complex="bold"/>
    </style:style>
    <style:style style:name="P8" style:family="paragraph" style:parent-style-name="Standard">
      <style:text-properties style:font-name="Arial1" fo:font-weight="bold" officeooo:rsid="001f8335" officeooo:paragraph-rsid="0029868b" style:font-weight-asian="bold" style:font-weight-complex="bold"/>
    </style:style>
    <style:style style:name="P9" style:family="paragraph" style:parent-style-name="Standard">
      <style:text-properties style:font-name="Arial1" fo:font-weight="bold" officeooo:rsid="001f8335" officeooo:paragraph-rsid="0029a2bd" style:font-weight-asian="bold" style:font-weight-complex="bold"/>
    </style:style>
    <style:style style:name="P10" style:family="paragraph" style:parent-style-name="Standard">
      <style:text-properties style:font-name="Arial1" fo:font-weight="bold" officeooo:rsid="001f8335" officeooo:paragraph-rsid="002a45e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1f8335" officeooo:paragraph-rsid="0026bb56" style:font-weight-asian="bold" style:font-weight-complex="bold"/>
    </style:style>
    <style:style style:name="P12" style:family="paragraph" style:parent-style-name="Standard">
      <style:text-properties style:font-name="Arial1" fo:font-weight="bold" officeooo:rsid="00213d52" officeooo:paragraph-rsid="00213d52" style:font-weight-asian="bold" style:font-weight-complex="bold"/>
    </style:style>
    <style:style style:name="P13" style:family="paragraph" style:parent-style-name="Standard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Arial1" fo:font-weight="normal" officeooo:rsid="00213d52" officeooo:paragraph-rsid="001f8335" style:font-weight-asian="normal" style:font-weight-complex="normal"/>
    </style:style>
    <style:style style:name="P15" style:family="paragraph" style:parent-style-name="Standard">
      <style:text-properties style:font-name="Arial1" fo:font-weight="normal" officeooo:rsid="00213d52" officeooo:paragraph-rsid="0026bb56" style:font-weight-asian="normal" style:font-weight-complex="normal"/>
    </style:style>
    <style:style style:name="P16" style:family="paragraph" style:parent-style-name="Standard">
      <style:text-properties style:font-name="Arial1" fo:font-weight="normal" officeooo:rsid="00213d52" officeooo:paragraph-rsid="0027dc51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weight="normal" officeooo:rsid="00213d52" officeooo:paragraph-rsid="0026bb56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weight="normal" officeooo:rsid="00213d52" officeooo:paragraph-rsid="001f8335" style:font-weight-asian="normal" style:font-weight-complex="normal"/>
    </style:style>
    <style:style style:name="P19" style:family="paragraph" style:parent-style-name="Standard">
      <style:text-properties style:font-name="Arial1" fo:font-weight="normal" officeooo:rsid="002291d3" style:font-weight-asian="normal" style:font-weight-complex="normal"/>
    </style:style>
    <style:style style:name="P20" style:family="paragraph" style:parent-style-name="Standard">
      <style:text-properties style:font-name="Arial1" fo:font-weight="normal" officeooo:rsid="002291d3" officeooo:paragraph-rsid="0024344b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weight="normal" officeooo:rsid="002291d3" officeooo:paragraph-rsid="0024344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1" fo:font-weight="normal" officeooo:rsid="002291d3" officeooo:paragraph-rsid="0029a2bd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weight="normal" officeooo:rsid="002291d3" officeooo:paragraph-rsid="002a45ed" style:font-weight-asian="normal" style:font-weight-complex="normal"/>
    </style:style>
    <style:style style:name="P24" style:family="paragraph" style:parent-style-name="Standard">
      <style:text-properties style:font-name="Arial1" fo:font-weight="normal" officeooo:rsid="002291d3" officeooo:paragraph-rsid="0029a2bd" style:font-weight-asian="normal" style:font-weight-complex="normal"/>
    </style:style>
    <style:style style:name="P25" style:family="paragraph" style:parent-style-name="Standard">
      <style:text-properties style:font-name="Arial1" fo:font-weight="normal" officeooo:rsid="002291d3" officeooo:paragraph-rsid="002a45ed" style:font-weight-asian="normal" style:font-weight-complex="normal"/>
    </style:style>
    <style:style style:name="P26" style:family="paragraph" style:parent-style-name="Standard">
      <style:text-properties style:font-name="Arial1" style:text-underline-style="none" fo:font-weight="normal" officeooo:rsid="002291d3" officeooo:paragraph-rsid="0027dc51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4344b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9a2bd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7dc51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a45ed" style:font-weight-asian="normal" style:font-weight-complex="normal"/>
    </style:style>
    <style:style style:name="P31" style:family="paragraph" style:parent-style-name="Standard">
      <style:text-properties style:font-name="Arial1" style:text-underline-style="none" fo:font-weight="normal" officeooo:rsid="002291d3" officeooo:paragraph-rsid="002a45ed" style:font-weight-asian="normal" style:font-weight-complex="normal"/>
    </style:style>
    <style:style style:name="P32" style:family="paragraph" style:parent-style-name="Standard">
      <style:text-properties officeooo:paragraph-rsid="0026bb56"/>
    </style:style>
    <style:style style:name="P33" style:family="paragraph" style:parent-style-name="Standard">
      <style:text-properties officeooo:paragraph-rsid="0027dc51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26bb56"/>
    </style:style>
    <style:style style:name="P36" style:family="paragraph" style:parent-style-name="Standard">
      <style:paragraph-properties fo:text-align="start" style:justify-single-word="false"/>
      <style:text-properties officeooo:paragraph-rsid="0027dc51"/>
    </style:style>
    <style:style style:name="P37" style:family="paragraph" style:parent-style-name="Standard">
      <style:paragraph-properties fo:text-align="start" style:justify-single-word="false"/>
      <style:text-properties officeooo:paragraph-rsid="0029a2bd"/>
    </style:style>
    <style:style style:name="P38" style:family="paragraph" style:parent-style-name="Standard">
      <style:paragraph-properties fo:text-align="start" style:justify-single-word="false"/>
      <style:text-properties officeooo:paragraph-rsid="002a45ed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text-properties officeooo:paragraph-rsid="0029868b"/>
    </style:style>
    <style:style style:name="P41" style:family="paragraph" style:parent-style-name="Standard">
      <style:text-properties officeooo:paragraph-rsid="0029a2bd"/>
    </style:style>
    <style:style style:name="P42" style:family="paragraph" style:parent-style-name="Standard">
      <style:text-properties officeooo:paragraph-rsid="002a45ed"/>
    </style:style>
    <style:style style:name="P43" style:family="paragraph" style:parent-style-name="Standard">
      <style:text-properties style:font-name="Arial1" fo:font-weight="normal" officeooo:rsid="002291d3" officeooo:paragraph-rsid="0029868b" style:font-weight-asian="normal" style:font-weight-complex="normal"/>
    </style:style>
    <style:style style:name="P44" style:family="paragraph" style:parent-style-name="Standard">
      <style:text-properties style:font-name="Arial1" fo:font-weight="normal" officeooo:rsid="002291d3" officeooo:paragraph-rsid="0029a2bd" style:font-weight-asian="normal" style:font-weight-complex="normal"/>
    </style:style>
    <style:style style:name="P45" style:family="paragraph" style:parent-style-name="Standard">
      <style:text-properties style:font-name="Arial1" fo:font-weight="normal" officeooo:rsid="002291d3" officeooo:paragraph-rsid="002a45ed" style:font-weight-asian="normal" style:font-weight-complex="normal"/>
    </style:style>
    <style:style style:name="P46" style:family="paragraph" style:parent-style-name="Standard">
      <style:text-properties style:font-name="Arial1" fo:font-weight="normal" officeooo:rsid="001f8335" officeooo:paragraph-rsid="0029a2b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1" fo:font-weight="normal" officeooo:rsid="001f8335" officeooo:paragraph-rsid="0029a2b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1" fo:font-weight="normal" officeooo:rsid="001f8335" officeooo:paragraph-rsid="002a45ed" style:font-weight-asian="normal" style:font-weight-complex="normal"/>
    </style:style>
    <style:style style:name="P49" style:family="paragraph" style:parent-style-name="Standard">
      <style:text-properties style:font-name="Arial1" fo:font-weight="normal" officeooo:rsid="001f8335" officeooo:paragraph-rsid="002a45ed" style:font-weight-asian="normal" style:font-weight-complex="normal"/>
    </style:style>
    <style:style style:name="P50" style:family="paragraph" style:parent-style-name="Standard">
      <style:text-properties style:font-name="Arial1" fo:font-weight="normal" officeooo:rsid="0029868b" officeooo:paragraph-rsid="0029a2bd" style:font-weight-asian="normal" style:font-weight-complex="normal"/>
    </style:style>
    <style:style style:name="P51" style:family="paragraph" style:parent-style-name="Standard">
      <style:text-properties style:font-name="Arial1" fo:font-weight="normal" officeooo:rsid="0029868b" officeooo:paragraph-rsid="002a45ed" style:font-weight-asian="normal" style:font-weight-complex="normal"/>
    </style:style>
    <style:style style:name="P52" style:family="paragraph" style:parent-style-name="Standard">
      <style:text-properties style:font-name="Arial1" fo:font-weight="bold" officeooo:rsid="0029868b" officeooo:paragraph-rsid="0026bb56" style:font-weight-asian="bold" style:font-weight-complex="bold"/>
    </style:style>
    <style:style style:name="P53" style:family="paragraph" style:parent-style-name="Standard">
      <style:text-properties style:font-name="Arial1" style:text-underline-style="none" fo:font-weight="normal" officeooo:rsid="0026bb56" officeooo:paragraph-rsid="0029868b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1f8335" officeooo:paragraph-rsid="002a45ed" style:font-weight-asian="normal" style:font-weight-complex="normal"/>
    </style:style>
    <style:style style:name="P55" style:family="paragraph"/>
    <style:style style:name="P5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3d52" style:font-weight-asian="normal" style:font-weight-complex="normal"/>
    </style:style>
    <style:style style:name="T5" style:family="text">
      <style:text-properties fo:font-weight="normal" officeooo:rsid="002291d3" style:font-weight-asian="normal" style:font-weight-complex="normal"/>
    </style:style>
    <style:style style:name="T6" style:family="text">
      <style:text-properties fo:font-weight="normal" officeooo:rsid="0024344b" style:font-weight-asian="normal" style:font-weight-complex="normal"/>
    </style:style>
    <style:style style:name="T7" style:family="text">
      <style:text-properties fo:font-weight="normal" officeooo:rsid="0026bb56" style:font-weight-asian="normal" style:font-weight-complex="normal"/>
    </style:style>
    <style:style style:name="T8" style:family="text">
      <style:text-properties fo:font-weight="normal" officeooo:rsid="0029868b" style:font-weight-asian="normal" style:font-weight-complex="normal"/>
    </style:style>
    <style:style style:name="T9" style:family="text">
      <style:text-properties fo:font-weight="normal" officeooo:rsid="0029a2bd" style:font-weight-asian="normal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T12" style:family="text">
      <style:text-properties style:font-name="Arial1" fo:font-size="15pt" fo:font-weight="bold" officeooo:rsid="0026bb56" style:font-size-asian="15pt" style:font-weight-asian="bold" style:font-size-complex="15pt" style:font-weight-complex="bold"/>
    </style:style>
    <style:style style:name="T13" style:family="text">
      <style:text-properties style:font-name="Arial1" fo:font-size="15pt" fo:font-weight="bold" officeooo:rsid="002943ed" style:font-size-asian="15pt" style:font-weight-asian="bold" style:font-size-complex="15pt" style:font-weight-complex="bold"/>
    </style:style>
    <style:style style:name="T14" style:family="text">
      <style:text-properties style:font-name="Arial1" fo:font-weight="bold" officeooo:rsid="0024344b" style:font-weight-asian="bold" style:font-weight-complex="bold"/>
    </style:style>
    <style:style style:name="T15" style:family="text">
      <style:text-properties style:font-name="Arial1" fo:font-weight="bold" officeooo:rsid="0027dc51" style:font-weight-asian="bold" style:font-weight-complex="bold"/>
    </style:style>
    <style:style style:name="T16" style:family="text">
      <style:text-properties style:font-name="Arial1" fo:font-weight="bold" officeooo:rsid="0026bb56" style:font-weight-asian="bold" style:font-weight-complex="bold"/>
    </style:style>
    <style:style style:name="T17" style:family="text">
      <style:text-properties style:font-name="Arial1" fo:font-weight="bold" officeooo:rsid="0029868b" style:font-weight-asian="bold" style:font-weight-complex="bold"/>
    </style:style>
    <style:style style:name="T18" style:family="text">
      <style:text-properties style:font-name="Arial1" fo:font-weight="bold" officeooo:rsid="0029a2bd" style:font-weight-asian="bold" style:font-weight-complex="bold"/>
    </style:style>
    <style:style style:name="T19" style:family="text">
      <style:text-properties style:font-name="Arial1" fo:font-weight="bold" officeooo:rsid="002a45ed" style:font-weight-asian="bold" style:font-weight-complex="bold"/>
    </style:style>
    <style:style style:name="T20" style:family="text">
      <style:text-properties style:font-name="Arial1" fo:font-weight="normal" officeooo:rsid="002291d3" style:font-weight-asian="normal" style:font-weight-complex="normal"/>
    </style:style>
    <style:style style:name="T21" style:family="text">
      <style:text-properties style:font-name="Arial1" fo:font-weight="normal" officeooo:rsid="001f8335" style:font-weight-asian="normal" style:font-weight-complex="normal"/>
    </style:style>
    <style:style style:name="T22" style:family="text">
      <style:text-properties style:font-name="Arial1" fo:font-weight="normal" officeooo:rsid="0026bb56" style:font-weight-asian="normal" style:font-weight-complex="normal"/>
    </style:style>
    <style:style style:name="T23" style:family="text">
      <style:text-properties style:font-name="Arial1" fo:font-weight="normal" officeooo:rsid="0029868b" style:font-weight-asian="normal" style:font-weight-complex="normal"/>
    </style:style>
    <style:style style:name="T24" style:family="text">
      <style:text-properties style:font-name="Arial1" style:text-underline-style="none" fo:font-weight="normal" officeooo:rsid="0026bb56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291d3" style:font-weight-asian="normal" style:font-weight-complex="normal"/>
    </style:style>
    <style:style style:name="T26" style:family="text">
      <style:text-properties style:text-underline-style="none" fo:font-weight="normal" officeooo:rsid="002291d3" style:font-weight-asian="normal" style:font-weight-complex="normal"/>
    </style:style>
    <style:style style:name="T27" style:family="text">
      <style:text-properties style:text-underline-style="none" fo:font-weight="normal" officeooo:rsid="0026bb56" style:font-weight-asian="normal" style:font-weight-complex="normal"/>
    </style:style>
    <style:style style:name="T28" style:family="text">
      <style:text-properties style:text-underline-style="none" fo:font-weight="normal" officeooo:rsid="0024344b" style:font-weight-asian="normal" style:font-weight-complex="normal"/>
    </style:style>
    <style:style style:name="T29" style:family="text">
      <style:text-properties style:text-underline-style="none" fo:font-weight="normal" officeooo:rsid="0029868b" style:font-weight-asian="normal" style:font-weight-complex="normal"/>
    </style:style>
    <style:style style:name="T30" style:family="text">
      <style:text-properties style:text-underline-style="none" officeooo:rsid="0029868b"/>
    </style:style>
    <style:style style:name="T31" style:family="text">
      <style:text-properties style:text-underline-style="none" officeooo:rsid="002a45ed"/>
    </style:style>
    <style:style style:name="T32" style:family="text">
      <style:text-properties officeooo:rsid="0026bb56"/>
    </style:style>
    <style:style style:name="T33" style:family="text">
      <style:text-properties officeooo:rsid="0029868b"/>
    </style:style>
    <style:style style:name="T34" style:family="text">
      <style:text-properties officeooo:rsid="0029a2bd"/>
    </style:style>
    <style:style style:name="T35" style:family="text">
      <style:text-properties officeooo:rsid="002a45ed"/>
    </style:style>
    <style:style style:name="gr1" style:family="graphic">
      <style:graphic-properties fo:border="solid" style:repeat="sca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_1" form:command="Tabela_3_figuras" form:datasource="Para_aula_5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image-frame form:name="Figura_1" form:control-implementation="ooo:com.sun.star.form.component.DatabaseImageControl" xml:id="control1" form:id="control1" form:image-data="../fsm_food/wave.bmp" form:data-field="Figura_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Figura_2" form:control-implementation="ooo:com.sun.star.form.component.DatabaseImageControl" xml:id="control2" form:id="control2" form:image-data="Pictures/100000000000072A0000039E53978C9A7B5072E5.bmp" form:data-field="Figura_2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Caixa de texto 1" form:control-implementation="ooo:com.sun.star.form.component.TextField" xml:id="control3" form:id="control3" form:current-value="Luiz Eduardo Sol Ribeiro da Silv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4" form:id="control4" form:current-value="85868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5" form:control-implementation="ooo:com.sun.star.form.component.TextField" xml:id="control5" form:id="control5" form:current-value="--******************************************************************************&#10;--*                                                                            *&#10;--* Title   : fsm_food.vhd                                                     *&#10;--* Design  :                                                                  *&#10;--* Author  :                                                                  *&#10;--* Email   :                     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std_logic_arith.all;&#10;use IEEE.std_logic_unsigned.all;&#10;&#10;use work.snake_package.all;&#10;&#10;entity fsm_food is&#10;    port (&#10;        clk             : in STD_LOGIC;&#10;        res             : in STD_LOGIC;&#10;        fsm_m_start     : in STD_LOGIC;&#10;        cmp_body_flag   : in STD_LOGIC;&#10;        ofc_of_x        : in STD_LOGIC;&#10;        dp_ctrl         : out datapath_ctrl_flags;&#10;        fsm_m_done      : out STD_LOGIC&#10;    );&#10;end fsm_food;&#10;&#10;architecture arch of fsm_food is&#10;&#10;    type STATE_TYPE_FOOD is (&#10;        READY, GEN_NUM, ADD_X, ADD_Y, FOOD_OK&#10;    );&#10;&#10;    signal STATE, NEXT_STATE: STATE_TYPE_FOOD;&#10;&#10;begin&#10;    upd_next_state: process (fsm_m_start, ofc_of_x, cmp_body_flag, STATE)&#10;    begin&#10;        case STATE is&#10;            when READY =&gt;&#10;                if (fsm_m_start = '1') then&#10;                    NEXT_STATE &lt;= GEN_NUM;&#10;                else&#10;                    NEXT_STATE &lt;= READY;&#10;                end if;&#10;&#10;            when GEN_NUM =&gt; NEXT_STATE &lt;= ADD_X;&#10;&#10;            when ADD_X =&gt;&#10;                if (cmp_body_flag = '0') then&#10;                    NEXT_STATE &lt;= FOOD_OK;&#10;                else&#10;                    if (ofc_of_x = '0') then&#10;                        NEXT_STATE &lt;= ADD_X;&#10;                    else&#10;                        NEXT_STATE &lt;= ADD_Y;&#10;                    end if;&#10;                end if;&#10;&#10;            when FOOD_OK =&gt; NEXT_STATE &lt;= READY;&#10;&#10;            when ADD_Y =&gt;&#10;                if (cmp_body_flag = '1') then&#10;                    NEXT_STATE &lt;= ADD_X;&#10;                else&#10;                    NEXT_STATE &lt;= FOOD_OK;&#10;                end if;&#10;&#10;            when others =&gt; null;&#10;        end case;&#10;    end process;&#10;&#10;    upd_state:  process (clk)&#10;    begin&#10;        if clk'event and clk = '1' then&#10;            if (res = '1')   then&#10;                STATE &lt;= READY;&#10;            else&#10;                STATE &lt;= NEXT_STATE;&#10;            end if;&#10;        end if;&#10;    end process;&#10;&#10;    upd_output: process (STATE)&#10;    begin&#10;        case STATE is&#10;            when READY =&gt;&#10;                dp_ctrl &lt;= (&#10;                    ng_one_gen      =&gt; '1',&#10;                    ng_pos_neg      =&gt; '0',&#10;                    ng_one_three    =&gt; '0',&#10;                    alu_x_y         =&gt; '0',&#10;                    alu_pass_calc   =&gt; '1',&#10;                    rb_head_en      =&gt; '0',&#10;                    rb_reg2_en      =&gt; '1',&#10;                    rb_fifo_en      =&gt; '0',&#10;                    rb_fifo_pop     =&gt; '0',&#10;                    rb_out_sel      =&gt; REG2_OUT,&#10;                    cg_sel          =&gt; FOOD,&#10;                    mem_w_e         =&gt; '0'&#10;                );&#10;                fsm_m_done &lt;= '0';&#10;&#10;            when GEN_NUM =&gt;&#10;                dp_ctrl &lt;= (&#10;                    ng_one_gen      =&gt; '1',&#10;                    ng_pos_neg      =&gt; '0',&#10;                    ng_one_three    =&gt; '0',&#10;                    alu_x_y         =&gt; '0',&#10;                    alu_pass_calc   =&gt; '1',&#10;                    rb_head_en      =&gt; '0',&#10;                    rb_reg2_en      =&gt; '1',&#10;                    rb_fifo_en      =&gt; '0',&#10;                    rb_fifo_pop     =&gt; '0',&#10;                    rb_out_sel      =&gt; REG2_OUT,&#10;                    cg_sel          =&gt; FOOD,&#10;                    mem_w_e         =&gt; '0'&#10;                );&#10;                fsm_m_done &lt;= '0';&#10;&#10;            when ADD_X =&gt;&#10;                dp_ctrl &lt;= (&#10;                    ng_one_gen      =&gt; '0',&#10;                    ng_pos_neg      =&gt; '0',&#10;                    ng_one_three    =&gt; '1',&#10;                    alu_x_y         =&gt; '0',&#10;                    alu_pass_calc   =&gt; '1',&#10;                    rb_head_en      =&gt; '0',&#10;                    rb_reg2_en      =&gt; '1',&#10;                    rb_fifo_en      =&gt; '0',&#10;                    rb_fifo_pop     =&gt; '0',&#10;                    rb_out_sel      =&gt; REG2_OUT,&#10;                    cg_sel          =&gt; FOOD,&#10;                    mem_w_e         =&gt; '0'&#10;                );&#10;                fsm_m_done &lt;= '0';&#10;&#10;            when ADD_Y =&gt;&#10;                dp_ctrl &lt;= (&#10;                    ng_one_gen      =&gt; '0',&#10;                    ng_pos_neg      =&gt; '0',&#10;                    ng_one_three    =&gt; '0',&#10;                    alu_x_y         =&gt; '1',&#10;                    alu_pass_calc   =&gt; '1',&#10;                    rb_head_en      =&gt; '0',&#10;                    rb_reg2_en      =&gt; '1',&#10;                    rb_fifo_en      =&gt; '0',&#10;                    rb_fifo_pop     =&gt; '0',&#10;                    rb_out_sel      =&gt; REG2_OUT,&#10;                    cg_sel          =&gt; FOOD,&#10;                    mem_w_e         =&gt; '0'&#10;                );&#10;                fsm_m_done &lt;= '0';&#10;&#10;            when FOOD_OK =&gt;&#10;                dp_ctrl &lt;= (&#10;                    ng_one_gen      =&gt; '0',&#10;                    ng_pos_neg      =&gt; '0',&#10;                    ng_one_three    =&gt; '0',&#10;                    alu_x_y         =&gt; '1',&#10;                    alu_pass_calc   =&gt; '0',&#10;                    rb_head_en      =&gt; '0',&#10;                    rb_reg2_en      =&gt; '1',&#10;                    rb_fifo_en      =&gt; '0',&#10;                    rb_fifo_pop     =&gt; '0',&#10;                    rb_out_sel      =&gt; REG2_OUT,&#10;                    cg_sel          =&gt; FOOD,&#10;                    mem_w_e         =&gt; '1'&#10;                );&#10;                fsm_m_done &lt;= '1';&#10;&#10;            when others =&gt; null;&#10;        end case;&#10;    end process;&#10;&#10;end arch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Title <text:s text:c="2"/>: fsm_food.vhd <text:s text:c="52"/>*</text:span></text:p>
            <text:p text:style-name="P1"><text:span text:style-name="T1">--* Design <text:s/>: <text:s text:c="65"/>*</text:span></text:p>
            <text:p text:style-name="P1"><text:span text:style-name="T1">--* Author <text:s/>: <text:s text:c="65"/>*</text:span></text:p>
            <text:p text:style-name="P1"><text:span text:style-name="T1">--* Email <text:s text:c="2"/>: <text:s text:c="65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std_logic_arith.all;</text:span></text:p>
            <text:p text:style-name="P1"><text:span text:style-name="T1">use IEEE.std_logic_unsigne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fsm_food is</text:span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lk <text:s text:c="12"/>: in STD_LOGIC;</text:span></text:p>
            <text:p text:style-name="P1"><text:span text:style-name="T1"><text:s text:c="8"/></text:span><text:span text:style-name="T1">res <text:s text:c="12"/>: in STD_LOGIC;</text:span></text:p>
            <text:p text:style-name="P1"><text:span text:style-name="T1"><text:s text:c="8"/></text:span><text:span text:style-name="T1">fsm_m_start <text:s text:c="4"/>: in STD_LOGIC;</text:span></text:p>
            <text:p text:style-name="P1"><text:span text:style-name="T1"><text:s text:c="8"/></text:span><text:span text:style-name="T1">cmp_body_flag <text:s text:c="2"/>: in STD_LOGIC;</text:span></text:p>
            <text:p text:style-name="P1"><text:span text:style-name="T1"><text:s text:c="8"/></text:span><text:span text:style-name="T1">ofc_of_x <text:s text:c="7"/>: in STD_LOGIC;</text:span></text:p>
            <text:p text:style-name="P1"><text:span text:style-name="T1"><text:s text:c="8"/></text:span><text:span text:style-name="T1">dp_ctrl <text:s text:c="8"/>: out datapath_ctrl_flags;</text:span></text:p>
            <text:p text:style-name="P1"><text:span text:style-name="T1"><text:s text:c="8"/></text:span><text:span text:style-name="T1">fsm_m_done <text:s text:c="5"/>: out STD_LOGIC</text:span></text:p>
            <text:p text:style-name="P1"><text:span text:style-name="T1"><text:s text:c="4"/></text:span><text:span text:style-name="T1">);</text:span></text:p>
            <text:p text:style-name="P1"><text:span text:style-name="T1">end fsm_food;</text:span></text:p>
            <text:p text:style-name="P1"><text:span text:style-name="T1"/></text:p>
            <text:p text:style-name="P1"><text:span text:style-name="T1">architecture arch of fsm_food is</text:span></text:p>
            <text:p text:style-name="P1"><text:span text:style-name="T1"/></text:p>
            <text:p text:style-name="P1"><text:span text:style-name="T1"><text:s text:c="4"/></text:span><text:span text:style-name="T1">type STATE_TYPE_FOOD is (</text:span></text:p>
            <text:p text:style-name="P1"><text:span text:style-name="T1"><text:s text:c="8"/></text:span><text:span text:style-name="T1">READY, GEN_NUM, ADD_X, ADD_Y, FOOD_OK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gnal STATE, NEXT_STATE: STATE_TYPE_FOOD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upd_next_state: process (fsm_m_start, ofc_of_x, cmp_body_flag, STATE)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case STATE is</text:span></text:p>
            <text:p text:style-name="P1"><text:span text:style-name="T1"><text:s text:c="12"/></text:span><text:span text:style-name="T1">when READY =&gt;</text:span></text:p>
            <text:p text:style-name="P1"><text:span text:style-name="T1"><text:s text:c="16"/></text:span><text:span text:style-name="T1">if (fsm_m_start = '1') then</text:span></text:p>
            <text:p text:style-name="P1"><text:span text:style-name="T1"><text:s text:c="20"/></text:span><text:span text:style-name="T1">NEXT_STATE &lt;= GEN_NUM;</text:span></text:p>
            <text:p text:style-name="P1"><text:span text:style-name="T1"><text:s text:c="16"/></text:span><text:span text:style-name="T1">else</text:span></text:p>
            <text:p text:style-name="P1"><text:span text:style-name="T1"><text:s text:c="20"/></text:span><text:span text:style-name="T1">NEXT_STATE &lt;= READY;</text:span></text:p>
            <text:p text:style-name="P1"><text:span text:style-name="T1"><text:s text:c="16"/></text:span><text:span text:style-name="T1">end if;</text:span></text:p>
            <text:p text:style-name="P1"><text:span text:style-name="T1"/></text:p>
            <text:p text:style-name="P1"><text:span text:style-name="T1"><text:s text:c="12"/></text:span><text:span text:style-name="T1">when GEN_NUM =&gt; NEXT_STATE &lt;= ADD_X;</text:span></text:p>
            <text:p text:style-name="P1"><text:span text:style-name="T1"/></text:p>
            <text:p text:style-name="P1"><text:span text:style-name="T1"><text:s text:c="12"/></text:span><text:span text:style-name="T1">when ADD_X =&gt;</text:span></text:p>
            <text:p text:style-name="P1"><text:span text:style-name="T1"><text:s text:c="16"/></text:span><text:span text:style-name="T1">if (cmp_body_flag = '0') then</text:span></text:p>
            <text:p text:style-name="P1"><text:span text:style-name="T1"><text:s text:c="20"/></text:span><text:span text:style-name="T1">NEXT_STATE &lt;= FOOD_OK;</text:span></text:p>
            <text:p text:style-name="P1"><text:span text:style-name="T1"><text:s text:c="16"/></text:span><text:span text:style-name="T1">else</text:span></text:p>
            <text:p text:style-name="P1"><text:span text:style-name="T1"><text:s text:c="20"/></text:span><text:span text:style-name="T1">if (ofc_of_x = '0') then</text:span></text:p>
            <text:p text:style-name="P1"><text:span text:style-name="T1"><text:s text:c="24"/></text:span><text:span text:style-name="T1">NEXT_STATE &lt;= ADD_X;</text:span></text:p>
            <text:p text:style-name="P1"><text:span text:style-name="T1"><text:s text:c="20"/></text:span><text:span text:style-name="T1">else</text:span></text:p>
            <text:p text:style-name="P1"><text:span text:style-name="T1"><text:s text:c="24"/></text:span><text:span text:style-name="T1">NEXT_STATE &lt;= ADD_Y;</text:span></text:p>
            <text:p text:style-name="P1"><text:span text:style-name="T1"><text:s text:c="20"/></text:span><text:span text:style-name="T1">end if;</text:span></text:p>
            <text:p text:style-name="P1"><text:span text:style-name="T1"><text:s text:c="16"/></text:span><text:span text:style-name="T1">end if;</text:span></text:p>
            <text:p text:style-name="P1"><text:span text:style-name="T1"/></text:p>
            <text:p text:style-name="P1"><text:span text:style-name="T1"><text:s text:c="12"/></text:span><text:span text:style-name="T1">when FOOD_OK =&gt; NEXT_STATE &lt;= READY;</text:span></text:p>
            <text:p text:style-name="P1"><text:span text:style-name="T1"/></text:p>
            <text:p text:style-name="P1"><text:span text:style-name="T1"><text:s text:c="12"/></text:span><text:span text:style-name="T1">when ADD_Y =&gt;</text:span></text:p>
            <text:p text:style-name="P1"><text:span text:style-name="T1"><text:s text:c="16"/></text:span><text:span text:style-name="T1">if (cmp_body_flag = '1') then</text:span></text:p>
            <text:p text:style-name="P1"><text:span text:style-name="T1"><text:s text:c="20"/></text:span><text:span text:style-name="T1">NEXT_STATE &lt;= ADD_X;</text:span></text:p>
            <text:p text:style-name="P1"><text:span text:style-name="T1"><text:s text:c="16"/></text:span><text:span text:style-name="T1">else</text:span></text:p>
            <text:p text:style-name="P1"><text:span text:style-name="T1"><text:s text:c="20"/></text:span><text:span text:style-name="T1">NEXT_STATE &lt;= FOOD_OK;</text:span></text:p>
            <text:p text:style-name="P1"><text:span text:style-name="T1"><text:s text:c="16"/></text:span><text:span text:style-name="T1">end if;</text:span></text:p>
            <text:p text:style-name="P1"><text:span text:style-name="T1"/></text:p>
            <text:p text:style-name="P1"><text:span text:style-name="T1"><text:s text:c="12"/></text:span><text:span text:style-name="T1">when others =&gt; null;</text:span></text:p>
            <text:p text:style-name="P1"><text:span text:style-name="T1"><text:s text:c="8"/></text:span><text:span text:style-name="T1">end case;</text:span></text:p>
            <text:p text:style-name="P1"><text:span text:style-name="T1"><text:s text:c="4"/></text:span><text:span text:style-name="T1">end process;</text:span></text:p>
            <text:p text:style-name="P1"><text:span text:style-name="T1"/></text:p>
            <text:p text:style-name="P1"><text:span text:style-name="T1"><text:s text:c="4"/></text:span><text:span text:style-name="T1">upd_state: <text:s/>process (clk)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if clk'event and clk = '1' then</text:span></text:p>
            <text:p text:style-name="P1"><text:span text:style-name="T1"><text:s text:c="12"/></text:span><text:span text:style-name="T1">if (res = '1') <text:s text:c="2"/>then</text:span></text:p>
            <text:p text:style-name="P1"><text:span text:style-name="T1"><text:s text:c="16"/></text:span><text:span text:style-name="T1">STATE &lt;= READY;</text:span></text:p>
            <text:p text:style-name="P1"><text:span text:style-name="T1"><text:s text:c="12"/></text:span><text:span text:style-name="T1">else</text:span></text:p>
            <text:p text:style-name="P1"><text:span text:style-name="T1"><text:s text:c="16"/></text:span><text:span text:style-name="T1">STATE &lt;= NEXT_STATE;</text:span></text:p>
            <text:p text:style-name="P1"><text:span text:style-name="T1"><text:s text:c="12"/></text:span><text:span text:style-name="T1">end if;</text:span></text:p>
            <text:p text:style-name="P1"><text:span text:style-name="T1"><text:s text:c="8"/></text:span><text:span text:style-name="T1">end if;</text:span></text:p>
            <text:p text:style-name="P1"><text:span text:style-name="T1"><text:s text:c="4"/></text:span><text:span text:style-name="T1">end process;</text:span></text:p>
            <text:p text:style-name="P1"><text:span text:style-name="T1"/></text:p>
            <text:p text:style-name="P1"><text:span text:style-name="T1"><text:s text:c="4"/></text:span><text:span text:style-name="T1">upd_output: process (STATE)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case STATE is</text:span></text:p>
            <text:p text:style-name="P1"><text:span text:style-name="T1"><text:s text:c="12"/></text:span><text:span text:style-name="T1">when READY =&gt;</text:span></text:p>
            <text:p text:style-name="P1"><text:span text:style-name="T1"><text:s text:c="16"/></text:span><text:span text:style-name="T1">dp_ctrl &lt;= (</text:span></text:p>
            <text:p text:style-name="P1"><text:span text:style-name="T1"><text:s text:c="20"/></text:span><text:span text:style-name="T1">ng_one_gen <text:s text:c="5"/>=&gt; '1',</text:span></text:p>
            <text:p text:style-name="P1"><text:span text:style-name="T1"><text:s text:c="20"/></text:span><text:span text:style-name="T1">ng_pos_neg <text:s text:c="5"/>=&gt; '0',</text:span></text:p>
            <text:p text:style-name="P1"><text:span text:style-name="T1"><text:s text:c="20"/></text:span><text:span text:style-name="T1">ng_one_three <text:s text:c="3"/>=&gt; '0',</text:span></text:p>
            <text:p text:style-name="P1"><text:span text:style-name="T1"><text:s text:c="20"/></text:span><text:span text:style-name="T1">alu_x_y <text:s text:c="8"/>=&gt; '0',</text:span></text:p>
            <text:p text:style-name="P1"><text:span text:style-name="T1"><text:s text:c="20"/></text:span><text:span text:style-name="T1">alu_pass_calc <text:s text:c="2"/>=&gt; '1',</text:span></text:p>
            <text:p text:style-name="P1"><text:span text:style-name="T1"><text:s text:c="20"/></text:span><text:span text:style-name="T1">rb_head_en <text:s text:c="5"/>=&gt; '0',</text:span></text:p>
            <text:p text:style-name="P1"><text:span text:style-name="T1"><text:s text:c="20"/></text:span><text:span text:style-name="T1">rb_reg2_en <text:s text:c="5"/>=&gt; '1',</text:span></text:p>
            <text:p text:style-name="P1"><text:span text:style-name="T1"><text:s text:c="20"/></text:span><text:span text:style-name="T1">rb_fifo_en <text:s text:c="5"/>=&gt; '0',</text:span></text:p>
            <text:p text:style-name="P1"><text:span text:style-name="T1"><text:s text:c="20"/></text:span><text:span text:style-name="T1">rb_fifo_pop <text:s text:c="4"/>=&gt; '0',</text:span></text:p>
            <text:p text:style-name="P1"><text:span text:style-name="T1"><text:s text:c="20"/></text:span><text:span text:style-name="T1">rb_out_sel <text:s text:c="5"/>=&gt; REG2_OUT,</text:span></text:p>
            <text:p text:style-name="P1"><text:span text:style-name="T1"><text:s text:c="20"/></text:span><text:span text:style-name="T1">cg_sel <text:s text:c="9"/>=&gt; FOOD,</text:span></text:p>
            <text:p text:style-name="P1"><text:span text:style-name="T1"><text:s text:c="20"/></text:span><text:span text:style-name="T1">mem_w_e <text:s text:c="8"/>=&gt; '0'</text:span></text:p>
            <text:p text:style-name="P1"><text:span text:style-name="T1"><text:s text:c="16"/></text:span><text:span text:style-name="T1">);</text:span></text:p>
            <text:p text:style-name="P1"><text:span text:style-name="T1"><text:s text:c="16"/></text:span><text:span text:style-name="T1">fsm_m_done &lt;= '0';</text:span></text:p>
            <text:p text:style-name="P1"><text:span text:style-name="T1"/></text:p>
            <text:p text:style-name="P1"><text:span text:style-name="T1"><text:s text:c="12"/></text:span><text:span text:style-name="T1">when GEN_NUM =&gt;</text:span></text:p>
            <text:p text:style-name="P1"><text:span text:style-name="T1"><text:s text:c="16"/></text:span><text:span text:style-name="T1">dp_ctrl &lt;= (</text:span></text:p>
            <text:p text:style-name="P1"><text:span text:style-name="T1"><text:s text:c="20"/></text:span><text:span text:style-name="T1">ng_one_gen <text:s text:c="5"/>=&gt; '1',</text:span></text:p>
            <text:p text:style-name="P1"><text:span text:style-name="T1"><text:s text:c="20"/></text:span><text:span text:style-name="T1">ng_pos_neg <text:s text:c="5"/>=&gt; '0',</text:span></text:p>
            <text:p text:style-name="P1"><text:span text:style-name="T1"><text:s text:c="20"/></text:span><text:span text:style-name="T1">ng_one_three <text:s text:c="3"/>=&gt; '0',</text:span></text:p>
            <text:p text:style-name="P1"><text:span text:style-name="T1"><text:s text:c="20"/></text:span><text:span text:style-name="T1">alu_x_y <text:s text:c="8"/>=&gt; '0',</text:span></text:p>
            <text:p text:style-name="P1"><text:span text:style-name="T1"><text:s text:c="20"/></text:span><text:span text:style-name="T1">alu_pass_calc <text:s text:c="2"/>=&gt; '1',</text:span></text:p>
            <text:p text:style-name="P1"><text:span text:style-name="T1"><text:s text:c="20"/></text:span><text:span text:style-name="T1">rb_head_en <text:s text:c="5"/>=&gt; '0',</text:span></text:p>
            <text:p text:style-name="P1"><text:span text:style-name="T1"><text:s text:c="20"/></text:span><text:span text:style-name="T1">rb_reg2_en <text:s text:c="5"/>=&gt; '1',</text:span></text:p>
            <text:p text:style-name="P1"><text:span text:style-name="T1"><text:s text:c="20"/></text:span><text:span text:style-name="T1">rb_fifo_en <text:s text:c="5"/>=&gt; '0',</text:span></text:p>
            <text:p text:style-name="P1"><text:span text:style-name="T1"><text:s text:c="20"/></text:span><text:span text:style-name="T1">rb_fifo_pop <text:s text:c="4"/>=&gt; '0',</text:span></text:p>
            <text:p text:style-name="P1"><text:span text:style-name="T1"><text:s text:c="20"/></text:span><text:span text:style-name="T1">rb_out_sel <text:s text:c="5"/>=&gt; REG2_OUT,</text:span></text:p>
            <text:p text:style-name="P1"><text:span text:style-name="T1"><text:s text:c="20"/></text:span><text:span text:style-name="T1">cg_sel <text:s text:c="9"/>=&gt; FOOD,</text:span></text:p>
            <text:p text:style-name="P1"><text:span text:style-name="T1"><text:s text:c="20"/></text:span><text:span text:style-name="T1">mem_w_e <text:s text:c="8"/>=&gt; '0'</text:span></text:p>
            <text:p text:style-name="P1"><text:span text:style-name="T1"><text:s text:c="16"/></text:span><text:span text:style-name="T1">);</text:span></text:p>
            <text:p text:style-name="P1"><text:span text:style-name="T1"><text:s text:c="16"/></text:span><text:span text:style-name="T1">fsm_m_done &lt;= '0';</text:span></text:p>
            <text:p text:style-name="P1"><text:span text:style-name="T1"/></text:p>
            <text:p text:style-name="P1"><text:span text:style-name="T1"><text:s text:c="12"/></text:span><text:span text:style-name="T1">when ADD_X =&gt;</text:span></text:p>
            <text:p text:style-name="P1"><text:span text:style-name="T1"><text:s text:c="16"/></text:span><text:span text:style-name="T1">dp_ctrl &lt;= (</text:span></text:p>
            <text:p text:style-name="P1"><text:span text:style-name="T1"><text:s text:c="20"/></text:span><text:span text:style-name="T1">ng_one_gen <text:s text:c="5"/>=&gt; '0',</text:span></text:p>
            <text:p text:style-name="P1"><text:span text:style-name="T1"><text:s text:c="20"/></text:span><text:span text:style-name="T1">ng_pos_neg <text:s text:c="5"/>=&gt; '0',</text:span></text:p>
            <text:p text:style-name="P1"><text:span text:style-name="T1"><text:s text:c="20"/></text:span><text:span text:style-name="T1">ng_one_three <text:s text:c="3"/>=&gt; '1',</text:span></text:p>
            <text:p text:style-name="P1"><text:span text:style-name="T1"><text:s text:c="20"/></text:span><text:span text:style-name="T1">alu_x_y <text:s text:c="8"/>=&gt; '0',</text:span></text:p>
            <text:p text:style-name="P1"><text:span text:style-name="T1"><text:s text:c="20"/></text:span><text:span text:style-name="T1">alu_pass_calc <text:s text:c="2"/>=&gt; '1',</text:span></text:p>
            <text:p text:style-name="P1"><text:span text:style-name="T1"><text:s text:c="20"/></text:span><text:span text:style-name="T1">rb_head_en <text:s text:c="5"/>=&gt; '0',</text:span></text:p>
            <text:p text:style-name="P1"><text:span text:style-name="T1"><text:s text:c="20"/></text:span><text:span text:style-name="T1">rb_reg2_en <text:s text:c="5"/>=&gt; '1',</text:span></text:p>
            <text:p text:style-name="P1"><text:span text:style-name="T1"><text:s text:c="20"/></text:span><text:span text:style-name="T1">rb_fifo_en <text:s text:c="5"/>=&gt; '0',</text:span></text:p>
            <text:p text:style-name="P1"><text:span text:style-name="T1"><text:s text:c="20"/></text:span><text:span text:style-name="T1">rb_fifo_pop <text:s text:c="4"/>=&gt; '0',</text:span></text:p>
            <text:p text:style-name="P1"><text:span text:style-name="T1"><text:s text:c="20"/></text:span><text:span text:style-name="T1">rb_out_sel <text:s text:c="5"/>=&gt; REG2_OUT,</text:span></text:p>
            <text:p text:style-name="P1"><text:span text:style-name="T1"><text:s text:c="20"/></text:span><text:span text:style-name="T1">cg_sel <text:s text:c="9"/>=&gt; FOOD,</text:span></text:p>
            <text:p text:style-name="P1"><text:span text:style-name="T1"><text:s text:c="20"/></text:span><text:span text:style-name="T1">mem_w_e <text:s text:c="8"/>=&gt; '0'</text:span></text:p>
            <text:p text:style-name="P1"><text:span text:style-name="T1"><text:s text:c="16"/></text:span><text:span text:style-name="T1">);</text:span></text:p>
            <text:p text:style-name="P1"><text:span text:style-name="T1"><text:s text:c="16"/></text:span><text:span text:style-name="T1">fsm_m_done &lt;= '0';</text:span></text:p>
            <text:p text:style-name="P1"><text:span text:style-name="T1"/></text:p>
            <text:p text:style-name="P1"><text:span text:style-name="T1"><text:s text:c="12"/></text:span><text:span text:style-name="T1">when ADD_Y =&gt;</text:span></text:p>
            <text:p text:style-name="P1"><text:span text:style-name="T1"><text:s text:c="16"/></text:span><text:span text:style-name="T1">dp_ctrl &lt;= (</text:span></text:p>
            <text:p text:style-name="P1"><text:span text:style-name="T1"><text:s text:c="20"/></text:span><text:span text:style-name="T1">ng_one_gen <text:s text:c="5"/>=&gt; '0',</text:span></text:p>
            <text:p text:style-name="P1"><text:span text:style-name="T1"><text:s text:c="20"/></text:span><text:span text:style-name="T1">ng_pos_neg <text:s text:c="5"/>=&gt; '0',</text:span></text:p>
            <text:p text:style-name="P1"><text:span text:style-name="T1"><text:s text:c="20"/></text:span><text:span text:style-name="T1">ng_one_three <text:s text:c="3"/>=&gt; '0',</text:span></text:p>
            <text:p text:style-name="P1"><text:span text:style-name="T1"><text:s text:c="20"/></text:span><text:span text:style-name="T1">alu_x_y <text:s text:c="8"/>=&gt; '1',</text:span></text:p>
            <text:p text:style-name="P1"><text:span text:style-name="T1"><text:s text:c="20"/></text:span><text:span text:style-name="T1">alu_pass_calc <text:s text:c="2"/>=&gt; '1',</text:span></text:p>
            <text:p text:style-name="P1"><text:span text:style-name="T1"><text:s text:c="20"/></text:span><text:span text:style-name="T1">rb_head_en <text:s text:c="5"/>=&gt; '0',</text:span></text:p>
            <text:p text:style-name="P1"><text:span text:style-name="T1"><text:s text:c="20"/></text:span><text:span text:style-name="T1">rb_reg2_en <text:s text:c="5"/>=&gt; '1',</text:span></text:p>
            <text:p text:style-name="P1"><text:span text:style-name="T1"><text:s text:c="20"/></text:span><text:span text:style-name="T1">rb_fifo_en <text:s text:c="5"/>=&gt; '0',</text:span></text:p>
            <text:p text:style-name="P1"><text:span text:style-name="T1"><text:s text:c="20"/></text:span><text:span text:style-name="T1">rb_fifo_pop <text:s text:c="4"/>=&gt; '0',</text:span></text:p>
            <text:p text:style-name="P1"><text:span text:style-name="T1"><text:s text:c="20"/></text:span><text:span text:style-name="T1">rb_out_sel <text:s text:c="5"/>=&gt; REG2_OUT,</text:span></text:p>
            <text:p text:style-name="P1"><text:span text:style-name="T1"><text:s text:c="20"/></text:span><text:span text:style-name="T1">cg_sel <text:s text:c="9"/>=&gt; FOOD,</text:span></text:p>
            <text:p text:style-name="P1"><text:span text:style-name="T1"><text:s text:c="20"/></text:span><text:span text:style-name="T1">mem_w_e <text:s text:c="8"/>=&gt; '0'</text:span></text:p>
            <text:p text:style-name="P1"><text:span text:style-name="T1"><text:s text:c="16"/></text:span><text:span text:style-name="T1">);</text:span></text:p>
            <text:p text:style-name="P1"><text:span text:style-name="T1"><text:s text:c="16"/></text:span><text:span text:style-name="T1">fsm_m_done &lt;= '0';</text:span></text:p>
            <text:p text:style-name="P1"><text:span text:style-name="T1"/></text:p>
            <text:p text:style-name="P1"><text:span text:style-name="T1"><text:s text:c="12"/></text:span><text:span text:style-name="T1">when FOOD_OK =&gt;</text:span></text:p>
            <text:p text:style-name="P1"><text:span text:style-name="T1"><text:s text:c="16"/></text:span><text:span text:style-name="T1">dp_ctrl &lt;= (</text:span></text:p>
            <text:p text:style-name="P1"><text:span text:style-name="T1"><text:s text:c="20"/></text:span><text:span text:style-name="T1">ng_one_gen <text:s text:c="5"/>=&gt; '0',</text:span></text:p>
            <text:p text:style-name="P1"><text:span text:style-name="T1"><text:s text:c="20"/></text:span><text:span text:style-name="T1">ng_pos_neg <text:s text:c="5"/>=&gt; '0',</text:span></text:p>
            <text:p text:style-name="P1"><text:span text:style-name="T1"><text:s text:c="20"/></text:span><text:span text:style-name="T1">ng_one_three <text:s text:c="3"/>=&gt; '0',</text:span></text:p>
            <text:p text:style-name="P1"><text:span text:style-name="T1"><text:s text:c="20"/></text:span><text:span text:style-name="T1">alu_x_y <text:s text:c="8"/>=&gt; '1',</text:span></text:p>
            <text:p text:style-name="P1"><text:span text:style-name="T1"><text:s text:c="20"/></text:span><text:span text:style-name="T1">alu_pass_calc <text:s text:c="2"/>=&gt; '0',</text:span></text:p>
            <text:p text:style-name="P1"><text:span text:style-name="T1"><text:s text:c="20"/></text:span><text:span text:style-name="T1">rb_head_en <text:s text:c="5"/>=&gt; '0',</text:span></text:p>
            <text:p text:style-name="P1"><text:span text:style-name="T1"><text:s text:c="20"/></text:span><text:span text:style-name="T1">rb_reg2_en <text:s text:c="5"/>=&gt; '1',</text:span></text:p>
            <text:p text:style-name="P1"><text:span text:style-name="T1"><text:s text:c="20"/></text:span><text:span text:style-name="T1">rb_fifo_en <text:s text:c="5"/>=&gt; '0',</text:span></text:p>
            <text:p text:style-name="P1"><text:span text:style-name="T1"><text:s text:c="20"/></text:span><text:span text:style-name="T1">rb_fifo_pop <text:s text:c="4"/>=&gt; '0',</text:span></text:p>
            <text:p text:style-name="P1"><text:span text:style-name="T1"><text:s text:c="20"/></text:span><text:span text:style-name="T1">rb_out_sel <text:s text:c="5"/>=&gt; REG2_OUT,</text:span></text:p>
            <text:p text:style-name="P1"><text:span text:style-name="T1"><text:s text:c="20"/></text:span><text:span text:style-name="T1">cg_sel <text:s text:c="9"/>=&gt; FOOD,</text:span></text:p>
            <text:p text:style-name="P1"><text:span text:style-name="T1"><text:s text:c="20"/></text:span><text:span text:style-name="T1">mem_w_e <text:s text:c="8"/>=&gt; '1'</text:span></text:p>
            <text:p text:style-name="P1"><text:span text:style-name="T1"><text:s text:c="16"/></text:span><text:span text:style-name="T1">);</text:span></text:p>
            <text:p text:style-name="P1"><text:span text:style-name="T1"><text:s text:c="16"/></text:span><text:span text:style-name="T1">fsm_m_done &lt;= '1';</text:span></text:p>
            <text:p text:style-name="P1"><text:span text:style-name="T1"/></text:p>
            <text:p text:style-name="P1"><text:span text:style-name="T1"><text:s text:c="12"/></text:span><text:span text:style-name="T1">when others =&gt; null;</text:span></text:p>
            <text:p text:style-name="P1"><text:span text:style-name="T1"><text:s text:c="8"/></text:span><text:span text:style-name="T1">end case;</text:span></text:p>
            <text:p text:style-name="P1"><text:span text:style-name="T1"><text:s text:c="4"/></text:span><text:span text:style-name="T1">end process;</text:span></text:p>
            <text:p text:style-name="P1"><text:span text:style-name="T1"/></text:p>
            <text:p text:style-name="P1"><text:span text:style-name="T1">end arch;</text:span></text:p>
            <text:p text:style-name="P1"><text:span text:style-name="T1"/></text:p>
          </form:textarea>
          <form:textarea form:name="Caixa de texto 4" form:control-implementation="ooo:com.sun.star.form.component.TextField" xml:id="control6" form:id="control6" form:current-value="--******************************************************************************&#10;--*                                                                            *&#10;--* Title   : fsm_food_stimuli.vhd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fsm_food_stimuli is&#10;    generic (&#10;        CLK_PERIOD: TIME := 10 ns&#10;    );&#10;&#10;    port (&#10;        clk             : out STD_LOGIC;&#10;        res             : out STD_LOGIC;&#10;        fsm_m_start     : out STD_LOGIC;&#10;        cmp_body_flag   : out STD_LOGIC;&#10;        ofc_of_x        : out STD_LOGIC;&#10;        dp_ctrl         : in  datapath_ctrl_flags;&#10;        fsm_m_done      : in  STD_LOGIC&#10;    );&#10;end fsm_food_stimuli;&#10;&#10;architecture test of fsm_food_stimuli is&#10;    type STATE_TYPE_FOOD is (&#10;        READY, GEN_NUM, ADD_X, ADD_Y, FOOD_OK&#10;    );&#10;&#10;    signal clk_s : STD_LOGIC;&#10;&#10;    component clock&#10;        generic (&#10;            CLK_PERIOD: TIME := 10 ns&#10;        );&#10;        port (&#10;            clk : out STD_LOGIC&#10;        );&#10;    end component ;&#10;&#10;begin&#10;    clk &lt;= clk_s;&#10;&#10;    clock_cmp : clock&#10;        port map (&#10;            clk =&gt; clk_s&#10;        );&#10;&#10;    sim : process&#10;        procedure set_fsm(&#10;            fsm_m_start_s, cmp_body_flag_s, ofc_of_x_s: in STD_LOGIC&#10;        ) is&#10;        begin&#10;            wait until falling_edge(clk_s);&#10;                fsm_m_start &lt;= fsm_m_start_s;&#10;                cmp_body_flag &lt;= cmp_body_flag_s;&#10;                ofc_of_x &lt;= ofc_of_x_s;&#10;            wait until falling_edge(clk_s);&#10;        end procedure set_fsm;&#10;&#10;        procedure check_fsm_signals(&#10;            ng_one_gen, ng_pos_neg, ng_one_three, alu_x_y, alu_pass_calc,&#10;            rb_head_en, rb_reg2_en, rb_fifo_en, rb_fifo_pop: in STD_LOGIC;&#10;            rb_out_sel: in RB_SEL; cg_sel: in CODE; mem_w_e: in STD_LOGIC;&#10;            message: in STRING(1 to 15) --Failed test 000&#10;        ) is&#10;        begin&#10;&#10;            assert ng_one_gen = dp_ctrl.ng_one_gen report message;&#10;            assert ng_one_gen = dp_ctrl.ng_one_gen report message;&#10;            assert ng_one_gen = dp_ctrl.ng_one_gen&#10;                report &quot;ng_one_gen: &quot; &amp; message;&#10;            assert ng_pos_neg = dp_ctrl.ng_pos_neg&#10;                report &quot;ng_pos_neg: &quot; &amp; message;&#10;            assert ng_one_three = dp_ctrl.ng_one_three&#10;                report &quot;ng_one_three: &quot; &amp; message;&#10;            assert alu_x_y = dp_ctrl.alu_x_y report &quot;alu_x_y: &quot; &amp; message;&#10;            assert alu_pass_calc = dp_ctrl.alu_pass_calc&#10;                report &quot;alu_pass_calc: &quot; &amp; message;&#10;            assert rb_head_en = dp_ctrl.rb_head_en&#10;                report &quot;rb_head_en: &quot; &amp; message;&#10;            assert rb_reg2_en = dp_ctrl.rb_reg2_en&#10;                report &quot;rb_reg2_en: &quot; &amp; message;&#10;            assert rb_fifo_en = dp_ctrl.rb_fifo_en&#10;                report &quot;rb_fifo_en: &quot; &amp; message;&#10;            assert rb_fifo_pop = dp_ctrl.rb_fifo_pop&#10;                report &quot;rb_fifo_pop: &quot; &amp; message;&#10;            assert rb_out_sel = dp_ctrl.rb_out_sel&#10;                report &quot;rb_out_sel: &quot; &amp; message;&#10;            assert cg_sel = dp_ctrl.cg_sel report &quot;cg_sel: &quot; &amp; message;&#10;            assert mem_w_e = dp_ctrl.mem_w_e report &quot;mem_w_e: &quot; &amp; message;&#10;&#10;        end procedure check_fsm_signals;&#10;&#10;        procedure check_fsm_state(&#10;            state: in STATE_TYPE_FOOD;&#10;            message: in STRING(1 to 15) --Failed test 000&#10;        ) is&#10;        begin&#10;&#10;            case state is&#10;                when READY =&gt;&#10;                    check_fsm_signals(&#10;                        '1',        -- ng_one_gen&#10;                        '0',        -- ng_pos_neg&#10;                        '0',        -- ng_one_three&#10;                        '0',        -- alu_x_y&#10;                        '1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FOOD,      -- cg_sel&#10;                        '0',        -- mem_w_e&#10;                        message&#10;                    );&#10;                    assert fsm_m_done = '0' report &quot;fsm_m_done: &quot; &amp; message;&#10;                when GEN_NUM =&gt;&#10;                    check_fsm_signals(&#10;                        '1',        -- ng_one_gen&#10;                        '0',        -- ng_pos_neg&#10;                        '0',        -- ng_one_three&#10;                        '0',        -- alu_x_y&#10;                        '1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FOOD,      -- cg_sel&#10;                        '0',        -- mem_w_e&#10;                        message&#10;                    );&#10;                    assert fsm_m_done = '0' report &quot;fsm_m_done: &quot; &amp; message;&#10;                when ADD_X =&gt;&#10;                    check_fsm_signals(&#10;                        '0',        -- ng_one_gen&#10;                        '0',        -- ng_pos_neg&#10;                        '1',        -- ng_one_three&#10;                        '0',        -- alu_x_y&#10;                        '1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FOOD,      -- cg_sel&#10;                        '0',        -- mem_w_e&#10;                        message&#10;                    );&#10;                    assert fsm_m_done = '0' report &quot;fsm_m_done: &quot; &amp; message;&#10;                when ADD_Y =&gt;&#10;                    check_fsm_signals(&#10;                        '0',        -- ng_one_gen&#10;                        '0',        -- ng_pos_neg&#10;                        '0',        -- ng_one_three&#10;                        '1',        -- alu_x_y&#10;                        '1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FOOD,      -- cg_sel&#10;                        '0',        -- mem_w_e&#10;                        message&#10;                    );&#10;                    assert fsm_m_done = '0' report &quot;fsm_m_done: &quot; &amp; message;&#10;                when FOOD_OK =&gt;&#10;                    check_fsm_signals(&#10;                        '0',        -- ng_one_gen&#10;                        '0',        -- ng_pos_neg&#10;                        '0',        -- ng_one_three&#10;                        '1',        -- alu_x_y&#10;                        '0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FOOD,      -- cg_sel&#10;                        '1',        -- mem_w_e&#10;                        message&#10;                    );&#10;                    assert fsm_m_done = '1' report &quot;fsm_m_done: &quot; &amp; message;&#10;                when others =&gt; null;&#10;            end case;&#10;&#10;        end procedure check_fsm_state;&#10;&#10;        procedure reset_activate is    -- reset activation procedure&#10;        begin&#10;            wait until falling_edge(clk_s);&#10;            res &lt;= '1';&#10;            wait until falling_edge(clk_s);&#10;            res &lt;= '0';&#10;        end procedure reset_activate;&#10;&#10;    begin&#10;        --Test 1 - while fsm_m_start is 0 the state shoud be ready&#10;        reset_activate;&#10;        check_fsm_state(READY, &quot;Failed test 001&quot;);&#10;&#10;        set_fsm(&#10;            '0',    -- fsm_m_start&#10;            '0',    -- cmp_body_flag&#10;            '1'     -- ofc_of_x&#10;        );&#10;        check_fsm_state(READY, &quot;Failed test 002&quot;);&#10;&#10;        set_fsm(&#10;            '0',    -- fsm_m_start&#10;            '1',    -- cmp_body_flag&#10;            '0'     -- ofc_of_x&#10;        );&#10;        check_fsm_state(READY, &quot;Failed test 003&quot;);&#10;&#10;        set_fsm(&#10;            '0',    -- fsm_m_start&#10;            '1',    -- cmp_body_flag&#10;            '1'     -- ofc_of_x&#10;        );&#10;        check_fsm_state(READY, &quot;Failed test 004&quot;);&#10;&#10;        --Test 2 - when the state is Ready, changing fsm_m_start to 1 should&#10;        --  transition the fsm to the Gen_num state&#10;&#10;        set_fsm(&#10;            '1',    -- fsm_m_start&#10;            '1',    -- cmp_body_flag&#10;            '0'     -- ofc_of_x&#10;        );&#10;        check_fsm_state(GEN_NUM, &quot;Failed test 005&quot;);&#10;&#10;        -- Test 3 - end then the fsm should automatically go to the ADD_X state&#10;        wait until falling_edge(clk_s);&#10;&#10;        check_fsm_state(ADD_X, &quot;Failed test 006&quot;);&#10;&#10;        -- Test 4 - keeping cmp_body_flag on 0 and ofc_of_x on 1 should make the&#10;        --  fsm stay on the ADD_X state&#10;&#10;        wait until falling_edge(clk_s);&#10;&#10;        check_fsm_state(ADD_X, &quot;Failed test 007&quot;);&#10;&#10;        -- Test 5 - making cmp_body_flag = 1 and pfc_of_x = 1 should make the&#10;        --  fsm go to the ADD_Y&#10;&#10;        set_fsm(&#10;            '0',    -- fsm_m_start&#10;            '1',    -- cmp_body_flag&#10;            '1'     -- ofc_of_x&#10;        );&#10;        check_fsm_state(ADD_Y, &quot;Failed test 008&quot;); --&#10;&#10;        -- Test 6 - keeping cmp_body_flag on 1 should make the fsm go back to&#10;        --  state ADD_X&#10;&#10;        wait until falling_edge(clk_s);&#10;&#10;        check_fsm_state(ADD_X, &quot;Failed test 009&quot;);&#10;&#10;        -- Test 7 - making cmp_body_flag = 0 should make the fsm got to the&#10;        --  FOOD_OK state&#10;&#10;        set_fsm(&#10;            '0',    -- fsm_m_start&#10;            '0',    -- cmp_body_flag&#10;            '0'     -- ofc_of_x&#10;        );&#10;        check_fsm_state(FOOD_OK, &quot;Failed test 010&quot;);&#10;&#10;        -- Test 8 - now the fsm should go directly to the READY state&#10;&#10;        wait until falling_edge(clk_s);&#10;&#10;        check_fsm_state(READY, &quot;Failed test 011&quot;);&#10;&#10;        -- Test 9 -- when rst we should go directly to the Ready state&#10;&#10;        set_fsm(&#10;            '1',    -- fsm_m_start&#10;            '0',    -- cmp_body_flag&#10;            '0'     -- ofc_of_x&#10;        );&#10;&#10;        check_fsm_state(GEN_NUM, &quot;Failed test 013&quot;);&#10;&#10;        wait until falling_edge(clk_s);&#10;&#10;        check_fsm_state(ADD_X, &quot;Failed test 014&quot;);&#10;&#10;        reset_activate;&#10;&#10;        check_fsm_state(READY, &quot;Failed test 015&quot;)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fsm_food_stimuli.vhd <text:s text:c="44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fsm_food_stimuli is</text:span></text:p>
            <text:p text:style-name="P1"><text:span text:style-name="T1"><text:s text:c="4"/></text:span><text:span text:style-name="T1">generic (</text:span></text:p>
            <text:p text:style-name="P1"><text:span text:style-name="T1"><text:s text:c="8"/></text:span><text:span text:style-name="T1">CLK_PERIOD: TIME := 10 ns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lk <text:s text:c="12"/>: out STD_LOGIC;</text:span></text:p>
            <text:p text:style-name="P1"><text:span text:style-name="T1"><text:s text:c="8"/></text:span><text:span text:style-name="T1">res <text:s text:c="12"/>: out STD_LOGIC;</text:span></text:p>
            <text:p text:style-name="P1"><text:span text:style-name="T1"><text:s text:c="8"/></text:span><text:span text:style-name="T1">fsm_m_start <text:s text:c="4"/>: out STD_LOGIC;</text:span></text:p>
            <text:p text:style-name="P1"><text:span text:style-name="T1"><text:s text:c="8"/></text:span><text:span text:style-name="T1">cmp_body_flag <text:s text:c="2"/>: out STD_LOGIC;</text:span></text:p>
            <text:p text:style-name="P1"><text:span text:style-name="T1"><text:s text:c="8"/></text:span><text:span text:style-name="T1">ofc_of_x <text:s text:c="7"/>: out STD_LOGIC;</text:span></text:p>
            <text:p text:style-name="P1"><text:span text:style-name="T1"><text:s text:c="8"/></text:span><text:span text:style-name="T1">dp_ctrl <text:s text:c="8"/>: in <text:s/>datapath_ctrl_flags;</text:span></text:p>
            <text:p text:style-name="P1"><text:span text:style-name="T1"><text:s text:c="8"/></text:span><text:span text:style-name="T1">fsm_m_done <text:s text:c="5"/>: in <text:s/>STD_LOGIC</text:span></text:p>
            <text:p text:style-name="P1"><text:span text:style-name="T1"><text:s text:c="4"/></text:span><text:span text:style-name="T1">);</text:span></text:p>
            <text:p text:style-name="P1"><text:span text:style-name="T1">end fsm_food_stimuli;</text:span></text:p>
            <text:p text:style-name="P1"><text:span text:style-name="T1"/></text:p>
            <text:p text:style-name="P1"><text:span text:style-name="T1">architecture test of fsm_food_stimuli is</text:span></text:p>
            <text:p text:style-name="P1"><text:span text:style-name="T1"><text:s text:c="4"/></text:span><text:span text:style-name="T1">type STATE_TYPE_FOOD is (</text:span></text:p>
            <text:p text:style-name="P1"><text:span text:style-name="T1"><text:s text:c="8"/></text:span><text:span text:style-name="T1">READY, GEN_NUM, ADD_X, ADD_Y, FOOD_OK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gnal clk_s : STD_LOGIC;</text:span></text:p>
            <text:p text:style-name="P1"><text:span text:style-name="T1"/></text:p>
            <text:p text:style-name="P1"><text:span text:style-name="T1"><text:s text:c="4"/></text:span><text:span text:style-name="T1">component clock</text:span></text:p>
            <text:p text:style-name="P1"><text:span text:style-name="T1"><text:s text:c="8"/></text:span><text:span text:style-name="T1">generic (</text:span></text:p>
            <text:p text:style-name="P1"><text:span text:style-name="T1"><text:s text:c="12"/></text:span><text:span text:style-name="T1">CLK_PERIOD: TIME := 10 n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: out 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 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clk &lt;= clk_s;</text:span></text:p>
            <text:p text:style-name="P1"><text:span text:style-name="T1"/></text:p>
            <text:p text:style-name="P1"><text:span text:style-name="T1"><text:s text:c="4"/></text:span><text:span text:style-name="T1">clock_cmp : clock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=&gt; clk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m : process</text:span></text:p>
            <text:p text:style-name="P1"><text:span text:style-name="T1"><text:s text:c="8"/></text:span><text:span text:style-name="T1">procedure set_fsm(</text:span></text:p>
            <text:p text:style-name="P1"><text:span text:style-name="T1"><text:s text:c="12"/></text:span><text:span text:style-name="T1">fsm_m_start_s, cmp_body_flag_s, ofc_of_x_s: in STD_LOGIC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6"/></text:span><text:span text:style-name="T1">fsm_m_start &lt;= fsm_m_start_s;</text:span></text:p>
            <text:p text:style-name="P1"><text:span text:style-name="T1"><text:s text:c="16"/></text:span><text:span text:style-name="T1">cmp_body_flag &lt;= cmp_body_flag_s;</text:span></text:p>
            <text:p text:style-name="P1"><text:span text:style-name="T1"><text:s text:c="16"/></text:span><text:span text:style-name="T1">ofc_of_x &lt;= ofc_of_x_s;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8"/></text:span><text:span text:style-name="T1">end procedure set_fsm;</text:span></text:p>
            <text:p text:style-name="P1"><text:span text:style-name="T1"/></text:p>
            <text:p text:style-name="P1"><text:span text:style-name="T1"><text:s text:c="8"/></text:span><text:span text:style-name="T1">procedure check_fsm_signals(</text:span></text:p>
            <text:p text:style-name="P1"><text:span text:style-name="T1"><text:s text:c="12"/></text:span><text:span text:style-name="T1">ng_one_gen, ng_pos_neg, ng_one_three, alu_x_y, alu_pass_calc,</text:span></text:p>
            <text:p text:style-name="P1"><text:span text:style-name="T1"><text:s text:c="12"/></text:span><text:span text:style-name="T1">rb_head_en, rb_reg2_en, rb_fifo_en, rb_fifo_pop: in STD_LOGIC;</text:span></text:p>
            <text:p text:style-name="P1"><text:span text:style-name="T1"><text:s text:c="12"/></text:span><text:span text:style-name="T1">rb_out_sel: in RB_SEL; cg_sel: in CODE; mem_w_e: in STD_LOGIC;</text:span></text:p>
            <text:p text:style-name="P1"><text:span text:style-name="T1"><text:s text:c="12"/></text:span><text:span text:style-name="T1">message: in STRING(1 to 15) --Failed test 000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/></text:p>
            <text:p text:style-name="P1"><text:span text:style-name="T1"><text:s text:c="12"/></text:span><text:span text:style-name="T1">assert ng_one_gen = dp_ctrl.ng_one_gen report message;</text:span></text:p>
            <text:p text:style-name="P1"><text:span text:style-name="T1"><text:s text:c="12"/></text:span><text:span text:style-name="T1">assert ng_one_gen = dp_ctrl.ng_one_gen report message;</text:span></text:p>
            <text:p text:style-name="P1"><text:span text:style-name="T1"><text:s text:c="12"/></text:span><text:span text:style-name="T1">assert ng_one_gen = dp_ctrl.ng_one_gen</text:span></text:p>
            <text:p text:style-name="P1"><text:span text:style-name="T1"><text:s text:c="16"/></text:span><text:span text:style-name="T1">report "ng_one_gen: " &amp; message;</text:span></text:p>
            <text:p text:style-name="P1"><text:span text:style-name="T1"><text:s text:c="12"/></text:span><text:span text:style-name="T1">assert ng_pos_neg = dp_ctrl.ng_pos_neg</text:span></text:p>
            <text:p text:style-name="P1"><text:span text:style-name="T1"><text:s text:c="16"/></text:span><text:span text:style-name="T1">report "ng_pos_neg: " &amp; message;</text:span></text:p>
            <text:p text:style-name="P1"><text:span text:style-name="T1"><text:s text:c="12"/></text:span><text:span text:style-name="T1">assert ng_one_three = dp_ctrl.ng_one_three</text:span></text:p>
            <text:p text:style-name="P1"><text:span text:style-name="T1"><text:s text:c="16"/></text:span><text:span text:style-name="T1">report "ng_one_three: " &amp; message;</text:span></text:p>
            <text:p text:style-name="P1"><text:span text:style-name="T1"><text:s text:c="12"/></text:span><text:span text:style-name="T1">assert alu_x_y = dp_ctrl.alu_x_y report "alu_x_y: " &amp; message;</text:span></text:p>
            <text:p text:style-name="P1"><text:span text:style-name="T1"><text:s text:c="12"/></text:span><text:span text:style-name="T1">assert alu_pass_calc = dp_ctrl.alu_pass_calc</text:span></text:p>
            <text:p text:style-name="P1"><text:span text:style-name="T1"><text:s text:c="16"/></text:span><text:span text:style-name="T1">report "alu_pass_calc: " &amp; message;</text:span></text:p>
            <text:p text:style-name="P1"><text:span text:style-name="T1"><text:s text:c="12"/></text:span><text:span text:style-name="T1">assert rb_head_en = dp_ctrl.rb_head_en</text:span></text:p>
            <text:p text:style-name="P1"><text:span text:style-name="T1"><text:s text:c="16"/></text:span><text:span text:style-name="T1">report "rb_head_en: " &amp; message;</text:span></text:p>
            <text:p text:style-name="P1"><text:span text:style-name="T1"><text:s text:c="12"/></text:span><text:span text:style-name="T1">assert rb_reg2_en = dp_ctrl.rb_reg2_en</text:span></text:p>
            <text:p text:style-name="P1"><text:span text:style-name="T1"><text:s text:c="16"/></text:span><text:span text:style-name="T1">report "rb_reg2_en: " &amp; message;</text:span></text:p>
            <text:p text:style-name="P1"><text:span text:style-name="T1"><text:s text:c="12"/></text:span><text:span text:style-name="T1">assert rb_fifo_en = dp_ctrl.rb_fifo_en</text:span></text:p>
            <text:p text:style-name="P1"><text:span text:style-name="T1"><text:s text:c="16"/></text:span><text:span text:style-name="T1">report "rb_fifo_en: " &amp; message;</text:span></text:p>
            <text:p text:style-name="P1"><text:span text:style-name="T1"><text:s text:c="12"/></text:span><text:span text:style-name="T1">assert rb_fifo_pop = dp_ctrl.rb_fifo_pop</text:span></text:p>
            <text:p text:style-name="P1"><text:span text:style-name="T1"><text:s text:c="16"/></text:span><text:span text:style-name="T1">report "rb_fifo_pop: " &amp; message;</text:span></text:p>
            <text:p text:style-name="P1"><text:span text:style-name="T1"><text:s text:c="12"/></text:span><text:span text:style-name="T1">assert rb_out_sel = dp_ctrl.rb_out_sel</text:span></text:p>
            <text:p text:style-name="P1"><text:span text:style-name="T1"><text:s text:c="16"/></text:span><text:span text:style-name="T1">report "rb_out_sel: " &amp; message;</text:span></text:p>
            <text:p text:style-name="P1"><text:span text:style-name="T1"><text:s text:c="12"/></text:span><text:span text:style-name="T1">assert cg_sel = dp_ctrl.cg_sel report "cg_sel: " &amp; message;</text:span></text:p>
            <text:p text:style-name="P1"><text:span text:style-name="T1"><text:s text:c="12"/></text:span><text:span text:style-name="T1">assert mem_w_e = dp_ctrl.mem_w_e report "mem_w_e: " &amp; message;</text:span></text:p>
            <text:p text:style-name="P1"><text:span text:style-name="T1"/></text:p>
            <text:p text:style-name="P1"><text:span text:style-name="T1"><text:s text:c="8"/></text:span><text:span text:style-name="T1">end procedure check_fsm_signals;</text:span></text:p>
            <text:p text:style-name="P1"><text:span text:style-name="T1"/></text:p>
            <text:p text:style-name="P1"><text:span text:style-name="T1"><text:s text:c="8"/></text:span><text:span text:style-name="T1">procedure check_fsm_state(</text:span></text:p>
            <text:p text:style-name="P1"><text:span text:style-name="T1"><text:s text:c="12"/></text:span><text:span text:style-name="T1">state: in STATE_TYPE_FOOD;</text:span></text:p>
            <text:p text:style-name="P1"><text:span text:style-name="T1"><text:s text:c="12"/></text:span><text:span text:style-name="T1">message: in STRING(1 to 15) --Failed test 000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/></text:p>
            <text:p text:style-name="P1"><text:span text:style-name="T1"><text:s text:c="12"/></text:span><text:span text:style-name="T1">case state is</text:span></text:p>
            <text:p text:style-name="P1"><text:span text:style-name="T1"><text:s text:c="16"/></text:span><text:span text:style-name="T1">when READY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1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0', <text:s text:c="7"/>-- alu_x_y</text:span></text:p>
            <text:p text:style-name="P1"><text:span text:style-name="T1"><text:s text:c="24"/></text:span><text:span text:style-name="T1">'1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FOOD, <text:s text:c="5"/>-- cg_sel</text:span></text:p>
            <text:p text:style-name="P1"><text:span text:style-name="T1"><text:s text:c="24"/></text:span><text:span text:style-name="T1">'0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0' report "fsm_m_done: " &amp; message;</text:span></text:p>
            <text:p text:style-name="P1"><text:span text:style-name="T1"><text:s text:c="16"/></text:span><text:span text:style-name="T1">when GEN_NUM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1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0', <text:s text:c="7"/>-- alu_x_y</text:span></text:p>
            <text:p text:style-name="P1"><text:span text:style-name="T1"><text:s text:c="24"/></text:span><text:span text:style-name="T1">'1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FOOD, <text:s text:c="5"/>-- cg_sel</text:span></text:p>
            <text:p text:style-name="P1"><text:span text:style-name="T1"><text:s text:c="24"/></text:span><text:span text:style-name="T1">'0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0' report "fsm_m_done: " &amp; message;</text:span></text:p>
            <text:p text:style-name="P1"><text:span text:style-name="T1"><text:s text:c="16"/></text:span><text:span text:style-name="T1">when ADD_X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0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1', <text:s text:c="7"/>-- ng_one_three</text:span></text:p>
            <text:p text:style-name="P1"><text:span text:style-name="T1"><text:s text:c="24"/></text:span><text:span text:style-name="T1">'0', <text:s text:c="7"/>-- alu_x_y</text:span></text:p>
            <text:p text:style-name="P1"><text:span text:style-name="T1"><text:s text:c="24"/></text:span><text:span text:style-name="T1">'1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FOOD, <text:s text:c="5"/>-- cg_sel</text:span></text:p>
            <text:p text:style-name="P1"><text:span text:style-name="T1"><text:s text:c="24"/></text:span><text:span text:style-name="T1">'0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0' report "fsm_m_done: " &amp; message;</text:span></text:p>
            <text:p text:style-name="P1"><text:span text:style-name="T1"><text:s text:c="16"/></text:span><text:span text:style-name="T1">when ADD_Y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0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1', <text:s text:c="7"/>-- alu_x_y</text:span></text:p>
            <text:p text:style-name="P1"><text:span text:style-name="T1"><text:s text:c="24"/></text:span><text:span text:style-name="T1">'1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FOOD, <text:s text:c="5"/>-- cg_sel</text:span></text:p>
            <text:p text:style-name="P1"><text:span text:style-name="T1"><text:s text:c="24"/></text:span><text:span text:style-name="T1">'0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0' report "fsm_m_done: " &amp; message;</text:span></text:p>
            <text:p text:style-name="P1"><text:span text:style-name="T1"><text:s text:c="16"/></text:span><text:span text:style-name="T1">when FOOD_OK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0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1', <text:s text:c="7"/>-- alu_x_y</text:span></text:p>
            <text:p text:style-name="P1"><text:span text:style-name="T1"><text:s text:c="24"/></text:span><text:span text:style-name="T1">'0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FOOD, <text:s text:c="5"/>-- cg_sel</text:span></text:p>
            <text:p text:style-name="P1"><text:span text:style-name="T1"><text:s text:c="24"/></text:span><text:span text:style-name="T1">'1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1' report "fsm_m_done: " &amp; message;</text:span></text:p>
            <text:p text:style-name="P1"><text:span text:style-name="T1"><text:s text:c="16"/></text:span><text:span text:style-name="T1">when others =&gt; null;</text:span></text:p>
            <text:p text:style-name="P1"><text:span text:style-name="T1"><text:s text:c="12"/></text:span><text:span text:style-name="T1">end case;</text:span></text:p>
            <text:p text:style-name="P1"><text:span text:style-name="T1"/></text:p>
            <text:p text:style-name="P1"><text:span text:style-name="T1"><text:s text:c="8"/></text:span><text:span text:style-name="T1">end procedure check_fsm_state;</text:span></text:p>
            <text:p text:style-name="P1"><text:span text:style-name="T1"/></text:p>
            <text:p text:style-name="P1"><text:span text:style-name="T1"><text:s text:c="8"/></text:span><text:span text:style-name="T1">procedure reset_activate is <text:s text:c="3"/>-- reset activation procedure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es &lt;= '1';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es &lt;= '0';</text:span></text:p>
            <text:p text:style-name="P1"><text:span text:style-name="T1"><text:s text:c="8"/></text:span><text:span text:style-name="T1">end procedure reset_activate;</text:span></text:p>
            <text:p text:style-name="P1"><text:span text:style-name="T1"/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--Test 1 - while fsm_m_start is 0 the state shoud be ready</text:span></text:p>
            <text:p text:style-name="P1"><text:span text:style-name="T1"><text:s text:c="8"/></text:span><text:span text:style-name="T1">reset_activate;</text:span></text:p>
            <text:p text:style-name="P1"><text:span text:style-name="T1"><text:s text:c="8"/></text:span><text:span text:style-name="T1">check_fsm_state(READY, "Failed test 001"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'1' <text:s text:c="4"/>-- ofc_of_x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ADY, "Failed test 002"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1', <text:s text:c="3"/>-- cmp_body_flag</text:span></text:p>
            <text:p text:style-name="P1"><text:span text:style-name="T1"><text:s text:c="12"/></text:span><text:span text:style-name="T1">'0' <text:s text:c="4"/>-- ofc_of_x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ADY, "Failed test 003"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1', <text:s text:c="3"/>-- cmp_body_flag</text:span></text:p>
            <text:p text:style-name="P1"><text:span text:style-name="T1"><text:s text:c="12"/></text:span><text:span text:style-name="T1">'1' <text:s text:c="4"/>-- ofc_of_x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ADY, "Failed test 004");</text:span></text:p>
            <text:p text:style-name="P1"><text:span text:style-name="T1"/></text:p>
            <text:p text:style-name="P1"><text:span text:style-name="T1"><text:s text:c="8"/></text:span><text:span text:style-name="T1">--Test 2 - when the state is Ready, changing fsm_m_start to 1 should</text:span></text:p>
            <text:p text:style-name="P1"><text:span text:style-name="T1"><text:s text:c="8"/></text:span><text:span text:style-name="T1">-- <text:s/>transition the fsm to the Gen_num state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1', <text:s text:c="3"/>-- cmp_body_flag</text:span></text:p>
            <text:p text:style-name="P1"><text:span text:style-name="T1"><text:s text:c="12"/></text:span><text:span text:style-name="T1">'0' <text:s text:c="4"/>-- ofc_of_x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GEN_NUM, "Failed test 005");</text:span></text:p>
            <text:p text:style-name="P1"><text:span text:style-name="T1"/></text:p>
            <text:p text:style-name="P1"><text:span text:style-name="T1"><text:s text:c="8"/></text:span><text:span text:style-name="T1">-- Test 3 - end then the fsm should automatically go to the ADD_X state</text:span></text:p>
            <text:p text:style-name="P1"><text:span text:style-name="T1"><text:s text:c="8"/></text:span><text:span text:style-name="T1">wait until falling_edge(clk_s);</text:span></text:p>
            <text:p text:style-name="P1"><text:span text:style-name="T1"/></text:p>
            <text:p text:style-name="P1"><text:span text:style-name="T1"><text:s text:c="8"/></text:span><text:span text:style-name="T1">check_fsm_state(ADD_X, "Failed test 006");</text:span></text:p>
            <text:p text:style-name="P1"><text:span text:style-name="T1"/></text:p>
            <text:p text:style-name="P1"><text:span text:style-name="T1"><text:s text:c="8"/></text:span><text:span text:style-name="T1">-- Test 4 - keeping cmp_body_flag on 0 and ofc_of_x on 1 should make the</text:span></text:p>
            <text:p text:style-name="P1"><text:span text:style-name="T1"><text:s text:c="8"/></text:span><text:span text:style-name="T1">-- <text:s/>fsm stay on the ADD_X state</text:span></text:p>
            <text:p text:style-name="P1"><text:span text:style-name="T1"/></text:p>
            <text:p text:style-name="P1"><text:span text:style-name="T1"><text:s text:c="8"/></text:span><text:span text:style-name="T1">wait until falling_edge(clk_s);</text:span></text:p>
            <text:p text:style-name="P1"><text:span text:style-name="T1"/></text:p>
            <text:p text:style-name="P1"><text:span text:style-name="T1"><text:s text:c="8"/></text:span><text:span text:style-name="T1">check_fsm_state(ADD_X, "Failed test 007");</text:span></text:p>
            <text:p text:style-name="P1"><text:span text:style-name="T1"/></text:p>
            <text:p text:style-name="P1"><text:span text:style-name="T1"><text:s text:c="8"/></text:span><text:span text:style-name="T1">-- Test 5 - making cmp_body_flag = 1 and pfc_of_x = 1 should make the</text:span></text:p>
            <text:p text:style-name="P1"><text:span text:style-name="T1"><text:s text:c="8"/></text:span><text:span text:style-name="T1">-- <text:s/>fsm go to the ADD_Y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1', <text:s text:c="3"/>-- cmp_body_flag</text:span></text:p>
            <text:p text:style-name="P1"><text:span text:style-name="T1"><text:s text:c="12"/></text:span><text:span text:style-name="T1">'1' <text:s text:c="4"/>-- ofc_of_x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ADD_Y, "Failed test 008"); --</text:span></text:p>
            <text:p text:style-name="P1"><text:span text:style-name="T1"/></text:p>
            <text:p text:style-name="P1"><text:span text:style-name="T1"><text:s text:c="8"/></text:span><text:span text:style-name="T1">-- Test 6 - keeping cmp_body_flag on 1 should make the fsm go back to</text:span></text:p>
            <text:p text:style-name="P1"><text:span text:style-name="T1"><text:s text:c="8"/></text:span><text:span text:style-name="T1">-- <text:s/>state ADD_X</text:span></text:p>
            <text:p text:style-name="P1"><text:span text:style-name="T1"/></text:p>
            <text:p text:style-name="P1"><text:span text:style-name="T1"><text:s text:c="8"/></text:span><text:span text:style-name="T1">wait until falling_edge(clk_s);</text:span></text:p>
            <text:p text:style-name="P1"><text:span text:style-name="T1"/></text:p>
            <text:p text:style-name="P1"><text:span text:style-name="T1"><text:s text:c="8"/></text:span><text:span text:style-name="T1">check_fsm_state(ADD_X, "Failed test 009");</text:span></text:p>
            <text:p text:style-name="P1"><text:span text:style-name="T1"/></text:p>
            <text:p text:style-name="P1"><text:span text:style-name="T1"><text:s text:c="8"/></text:span><text:span text:style-name="T1">-- Test 7 - making cmp_body_flag = 0 should make the fsm got to the</text:span></text:p>
            <text:p text:style-name="P1"><text:span text:style-name="T1"><text:s text:c="8"/></text:span><text:span text:style-name="T1">-- <text:s/>FOOD_OK state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'0' <text:s text:c="4"/>-- ofc_of_x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FOOD_OK, "Failed test 010");</text:span></text:p>
            <text:p text:style-name="P1"><text:span text:style-name="T1"/></text:p>
            <text:p text:style-name="P1"><text:span text:style-name="T1"><text:s text:c="8"/></text:span><text:span text:style-name="T1">-- Test 8 - now the fsm should go directly to the READY state</text:span></text:p>
            <text:p text:style-name="P1"><text:span text:style-name="T1"/></text:p>
            <text:p text:style-name="P1"><text:span text:style-name="T1"><text:s text:c="8"/></text:span><text:span text:style-name="T1">wait until falling_edge(clk_s);</text:span></text:p>
            <text:p text:style-name="P1"><text:span text:style-name="T1"/></text:p>
            <text:p text:style-name="P1"><text:span text:style-name="T1"><text:s text:c="8"/></text:span><text:span text:style-name="T1">check_fsm_state(READY, "Failed test 011");</text:span></text:p>
            <text:p text:style-name="P1"><text:span text:style-name="T1"/></text:p>
            <text:p text:style-name="P1"><text:span text:style-name="T1"><text:s text:c="8"/></text:span><text:span text:style-name="T1">-- Test 9 -- when rst we should go directly to the Ready state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'0' <text:s text:c="4"/>-- ofc_of_x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check_fsm_state(GEN_NUM, "Failed test 013");</text:span></text:p>
            <text:p text:style-name="P1"><text:span text:style-name="T1"/></text:p>
            <text:p text:style-name="P1"><text:span text:style-name="T1"><text:s text:c="8"/></text:span><text:span text:style-name="T1">wait until falling_edge(clk_s);</text:span></text:p>
            <text:p text:style-name="P1"><text:span text:style-name="T1"/></text:p>
            <text:p text:style-name="P1"><text:span text:style-name="T1"><text:s text:c="8"/></text:span><text:span text:style-name="T1">check_fsm_state(ADD_X, "Failed test 014");</text:span></text:p>
            <text:p text:style-name="P1"><text:span text:style-name="T1"/></text:p>
            <text:p text:style-name="P1"><text:span text:style-name="T1"><text:s text:c="8"/></text:span><text:span text:style-name="T1">reset_activate;</text:span></text:p>
            <text:p text:style-name="P1"><text:span text:style-name="T1"/></text:p>
            <text:p text:style-name="P1"><text:span text:style-name="T1"><text:s text:c="8"/></text:span><text:span text:style-name="T1">check_fsm_state(READY, "Failed test 015");</text:span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7" form:control-implementation="ooo:com.sun.star.form.component.TextField" xml:id="control7" form:id="control7" form:current-value="--******************************************************************************&#10;--*                                                                            *&#10;--* Title   : code_gen.vhd                                                     *&#10;--* Design  :                                                                  *&#10;--* Author  :                                                                  *&#10;--* Email   :                     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&#10;use work.snake_package.all;&#10;&#10;entity code_gen is&#10;    port (&#10;        ctrl_ctrl   : in datapath_ctrl_flags;&#10;        value       : out STD_LOGIC_VECTOR(7 DOWNTO 0)&#10;    );&#10;end code_gen;&#10;&#10;architecture arch of code_gen is&#10;begin&#10;&#10;    upd_output: process (ctrl_ctrl.cg_sel)&#10;    begin&#10;        case ctrl_ctrl.cg_sel is&#10;            when BLANK      =&gt; value &lt;= BLANK_VEC;&#10;            when FOOD       =&gt; value &lt;= FOOD_VEC;&#10;            when S_BODY     =&gt; value &lt;= BODY_VEC;&#10;            when HEAD_UP    =&gt; value &lt;= HEAD_UP_VEC;&#10;            when HEAD_DOWN  =&gt; value &lt;= HEAD_DOWN_VEC;&#10;            when HEAD_LEFT  =&gt; value &lt;= HEAD_LEFT_VEC;&#10;            when HEAD_RIGHT =&gt; value &lt;= HEAD_RIGHT_VEC;&#10;            when others     =&gt; null;&#10;        end case;&#10;    end process;&#10;&#10;end arch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>--* <text:s text:c="75"/>*</text:span></text:p>
            <text:p text:style-name="P1"><text:span text:style-name="T1">--* Title <text:s text:c="2"/>: code_gen.vhd <text:s text:c="52"/>*</text:span></text:p>
            <text:p text:style-name="P1"><text:span text:style-name="T1">--* Design <text:s/>: <text:s text:c="65"/>*</text:span></text:p>
            <text:p text:style-name="P1"><text:span text:style-name="T1">--* Author <text:s/>: <text:s text:c="65"/>*</text:span></text:p>
            <text:p text:style-name="P1"><text:span text:style-name="T1">--* Email <text:s text:c="2"/>: <text:s text:c="65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code_gen is</text:span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trl_ctrl <text:s text:c="2"/>: in datapath_ctrl_flags;</text:span></text:p>
            <text:p text:style-name="P1"><text:span text:style-name="T1"><text:s text:c="8"/></text:span><text:span text:style-name="T1">value <text:s text:c="6"/>: out STD_LOGIC_VECTOR(7 DOWNTO 0)</text:span></text:p>
            <text:p text:style-name="P1"><text:span text:style-name="T1"><text:s text:c="4"/></text:span><text:span text:style-name="T1">);</text:span></text:p>
            <text:p text:style-name="P1"><text:span text:style-name="T1">end code_gen;</text:span></text:p>
            <text:p text:style-name="P1"><text:span text:style-name="T1"/></text:p>
            <text:p text:style-name="P1"><text:span text:style-name="T1">architecture arch of code_gen is</text:span></text:p>
            <text:p text:style-name="P1"><text:span text:style-name="T1">begin</text:span></text:p>
            <text:p text:style-name="P1"><text:span text:style-name="T1"/></text:p>
            <text:p text:style-name="P1"><text:span text:style-name="T1"><text:s text:c="4"/></text:span><text:span text:style-name="T1">upd_output: process (ctrl_ctrl.cg_sel)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case ctrl_ctrl.cg_sel is</text:span></text:p>
            <text:p text:style-name="P1"><text:span text:style-name="T1"><text:s text:c="12"/></text:span><text:span text:style-name="T1">when BLANK <text:s text:c="5"/>=&gt; value &lt;= BLANK_VEC;</text:span></text:p>
            <text:p text:style-name="P1"><text:span text:style-name="T1"><text:s text:c="12"/></text:span><text:span text:style-name="T1">when FOOD <text:s text:c="6"/>=&gt; value &lt;= FOOD_VEC;</text:span></text:p>
            <text:p text:style-name="P1"><text:span text:style-name="T1"><text:s text:c="12"/></text:span><text:span text:style-name="T1">when S_BODY <text:s text:c="4"/>=&gt; value &lt;= BODY_VEC;</text:span></text:p>
            <text:p text:style-name="P1"><text:span text:style-name="T1"><text:s text:c="12"/></text:span><text:span text:style-name="T1">when HEAD_UP <text:s text:c="3"/>=&gt; value &lt;= HEAD_UP_VEC;</text:span></text:p>
            <text:p text:style-name="P1"><text:span text:style-name="T1"><text:s text:c="12"/></text:span><text:span text:style-name="T1">when HEAD_DOWN <text:s/>=&gt; value &lt;= HEAD_DOWN_VEC;</text:span></text:p>
            <text:p text:style-name="P1"><text:span text:style-name="T1"><text:s text:c="12"/></text:span><text:span text:style-name="T1">when HEAD_LEFT <text:s/>=&gt; value &lt;= HEAD_LEFT_VEC;</text:span></text:p>
            <text:p text:style-name="P1"><text:span text:style-name="T1"><text:s text:c="12"/></text:span><text:span text:style-name="T1">when HEAD_RIGHT =&gt; value &lt;= HEAD_RIGHT_VEC;</text:span></text:p>
            <text:p text:style-name="P1"><text:span text:style-name="T1"><text:s text:c="12"/></text:span><text:span text:style-name="T1">when others <text:s text:c="4"/>=&gt; null;</text:span></text:p>
            <text:p text:style-name="P1"><text:span text:style-name="T1"><text:s text:c="8"/></text:span><text:span text:style-name="T1">end case;</text:span></text:p>
            <text:p text:style-name="P1"><text:span text:style-name="T1"><text:s text:c="4"/></text:span><text:span text:style-name="T1">end process;</text:span></text:p>
            <text:p text:style-name="P1"><text:span text:style-name="T1"/></text:p>
            <text:p text:style-name="P1"><text:span text:style-name="T1">end arch;</text:span></text:p>
            <text:p text:style-name="P1"><text:span text:style-name="T1"/></text:p>
          </form:textarea>
          <form:textarea form:name="Caixa de texto 4" form:control-implementation="ooo:com.sun.star.form.component.TextField" xml:id="control8" form:id="control8" form:current-value="Todo o comportamento esperado está descrito no código de geração de estímulos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Todo o comportamento esperado está descrito no código de geração de estímulos.</text:span></text:p>
          </form:textarea>
          <form:textarea form:name="Caixa de texto 5" form:control-implementation="ooo:com.sun.star.form.component.TextField" xml:id="control9" form:id="control9" form:current-value="--******************************************************************************&#10;--*                                                                            *&#10;--* Title   : fsm_step.vhd        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std_logic_arith.all;&#10;use IEEE.std_logic_unsigned.all;&#10;&#10;use work.snake_package.all;&#10;&#10;entity fsm_step is&#10;    port (&#10;        clk             : in STD_LOGIC;&#10;        res             : in STD_LOGIC;&#10;        fsm_m_start     : in STD_LOGIC;&#10;        cmp_body_flag   : in STD_LOGIC;&#10;        sys_direction   : in direction;&#10;        cmp_flags       : in STD_LOGIC_VECTOR(1 downto 0);&#10;        dp_ctrl         : out datapath_ctrl_flags;&#10;        fsm_m_done      : out STD_LOGIC;&#10;        fsm_m_game_over : out STD_LOGIC&#10;    );&#10;end fsm_step;&#10;&#10;architecture arch of fsm_step is&#10;    type STATE_TYPE_INIT is (&#10;        READY, NEW_POSITION, CHECK, POP_WRITE_TAIL&#10;    );&#10;&#10;    signal STATE, NEXT_STATE: STATE_TYPE_INIT;&#10;&#10;begin&#10;    upd_state:  process (clk)&#10;    begin&#10;        if clk'event and clk = '1' then&#10;            if(res = '1') then&#10;                STATE &lt;= READY;&#10;            else&#10;                case STATE is&#10;                    when READY =&gt;&#10;                        if (fsm_m_start = '1') then&#10;                            STATE &lt;= NEW_POSITION;&#10;                        else&#10;                            STATE &lt;= READY;&#10;                        end if;&#10;&#10;                    when NEW_POSITION =&gt;&#10;                        STATE &lt;= CHECK;&#10;&#10;                    when CHECK =&gt;&#10;                        if (cmp_body_flag = '1') then&#10;                            STATE &lt;= READY;&#10;                        else&#10;                            STATE &lt;= POP_WRITE_TAIL;&#10;                        end if;&#10;&#10;                    when POP_WRITE_TAIL =&gt;&#10;                        STATE &lt;= READY;&#10;                    when others =&gt; null;&#10;                end case;&#10;            end if;&#10;        end if;&#10;    end process;&#10;&#10;    upd_state_output:  process (&#10;        fsm_m_start, cmp_body_flag, sys_direction, cmp_flags, STATE&#10;    )&#10;    begin&#10;        case STATE is&#10;            when READY =&gt;&#10;                dp_ctrl.ng_one_gen      &lt;= '0';&#10;                dp_ctrl.ng_pos_neg      &lt;= '0';&#10;                dp_ctrl.ng_one_three    &lt;= '0';&#10;                dp_ctrl.alu_x_y         &lt;= '0';&#10;                dp_ctrl.alu_pass_calc   &lt;= '0';&#10;                dp_ctrl.rb_head_en      &lt;= '0';&#10;                dp_ctrl.rb_reg2_en      &lt;= '0';&#10;                dp_ctrl.rb_fifo_en      &lt;= '0';&#10;                dp_ctrl.rb_fifo_pop     &lt;= '0';&#10;                dp_ctrl.rb_out_sel      &lt;= HEAD_OUT;&#10;                dp_ctrl.mem_w_e         &lt;= '0';&#10;                fsm_m_done              &lt;= '0';&#10;                fsm_m_game_over         &lt;= '0';&#10;&#10;                if (fsm_m_start = '0') then&#10;                    dp_ctrl.cg_sel &lt;= BLANK;&#10;                end if;&#10;&#10;            when NEW_POSITION =&gt;&#10;                dp_ctrl.ng_one_gen      &lt;= '0';&#10;                dp_ctrl.ng_one_three    &lt;= '0';&#10;                dp_ctrl.alu_pass_calc   &lt;= '1';&#10;                dp_ctrl.rb_head_en      &lt;= '1';&#10;                dp_ctrl.rb_reg2_en      &lt;= '0';&#10;                dp_ctrl.rb_fifo_en      &lt;= '1';&#10;                dp_ctrl.rb_fifo_pop     &lt;= '0';&#10;                dp_ctrl.rb_out_sel      &lt;= HEAD_OUT;&#10;                dp_ctrl.cg_sel          &lt;= BLANK;&#10;                dp_ctrl.mem_w_e         &lt;= '0';&#10;&#10;                if (sys_direction = S_LEFT) then&#10;                    dp_ctrl.ng_pos_neg  &lt;= '1';&#10;                    dp_ctrl.alu_x_y     &lt;= '0';&#10;                elsif (sys_direction = S_RIGHT) then&#10;                    dp_ctrl.ng_pos_neg  &lt;= '0';&#10;                    dp_ctrl.alu_x_y     &lt;= '0';&#10;                elsif (sys_direction = S_UP) then&#10;                    dp_ctrl.ng_pos_neg  &lt;= '1';&#10;                    dp_ctrl.alu_x_y     &lt;= '1';&#10;                elsif (sys_direction = S_DOWN) then&#10;                    dp_ctrl.ng_pos_neg  &lt;= '0';&#10;                    dp_ctrl.alu_x_y     &lt;= '1';&#10;                end if;&#10;&#10;            when CHECK =&gt;&#10;                dp_ctrl.ng_one_gen      &lt;= '0';&#10;                dp_ctrl.ng_pos_neg      &lt;= '0';&#10;                dp_ctrl.ng_one_three    &lt;= '0';&#10;                dp_ctrl.alu_x_y         &lt;= '0';&#10;                dp_ctrl.alu_pass_calc   &lt;= '0';&#10;                dp_ctrl.rb_head_en      &lt;= '0';&#10;                dp_ctrl.rb_reg2_en      &lt;= '0';&#10;                dp_ctrl.rb_fifo_en      &lt;= '0';&#10;                dp_ctrl.rb_fifo_pop     &lt;= '0';&#10;                dp_ctrl.rb_out_sel      &lt;= HEAD_OUT;&#10;                dp_ctrl.mem_w_e         &lt;= '1';&#10;&#10;                if (cmp_flags = &quot;00&quot;) then&#10;                    fsm_m_game_over &lt;= '0';&#10;                elsif (cmp_flags = &quot;10&quot;) then&#10;                    fsm_m_done &lt;= '1';&#10;                else&#10;                    fsm_m_game_over &lt;= '1';&#10;                end if;&#10;&#10;                if (sys_direction = S_LEFT) then&#10;                    dp_ctrl.cg_sel &lt;= HEAD_LEFT;&#10;                elsif (sys_direction = S_RIGHT) then&#10;                    dp_ctrl.cg_sel &lt;= HEAD_RIGHT;&#10;                elsif (sys_direction = S_UP) then&#10;                    dp_ctrl.cg_sel &lt;= HEAD_UP;&#10;                elsif (sys_direction = S_DOWN) then&#10;                    dp_ctrl.cg_sel &lt;= HEAD_DOWN;&#10;                end if;&#10;&#10;            when POP_WRITE_TAIL =&gt;&#10;                dp_ctrl.ng_one_gen      &lt;= '0';&#10;                dp_ctrl.ng_pos_neg      &lt;= '0';&#10;                dp_ctrl.ng_one_three    &lt;= '0';&#10;                dp_ctrl.alu_x_y         &lt;= '0';&#10;                dp_ctrl.alu_pass_calc   &lt;= '0';&#10;                dp_ctrl.rb_head_en      &lt;= '0';&#10;                dp_ctrl.rb_reg2_en      &lt;= '0';&#10;                dp_ctrl.rb_fifo_en      &lt;= '0';&#10;                dp_ctrl.rb_fifo_pop     &lt;= '1';&#10;                dp_ctrl.rb_out_sel      &lt;= FIFO_OUT;&#10;                dp_ctrl.cg_sel          &lt;= BLANK;&#10;                dp_ctrl.mem_w_e         &lt;= '1';&#10;                fsm_m_done              &lt;= '1';&#10;            when others =&gt; null;&#10;        end case;&#10;    end process;&#10;&#10;end arch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Title <text:s text:c="2"/>: fsm_step.vhd <text:s text:c="52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std_logic_arith.all;</text:span></text:p>
            <text:p text:style-name="P1"><text:span text:style-name="T1">use IEEE.std_logic_unsigne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fsm_step is</text:span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lk <text:s text:c="12"/>: in STD_LOGIC;</text:span></text:p>
            <text:p text:style-name="P1"><text:span text:style-name="T1"><text:s text:c="8"/></text:span><text:span text:style-name="T1">res <text:s text:c="12"/>: in STD_LOGIC;</text:span></text:p>
            <text:p text:style-name="P1"><text:span text:style-name="T1"><text:s text:c="8"/></text:span><text:span text:style-name="T1">fsm_m_start <text:s text:c="4"/>: in STD_LOGIC;</text:span></text:p>
            <text:p text:style-name="P1"><text:span text:style-name="T1"><text:s text:c="8"/></text:span><text:span text:style-name="T1">cmp_body_flag <text:s text:c="2"/>: in STD_LOGIC;</text:span></text:p>
            <text:p text:style-name="P1"><text:span text:style-name="T1"><text:s text:c="8"/></text:span><text:span text:style-name="T1">sys_direction <text:s text:c="2"/>: in direction;</text:span></text:p>
            <text:p text:style-name="P1"><text:span text:style-name="T1"><text:s text:c="8"/></text:span><text:span text:style-name="T1">cmp_flags <text:s text:c="6"/>: in STD_LOGIC_VECTOR(1 downto 0);</text:span></text:p>
            <text:p text:style-name="P1"><text:span text:style-name="T1"><text:s text:c="8"/></text:span><text:span text:style-name="T1">dp_ctrl <text:s text:c="8"/>: out datapath_ctrl_flags;</text:span></text:p>
            <text:p text:style-name="P1"><text:span text:style-name="T1"><text:s text:c="8"/></text:span><text:span text:style-name="T1">fsm_m_done <text:s text:c="5"/>: out STD_LOGIC;</text:span></text:p>
            <text:p text:style-name="P1"><text:span text:style-name="T1"><text:s text:c="8"/></text:span><text:span text:style-name="T1">fsm_m_game_over : out STD_LOGIC</text:span></text:p>
            <text:p text:style-name="P1"><text:span text:style-name="T1"><text:s text:c="4"/></text:span><text:span text:style-name="T1">);</text:span></text:p>
            <text:p text:style-name="P1"><text:span text:style-name="T1">end fsm_step;</text:span></text:p>
            <text:p text:style-name="P1"><text:span text:style-name="T1"/></text:p>
            <text:p text:style-name="P1"><text:span text:style-name="T1">architecture arch of fsm_step is</text:span></text:p>
            <text:p text:style-name="P1"><text:span text:style-name="T1"><text:s text:c="4"/></text:span><text:span text:style-name="T1">type STATE_TYPE_INIT is (</text:span></text:p>
            <text:p text:style-name="P1"><text:span text:style-name="T1"><text:s text:c="8"/></text:span><text:span text:style-name="T1">READY, NEW_POSITION, CHECK, POP_WRITE_TAIL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gnal STATE, NEXT_STATE: STATE_TYPE_INIT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upd_state: <text:s/>process (clk)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if clk'event and clk = '1' then</text:span></text:p>
            <text:p text:style-name="P1"><text:span text:style-name="T1"><text:s text:c="12"/></text:span><text:span text:style-name="T1">if(res = '1') then</text:span></text:p>
            <text:p text:style-name="P1"><text:span text:style-name="T1"><text:s text:c="16"/></text:span><text:span text:style-name="T1">STATE &lt;= READY;</text:span></text:p>
            <text:p text:style-name="P1"><text:span text:style-name="T1"><text:s text:c="12"/></text:span><text:span text:style-name="T1">else</text:span></text:p>
            <text:p text:style-name="P1"><text:span text:style-name="T1"><text:s text:c="16"/></text:span><text:span text:style-name="T1">case STATE is</text:span></text:p>
            <text:p text:style-name="P1"><text:span text:style-name="T1"><text:s text:c="20"/></text:span><text:span text:style-name="T1">when READY =&gt;</text:span></text:p>
            <text:p text:style-name="P1"><text:span text:style-name="T1"><text:s text:c="24"/></text:span><text:span text:style-name="T1">if (fsm_m_start = '1') then</text:span></text:p>
            <text:p text:style-name="P1"><text:span text:style-name="T1"><text:s text:c="28"/></text:span><text:span text:style-name="T1">STATE &lt;= NEW_POSITION;</text:span></text:p>
            <text:p text:style-name="P1"><text:span text:style-name="T1"><text:s text:c="24"/></text:span><text:span text:style-name="T1">else</text:span></text:p>
            <text:p text:style-name="P1"><text:span text:style-name="T1"><text:s text:c="28"/></text:span><text:span text:style-name="T1">STATE &lt;= READY;</text:span></text:p>
            <text:p text:style-name="P1"><text:span text:style-name="T1"><text:s text:c="24"/></text:span><text:span text:style-name="T1">end if;</text:span></text:p>
            <text:p text:style-name="P1"><text:span text:style-name="T1"/></text:p>
            <text:p text:style-name="P1"><text:span text:style-name="T1"><text:s text:c="20"/></text:span><text:span text:style-name="T1">when NEW_POSITION =&gt;</text:span></text:p>
            <text:p text:style-name="P1"><text:span text:style-name="T1"><text:s text:c="24"/></text:span><text:span text:style-name="T1">STATE &lt;= CHECK;</text:span></text:p>
            <text:p text:style-name="P1"><text:span text:style-name="T1"/></text:p>
            <text:p text:style-name="P1"><text:span text:style-name="T1"><text:s text:c="20"/></text:span><text:span text:style-name="T1">when CHECK =&gt;</text:span></text:p>
            <text:p text:style-name="P1"><text:span text:style-name="T1"><text:s text:c="24"/></text:span><text:span text:style-name="T1">if (cmp_body_flag = '1') then</text:span></text:p>
            <text:p text:style-name="P1"><text:span text:style-name="T1"><text:s text:c="28"/></text:span><text:span text:style-name="T1">STATE &lt;= READY;</text:span></text:p>
            <text:p text:style-name="P1"><text:span text:style-name="T1"><text:s text:c="24"/></text:span><text:span text:style-name="T1">else</text:span></text:p>
            <text:p text:style-name="P1"><text:span text:style-name="T1"><text:s text:c="28"/></text:span><text:span text:style-name="T1">STATE &lt;= POP_WRITE_TAIL;</text:span></text:p>
            <text:p text:style-name="P1"><text:span text:style-name="T1"><text:s text:c="24"/></text:span><text:span text:style-name="T1">end if;</text:span></text:p>
            <text:p text:style-name="P1"><text:span text:style-name="T1"/></text:p>
            <text:p text:style-name="P1"><text:span text:style-name="T1"><text:s text:c="20"/></text:span><text:span text:style-name="T1">when POP_WRITE_TAIL =&gt;</text:span></text:p>
            <text:p text:style-name="P1"><text:span text:style-name="T1"><text:s text:c="24"/></text:span><text:span text:style-name="T1">STATE &lt;= READY;</text:span></text:p>
            <text:p text:style-name="P1"><text:span text:style-name="T1"><text:s text:c="20"/></text:span><text:span text:style-name="T1">when others =&gt; null;</text:span></text:p>
            <text:p text:style-name="P1"><text:span text:style-name="T1"><text:s text:c="16"/></text:span><text:span text:style-name="T1">end case;</text:span></text:p>
            <text:p text:style-name="P1"><text:span text:style-name="T1"><text:s text:c="12"/></text:span><text:span text:style-name="T1">end if;</text:span></text:p>
            <text:p text:style-name="P1"><text:span text:style-name="T1"><text:s text:c="8"/></text:span><text:span text:style-name="T1">end if;</text:span></text:p>
            <text:p text:style-name="P1"><text:span text:style-name="T1"><text:s text:c="4"/></text:span><text:span text:style-name="T1">end process;</text:span></text:p>
            <text:p text:style-name="P1"><text:span text:style-name="T1"/></text:p>
            <text:p text:style-name="P1"><text:span text:style-name="T1"><text:s text:c="4"/></text:span><text:span text:style-name="T1">upd_state_output: <text:s/>process (</text:span></text:p>
            <text:p text:style-name="P1"><text:span text:style-name="T1"><text:s text:c="8"/></text:span><text:span text:style-name="T1">fsm_m_start, cmp_body_flag, sys_direction, cmp_flags, STATE</text:span></text:p>
            <text:p text:style-name="P1"><text:span text:style-name="T1"><text:s text:c="4"/></text:span><text:span text:style-name="T1">)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case STATE is</text:span></text:p>
            <text:p text:style-name="P1"><text:span text:style-name="T1"><text:s text:c="12"/></text:span><text:span text:style-name="T1">when READY =&gt;</text:span></text:p>
            <text:p text:style-name="P1"><text:span text:style-name="T1"><text:s text:c="16"/></text:span><text:span text:style-name="T1">dp_ctrl.ng_one_gen <text:s text:c="5"/>&lt;= '0';</text:span></text:p>
            <text:p text:style-name="P1"><text:span text:style-name="T1"><text:s text:c="16"/></text:span><text:span text:style-name="T1">dp_ctrl.ng_pos_neg <text:s text:c="5"/>&lt;= '0';</text:span></text:p>
            <text:p text:style-name="P1"><text:span text:style-name="T1"><text:s text:c="16"/></text:span><text:span text:style-name="T1">dp_ctrl.ng_one_three <text:s text:c="3"/>&lt;= '0';</text:span></text:p>
            <text:p text:style-name="P1"><text:span text:style-name="T1"><text:s text:c="16"/></text:span><text:span text:style-name="T1">dp_ctrl.alu_x_y <text:s text:c="8"/>&lt;= '0';</text:span></text:p>
            <text:p text:style-name="P1"><text:span text:style-name="T1"><text:s text:c="16"/></text:span><text:span text:style-name="T1">dp_ctrl.alu_pass_calc <text:s text:c="2"/>&lt;= '0';</text:span></text:p>
            <text:p text:style-name="P1"><text:span text:style-name="T1"><text:s text:c="16"/></text:span><text:span text:style-name="T1">dp_ctrl.rb_head_en <text:s text:c="5"/>&lt;= '0';</text:span></text:p>
            <text:p text:style-name="P1"><text:span text:style-name="T1"><text:s text:c="16"/></text:span><text:span text:style-name="T1">dp_ctrl.rb_reg2_en <text:s text:c="5"/>&lt;= '0';</text:span></text:p>
            <text:p text:style-name="P1"><text:span text:style-name="T1"><text:s text:c="16"/></text:span><text:span text:style-name="T1">dp_ctrl.rb_fifo_en <text:s text:c="5"/>&lt;= '0';</text:span></text:p>
            <text:p text:style-name="P1"><text:span text:style-name="T1"><text:s text:c="16"/></text:span><text:span text:style-name="T1">dp_ctrl.rb_fifo_pop <text:s text:c="4"/>&lt;= '0';</text:span></text:p>
            <text:p text:style-name="P1"><text:span text:style-name="T1"><text:s text:c="16"/></text:span><text:span text:style-name="T1">dp_ctrl.rb_out_sel <text:s text:c="5"/>&lt;= HEAD_OUT;</text:span></text:p>
            <text:p text:style-name="P1"><text:span text:style-name="T1"><text:s text:c="16"/></text:span><text:span text:style-name="T1">dp_ctrl.mem_w_e <text:s text:c="8"/>&lt;= '0';</text:span></text:p>
            <text:p text:style-name="P1"><text:span text:style-name="T1"><text:s text:c="16"/></text:span><text:span text:style-name="T1">fsm_m_done <text:s text:c="13"/>&lt;= '0';</text:span></text:p>
            <text:p text:style-name="P1"><text:span text:style-name="T1"><text:s text:c="16"/></text:span><text:span text:style-name="T1">fsm_m_game_over <text:s text:c="8"/>&lt;= '0';</text:span></text:p>
            <text:p text:style-name="P1"><text:span text:style-name="T1"/></text:p>
            <text:p text:style-name="P1"><text:span text:style-name="T1"><text:s text:c="16"/></text:span><text:span text:style-name="T1">if (fsm_m_start = '0') then</text:span></text:p>
            <text:p text:style-name="P1"><text:span text:style-name="T1"><text:s text:c="20"/></text:span><text:span text:style-name="T1">dp_ctrl.cg_sel &lt;= BLANK;</text:span></text:p>
            <text:p text:style-name="P1"><text:span text:style-name="T1"><text:s text:c="16"/></text:span><text:span text:style-name="T1">end if;</text:span></text:p>
            <text:p text:style-name="P1"><text:span text:style-name="T1"/></text:p>
            <text:p text:style-name="P1"><text:span text:style-name="T1"><text:s text:c="12"/></text:span><text:span text:style-name="T1">when NEW_POSITION =&gt;</text:span></text:p>
            <text:p text:style-name="P1"><text:span text:style-name="T1"><text:s text:c="16"/></text:span><text:span text:style-name="T1">dp_ctrl.ng_one_gen <text:s text:c="5"/>&lt;= '0';</text:span></text:p>
            <text:p text:style-name="P1"><text:span text:style-name="T1"><text:s text:c="16"/></text:span><text:span text:style-name="T1">dp_ctrl.ng_one_three <text:s text:c="3"/>&lt;= '0';</text:span></text:p>
            <text:p text:style-name="P1"><text:span text:style-name="T1"><text:s text:c="16"/></text:span><text:span text:style-name="T1">dp_ctrl.alu_pass_calc <text:s text:c="2"/>&lt;= '1';</text:span></text:p>
            <text:p text:style-name="P1"><text:span text:style-name="T1"><text:s text:c="16"/></text:span><text:span text:style-name="T1">dp_ctrl.rb_head_en <text:s text:c="5"/>&lt;= '1';</text:span></text:p>
            <text:p text:style-name="P1"><text:span text:style-name="T1"><text:s text:c="16"/></text:span><text:span text:style-name="T1">dp_ctrl.rb_reg2_en <text:s text:c="5"/>&lt;= '0';</text:span></text:p>
            <text:p text:style-name="P1"><text:span text:style-name="T1"><text:s text:c="16"/></text:span><text:span text:style-name="T1">dp_ctrl.rb_fifo_en <text:s text:c="5"/>&lt;= '1';</text:span></text:p>
            <text:p text:style-name="P1"><text:span text:style-name="T1"><text:s text:c="16"/></text:span><text:span text:style-name="T1">dp_ctrl.rb_fifo_pop <text:s text:c="4"/>&lt;= '0';</text:span></text:p>
            <text:p text:style-name="P1"><text:span text:style-name="T1"><text:s text:c="16"/></text:span><text:span text:style-name="T1">dp_ctrl.rb_out_sel <text:s text:c="5"/>&lt;= HEAD_OUT;</text:span></text:p>
            <text:p text:style-name="P1"><text:span text:style-name="T1"><text:s text:c="16"/></text:span><text:span text:style-name="T1">dp_ctrl.cg_sel <text:s text:c="9"/>&lt;= BLANK;</text:span></text:p>
            <text:p text:style-name="P1"><text:span text:style-name="T1"><text:s text:c="16"/></text:span><text:span text:style-name="T1">dp_ctrl.mem_w_e <text:s text:c="8"/>&lt;= '0';</text:span></text:p>
            <text:p text:style-name="P1"><text:span text:style-name="T1"/></text:p>
            <text:p text:style-name="P1"><text:span text:style-name="T1"><text:s text:c="16"/></text:span><text:span text:style-name="T1">if (sys_direction = S_LEFT) then</text:span></text:p>
            <text:p text:style-name="P1"><text:span text:style-name="T1"><text:s text:c="20"/></text:span><text:span text:style-name="T1">dp_ctrl.ng_pos_neg <text:s/>&lt;= '1';</text:span></text:p>
            <text:p text:style-name="P1"><text:span text:style-name="T1"><text:s text:c="20"/></text:span><text:span text:style-name="T1">dp_ctrl.alu_x_y <text:s text:c="4"/>&lt;= '0';</text:span></text:p>
            <text:p text:style-name="P1"><text:span text:style-name="T1"><text:s text:c="16"/></text:span><text:span text:style-name="T1">elsif (sys_direction = S_RIGHT) then</text:span></text:p>
            <text:p text:style-name="P1"><text:span text:style-name="T1"><text:s text:c="20"/></text:span><text:span text:style-name="T1">dp_ctrl.ng_pos_neg <text:s/>&lt;= '0';</text:span></text:p>
            <text:p text:style-name="P1"><text:span text:style-name="T1"><text:s text:c="20"/></text:span><text:span text:style-name="T1">dp_ctrl.alu_x_y <text:s text:c="4"/>&lt;= '0';</text:span></text:p>
            <text:p text:style-name="P1"><text:span text:style-name="T1"><text:s text:c="16"/></text:span><text:span text:style-name="T1">elsif (sys_direction = S_UP) then</text:span></text:p>
            <text:p text:style-name="P1"><text:span text:style-name="T1"><text:s text:c="20"/></text:span><text:span text:style-name="T1">dp_ctrl.ng_pos_neg <text:s/>&lt;= '1';</text:span></text:p>
            <text:p text:style-name="P1"><text:span text:style-name="T1"><text:s text:c="20"/></text:span><text:span text:style-name="T1">dp_ctrl.alu_x_y <text:s text:c="4"/>&lt;= '1';</text:span></text:p>
            <text:p text:style-name="P1"><text:span text:style-name="T1"><text:s text:c="16"/></text:span><text:span text:style-name="T1">elsif (sys_direction = S_DOWN) then</text:span></text:p>
            <text:p text:style-name="P1"><text:span text:style-name="T1"><text:s text:c="20"/></text:span><text:span text:style-name="T1">dp_ctrl.ng_pos_neg <text:s/>&lt;= '0';</text:span></text:p>
            <text:p text:style-name="P1"><text:span text:style-name="T1"><text:s text:c="20"/></text:span><text:span text:style-name="T1">dp_ctrl.alu_x_y <text:s text:c="4"/>&lt;= '1';</text:span></text:p>
            <text:p text:style-name="P1"><text:span text:style-name="T1"><text:s text:c="16"/></text:span><text:span text:style-name="T1">end if;</text:span></text:p>
            <text:p text:style-name="P1"><text:span text:style-name="T1"/></text:p>
            <text:p text:style-name="P1"><text:span text:style-name="T1"><text:s text:c="12"/></text:span><text:span text:style-name="T1">when CHECK =&gt;</text:span></text:p>
            <text:p text:style-name="P1"><text:span text:style-name="T1"><text:s text:c="16"/></text:span><text:span text:style-name="T1">dp_ctrl.ng_one_gen <text:s text:c="5"/>&lt;= '0';</text:span></text:p>
            <text:p text:style-name="P1"><text:span text:style-name="T1"><text:s text:c="16"/></text:span><text:span text:style-name="T1">dp_ctrl.ng_pos_neg <text:s text:c="5"/>&lt;= '0';</text:span></text:p>
            <text:p text:style-name="P1"><text:span text:style-name="T1"><text:s text:c="16"/></text:span><text:span text:style-name="T1">dp_ctrl.ng_one_three <text:s text:c="3"/>&lt;= '0';</text:span></text:p>
            <text:p text:style-name="P1"><text:span text:style-name="T1"><text:s text:c="16"/></text:span><text:span text:style-name="T1">dp_ctrl.alu_x_y <text:s text:c="8"/>&lt;= '0';</text:span></text:p>
            <text:p text:style-name="P1"><text:span text:style-name="T1"><text:s text:c="16"/></text:span><text:span text:style-name="T1">dp_ctrl.alu_pass_calc <text:s text:c="2"/>&lt;= '0';</text:span></text:p>
            <text:p text:style-name="P1"><text:span text:style-name="T1"><text:s text:c="16"/></text:span><text:span text:style-name="T1">dp_ctrl.rb_head_en <text:s text:c="5"/>&lt;= '0';</text:span></text:p>
            <text:p text:style-name="P1"><text:span text:style-name="T1"><text:s text:c="16"/></text:span><text:span text:style-name="T1">dp_ctrl.rb_reg2_en <text:s text:c="5"/>&lt;= '0';</text:span></text:p>
            <text:p text:style-name="P1"><text:span text:style-name="T1"><text:s text:c="16"/></text:span><text:span text:style-name="T1">dp_ctrl.rb_fifo_en <text:s text:c="5"/>&lt;= '0';</text:span></text:p>
            <text:p text:style-name="P1"><text:span text:style-name="T1"><text:s text:c="16"/></text:span><text:span text:style-name="T1">dp_ctrl.rb_fifo_pop <text:s text:c="4"/>&lt;= '0';</text:span></text:p>
            <text:p text:style-name="P1"><text:span text:style-name="T1"><text:s text:c="16"/></text:span><text:span text:style-name="T1">dp_ctrl.rb_out_sel <text:s text:c="5"/>&lt;= HEAD_OUT;</text:span></text:p>
            <text:p text:style-name="P1"><text:span text:style-name="T1"><text:s text:c="16"/></text:span><text:span text:style-name="T1">dp_ctrl.mem_w_e <text:s text:c="8"/>&lt;= '1';</text:span></text:p>
            <text:p text:style-name="P1"><text:span text:style-name="T1"/></text:p>
            <text:p text:style-name="P1"><text:span text:style-name="T1"><text:s text:c="16"/></text:span><text:span text:style-name="T1">if (cmp_flags = "00") then</text:span></text:p>
            <text:p text:style-name="P1"><text:span text:style-name="T1"><text:s text:c="20"/></text:span><text:span text:style-name="T1">fsm_m_game_over &lt;= '0';</text:span></text:p>
            <text:p text:style-name="P1"><text:span text:style-name="T1"><text:s text:c="16"/></text:span><text:span text:style-name="T1">elsif (cmp_flags = "10") then</text:span></text:p>
            <text:p text:style-name="P1"><text:span text:style-name="T1"><text:s text:c="20"/></text:span><text:span text:style-name="T1">fsm_m_done &lt;= '1';</text:span></text:p>
            <text:p text:style-name="P1"><text:span text:style-name="T1"><text:s text:c="16"/></text:span><text:span text:style-name="T1">else</text:span></text:p>
            <text:p text:style-name="P1"><text:span text:style-name="T1"><text:s text:c="20"/></text:span><text:span text:style-name="T1">fsm_m_game_over &lt;= '1';</text:span></text:p>
            <text:p text:style-name="P1"><text:span text:style-name="T1"><text:s text:c="16"/></text:span><text:span text:style-name="T1">end if;</text:span></text:p>
            <text:p text:style-name="P1"><text:span text:style-name="T1"/></text:p>
            <text:p text:style-name="P1"><text:span text:style-name="T1"><text:s text:c="16"/></text:span><text:span text:style-name="T1">if (sys_direction = S_LEFT) then</text:span></text:p>
            <text:p text:style-name="P1"><text:span text:style-name="T1"><text:s text:c="20"/></text:span><text:span text:style-name="T1">dp_ctrl.cg_sel &lt;= HEAD_LEFT;</text:span></text:p>
            <text:p text:style-name="P1"><text:span text:style-name="T1"><text:s text:c="16"/></text:span><text:span text:style-name="T1">elsif (sys_direction = S_RIGHT) then</text:span></text:p>
            <text:p text:style-name="P1"><text:span text:style-name="T1"><text:s text:c="20"/></text:span><text:span text:style-name="T1">dp_ctrl.cg_sel &lt;= HEAD_RIGHT;</text:span></text:p>
            <text:p text:style-name="P1"><text:span text:style-name="T1"><text:s text:c="16"/></text:span><text:span text:style-name="T1">elsif (sys_direction = S_UP) then</text:span></text:p>
            <text:p text:style-name="P1"><text:span text:style-name="T1"><text:s text:c="20"/></text:span><text:span text:style-name="T1">dp_ctrl.cg_sel &lt;= HEAD_UP;</text:span></text:p>
            <text:p text:style-name="P1"><text:span text:style-name="T1"><text:s text:c="16"/></text:span><text:span text:style-name="T1">elsif (sys_direction = S_DOWN) then</text:span></text:p>
            <text:p text:style-name="P1"><text:span text:style-name="T1"><text:s text:c="20"/></text:span><text:span text:style-name="T1">dp_ctrl.cg_sel &lt;= HEAD_DOWN;</text:span></text:p>
            <text:p text:style-name="P1"><text:span text:style-name="T1"><text:s text:c="16"/></text:span><text:span text:style-name="T1">end if;</text:span></text:p>
            <text:p text:style-name="P1"><text:span text:style-name="T1"/></text:p>
            <text:p text:style-name="P1"><text:span text:style-name="T1"><text:s text:c="12"/></text:span><text:span text:style-name="T1">when POP_WRITE_TAIL =&gt;</text:span></text:p>
            <text:p text:style-name="P1"><text:span text:style-name="T1"><text:s text:c="16"/></text:span><text:span text:style-name="T1">dp_ctrl.ng_one_gen <text:s text:c="5"/>&lt;= '0';</text:span></text:p>
            <text:p text:style-name="P1"><text:span text:style-name="T1"><text:s text:c="16"/></text:span><text:span text:style-name="T1">dp_ctrl.ng_pos_neg <text:s text:c="5"/>&lt;= '0';</text:span></text:p>
            <text:p text:style-name="P1"><text:span text:style-name="T1"><text:s text:c="16"/></text:span><text:span text:style-name="T1">dp_ctrl.ng_one_three <text:s text:c="3"/>&lt;= '0';</text:span></text:p>
            <text:p text:style-name="P1"><text:span text:style-name="T1"><text:s text:c="16"/></text:span><text:span text:style-name="T1">dp_ctrl.alu_x_y <text:s text:c="8"/>&lt;= '0';</text:span></text:p>
            <text:p text:style-name="P1"><text:span text:style-name="T1"><text:s text:c="16"/></text:span><text:span text:style-name="T1">dp_ctrl.alu_pass_calc <text:s text:c="2"/>&lt;= '0';</text:span></text:p>
            <text:p text:style-name="P1"><text:span text:style-name="T1"><text:s text:c="16"/></text:span><text:span text:style-name="T1">dp_ctrl.rb_head_en <text:s text:c="5"/>&lt;= '0';</text:span></text:p>
            <text:p text:style-name="P1"><text:span text:style-name="T1"><text:s text:c="16"/></text:span><text:span text:style-name="T1">dp_ctrl.rb_reg2_en <text:s text:c="5"/>&lt;= '0';</text:span></text:p>
            <text:p text:style-name="P1"><text:span text:style-name="T1"><text:s text:c="16"/></text:span><text:span text:style-name="T1">dp_ctrl.rb_fifo_en <text:s text:c="5"/>&lt;= '0';</text:span></text:p>
            <text:p text:style-name="P1"><text:span text:style-name="T1"><text:s text:c="16"/></text:span><text:span text:style-name="T1">dp_ctrl.rb_fifo_pop <text:s text:c="4"/>&lt;= '1';</text:span></text:p>
            <text:p text:style-name="P1"><text:span text:style-name="T1"><text:s text:c="16"/></text:span><text:span text:style-name="T1">dp_ctrl.rb_out_sel <text:s text:c="5"/>&lt;= FIFO_OUT;</text:span></text:p>
            <text:p text:style-name="P1"><text:span text:style-name="T1"><text:s text:c="16"/></text:span><text:span text:style-name="T1">dp_ctrl.cg_sel <text:s text:c="9"/>&lt;= BLANK;</text:span></text:p>
            <text:p text:style-name="P1"><text:span text:style-name="T1"><text:s text:c="16"/></text:span><text:span text:style-name="T1">dp_ctrl.mem_w_e <text:s text:c="8"/>&lt;= '1';</text:span></text:p>
            <text:p text:style-name="P1"><text:span text:style-name="T1"><text:s text:c="16"/></text:span><text:span text:style-name="T1">fsm_m_done <text:s text:c="13"/>&lt;= '1';</text:span></text:p>
            <text:p text:style-name="P1"><text:span text:style-name="T1"><text:s text:c="12"/></text:span><text:span text:style-name="T1">when others =&gt; null;</text:span></text:p>
            <text:p text:style-name="P1"><text:span text:style-name="T1"><text:s text:c="8"/></text:span><text:span text:style-name="T1">end case;</text:span></text:p>
            <text:p text:style-name="P1"><text:span text:style-name="T1"><text:s text:c="4"/></text:span><text:span text:style-name="T1">end process;</text:span></text:p>
            <text:p text:style-name="P1"><text:span text:style-name="T1"/></text:p>
            <text:p text:style-name="P1"><text:span text:style-name="T1">end arch;</text:span></text:p>
            <text:p text:style-name="P1"><text:span text:style-name="T1"/></text:p>
          </form:textarea>
          <form:textarea form:name="Caixa de texto 4" form:control-implementation="ooo:com.sun.star.form.component.TextField" xml:id="control10" form:id="control10" form:current-value="--******************************************************************************&#10;--*                                                                            *&#10;--* Title   : fsm_step_stimuli.vhd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fsm_step_stimuli is&#10;    generic (&#10;        CLK_PERIOD: TIME := 10 ns&#10;    );&#10;&#10;    port (&#10;        clk             : out STD_LOGIC;&#10;        res             : out STD_LOGIC;&#10;        fsm_m_start     : out STD_LOGIC;&#10;        cmp_body_flag   : out STD_LOGIC;&#10;        sys_direction   : out direction;&#10;        cmp_flags       : out STD_LOGIC_VECTOR(1 downto 0);&#10;        dp_ctrl         : in  datapath_ctrl_flags;&#10;        fsm_m_done      : in  STD_LOGIC;&#10;        fsm_m_game_over : in  STD_LOGIC&#10;    );&#10;end fsm_step_stimuli;&#10;&#10;architecture test of fsm_step_stimuli is&#10;    type STATE_TYPE_INIT is (&#10;        READY, NEW_POSITION, CHECK, POP_WRITE_TAIL&#10;    );&#10;&#10;    signal clk_s : STD_LOGIC;&#10;&#10;    component clock&#10;        generic (&#10;            CLK_PERIOD: TIME := 10 ns&#10;        );&#10;        port (&#10;            clk : out STD_LOGIC&#10;        );&#10;    end component ;&#10;&#10;begin&#10;    clk &lt;= clk_s;&#10;&#10;    clock_cmp : clock&#10;        port map (&#10;            clk =&gt; clk_s&#10;        );&#10;&#10;    sim : process&#10;        procedure set_fsm(&#10;            fsm_m_start_s   : in STD_LOGIC;&#10;            cmp_body_flag_s : in STD_LOGIC;&#10;            sys_direction_s : in direction;&#10;            cmp_flags_s     : in STD_LOGIC_VECTOR(1 downto 0);&#10;            sync            : in BOOLEAN&#10;        ) is&#10;        begin&#10;            if sync then&#10;                wait until falling_edge(clk_s);&#10;            end if;&#10;            fsm_m_start     &lt;= fsm_m_start_s;&#10;            cmp_body_flag   &lt;= cmp_body_flag_s;&#10;            sys_direction   &lt;= sys_direction_s;&#10;            cmp_flags       &lt;= cmp_flags_s;&#10;            if sync then&#10;                wait until falling_edge(clk_s);&#10;            end if;&#10;        end procedure set_fsm;&#10;&#10;        procedure check_fsm_signals(&#10;            ng_one_gen          : in STD_LOGIC;&#10;            ng_pos_neg          : in STD_LOGIC;&#10;            ng_one_three        : in STD_LOGIC;&#10;            alu_x_y             : in STD_LOGIC;&#10;            alu_pass_calc       : in STD_LOGIC;&#10;            rb_head_en          : in STD_LOGIC;&#10;            rb_reg2_en          : in STD_LOGIC;&#10;            rb_fifo_en          : in STD_LOGIC;&#10;            rb_fifo_pop         : in STD_LOGIC;&#10;            rb_out_sel          : in RB_SEL;&#10;            cg_sel              : in CODE;&#10;            mem_w_e             : in STD_LOGIC;&#10;            fsm_m_done_s        : in STD_LOGIC;&#10;            fsm_m_game_over_s   : in STD_LOGIC;&#10;            message             : in STRING(1 to 15);&#10;            sync                : in BOOLEAN&#10;        ) is&#10;        begin&#10;            if sync then&#10;                wait until falling_edge(clk_s);&#10;            end if;&#10;            assert ng_one_gen = dp_ctrl.ng_one_gen report message;&#10;            assert ng_one_gen = dp_ctrl.ng_one_gen report message;&#10;            assert ng_one_gen = dp_ctrl.ng_one_gen&#10;                report &quot;ng_one_gen: &quot; &amp; message;&#10;            assert ng_pos_neg = dp_ctrl.ng_pos_neg&#10;                report &quot;ng_pos_neg: &quot; &amp; message;&#10;            assert ng_one_three = dp_ctrl.ng_one_three&#10;                report &quot;ng_one_three: &quot; &amp; message;&#10;            assert alu_x_y = dp_ctrl.alu_x_y report &quot;alu_x_y: &quot; &amp; message;&#10;            assert alu_pass_calc = dp_ctrl.alu_pass_calc&#10;                report &quot;alu_pass_calc: &quot; &amp; message;&#10;            assert rb_head_en = dp_ctrl.rb_head_en&#10;                report &quot;rb_head_en: &quot; &amp; message;&#10;            assert rb_reg2_en = dp_ctrl.rb_reg2_en&#10;                report &quot;rb_reg2_en: &quot; &amp; message;&#10;            assert rb_fifo_en = dp_ctrl.rb_fifo_en&#10;                report &quot;rb_fifo_en: &quot; &amp; message;&#10;            assert rb_fifo_pop = dp_ctrl.rb_fifo_pop&#10;                report &quot;rb_fifo_pop: &quot; &amp; message;&#10;            assert rb_out_sel = dp_ctrl.rb_out_sel&#10;                report &quot;rb_out_sel: &quot; &amp; message;&#10;            assert cg_sel = dp_ctrl.cg_sel report &quot;cg_sel: &quot; &amp; message;&#10;            assert mem_w_e = dp_ctrl.mem_w_e report &quot;mem_w_e: &quot; &amp; message;&#10;            assert fsm_m_done = fsm_m_done_s report &quot;fsm_m_done: &quot; &amp; message;&#10;            assert fsm_m_game_over = fsm_m_game_over_s&#10;                report &quot;fsm_m_game_over_s: &quot; &amp; message;&#10;&#10;        end procedure check_fsm_signals;&#10;&#10;        procedure reset_activate is    -- reset activation procedure&#10;        begin&#10;            wait until falling_edge(clk_s);&#10;            res &lt;= '1';&#10;            wait until falling_edge(clk_s);&#10;            res &lt;= '0';&#10;        end procedure reset_activate;&#10;&#10;    begin&#10;        --Let's wait for the fsm signals to settle&#10;        reset_activate;&#10;        set_fsm(&#10;            '0',    -- fsm_m_start&#10;            '0',    -- cmp_body_flag&#10;            S_UP,   -- sys_direction&#10;            &quot;00&quot;,   -- cmp_flags&#10;            true    -- sync&#10;        );&#10;&#10;        wait until rising_edge(clk_s);&#10;&#10;        -- Test 1 - when at the READY state, if fsm_m_start is 0 whe sould stay&#10;        --  at the READY state&#10;&#10;        set_fsm(&#10;            '0',    -- fsm_m_start&#10;            '0',    -- cmp_body_flag&#10;            S_UP,   -- sys_direction&#10;            &quot;00&quot;,   -- cmp_flags&#10;            true    -- sync&#10;        );&#10;        check_fsm_signals(  -- At the READY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 -- PREVIOUS VALUE&#10;            '0',                -- rb_fifo_en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01&quot;,  -- message&#10;            false               -- sync&#10;        );&#10;&#10;        set_fsm(&#10;            '0',    -- fsm_m_start&#10;            '1',    -- cmp_body_flag    -- CHANGE&#10;            S_UP,   -- sys_direction&#10;            &quot;10&quot;,   -- cmp_flags        -- CHANGE&#10;            true    -- sync&#10;        );&#10;        check_fsm_signals( -- At the READY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 -- PREVIOUS VALUE&#10;            '0',                -- rb_fifo_en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02&quot;,  -- message&#10;            false               -- sync&#10;        );&#10;&#10;        -- Test 2 - when at the READY state, if fsm_m_start is 1 the fsm should&#10;        --  go to the NEW_POSITION state.&#10;&#10;        set_fsm(&#10;            '1',    -- fsm_m_start      -- CHANGE&#10;            '0',    -- cmp_body_flag    -- CHANGE&#10;            S_UP,   -- sys_direction&#10;            &quot;00&quot;,   -- cmp_flags        -- CHANGE&#10;            true    -- sync&#10;        );&#10;        check_fsm_signals( -- At the NEW_POSITION state&#10;            '0',                -- ng_one_gen&#10;            '1',                -- ng_pos_neg       -- CHANGE&#10;            '0',                -- ng_one_three&#10;            '1',                -- alu_x_y          -- CHANGE&#10;            '1',                -- alu_pass_calc    -- CHANGE&#10;            '1',                -- rb_head_en       -- CHANGE&#10;            '0',                -- rb_reg2_en&#10;            '1',                -- rb_fifo_en       -- CHANGE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03&quot;,  -- message&#10;            false               -- sync&#10;        );&#10;&#10;        -- Test 3 - as this is a Mealy FSM, the value of the outputs at any&#10;        --  given time depend on the current state and on the inputs, therefore&#10;        --  if during the NEW_POSITION state whe change the value of the&#10;        --  sys_direction output whe should see the value of both pos_neg and&#10;        --  alu_x_y change.&#10;&#10;        set_fsm(&#10;            '1',    -- fsm_m_start&#10;            '0',    -- cmp_body_flag&#10;            S_DOWN, -- sys_direction    -- CHANGE&#10;            &quot;00&quot;,   -- cmp_flags&#10;            false   -- sync&#10;        );&#10;        wait for 1 ps;&#10;        check_fsm_signals( -- At the NEW_POSITION state&#10;            '0',                -- ng_one_gen&#10;            '0',                -- ng_pos_neg       -- CHANGE&#10;            '0',                -- ng_one_three&#10;            '1',                -- alu_x_y&#10;            '1',                -- alu_pass_calc&#10;            '1',                -- rb_head_en&#10;            '0',                -- rb_reg2_en&#10;            '1',                -- rb_fifo_en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04&quot;,  -- message&#10;            false               -- sync&#10;        );&#10;&#10;        set_fsm(&#10;            '1',    -- fsm_m_start&#10;            '0',    -- cmp_body_flag&#10;            S_LEFT, -- sys_direction    -- CHANGE&#10;            &quot;00&quot;,   -- cmp_flags&#10;            false   -- sync&#10;        );&#10;        wait for 1 ps;&#10;        check_fsm_signals( -- At the NEW_POSITION state&#10;            '0',                -- ng_one_gen&#10;            '1',                -- ng_pos_neg       -- CHANGE&#10;            '0',                -- ng_one_three&#10;            '0',                -- alu_x_y          -- CHANGE&#10;            '1',                -- alu_pass_calc&#10;            '1',                -- rb_head_en&#10;            '0',                -- rb_reg2_en&#10;            '1',                -- rb_fifo_en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05&quot;,  -- message&#10;            false               -- sync&#10;        );&#10;&#10;        set_fsm(&#10;            '1',    -- fsm_m_start&#10;            '0',    -- cmp_body_flag&#10;            S_RIGHT,-- sys_direction    -- CHANGE&#10;            &quot;00&quot;,   -- cmp_flags&#10;            false   -- sync&#10;        );&#10;        wait for 1 ps;&#10;        check_fsm_signals( -- At the NEW_POSITION state&#10;            '0',                -- ng_one_gen&#10;            '0',                -- ng_pos_neg       -- CHANGE&#10;            '0',                -- ng_one_three&#10;            '0',                -- alu_x_y&#10;            '1',                -- alu_pass_calc&#10;            '1',                -- rb_head_en&#10;            '0',                -- rb_reg2_en&#10;            '1',                -- rb_fifo_en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06&quot;,  -- message&#10;            false               -- sync&#10;        );&#10;&#10;        set_fsm(&#10;            '1',    -- fsm_m_start&#10;            '0',    -- cmp_body_flag&#10;            S_UP,   -- sys_direction    -- CHANGE&#10;            &quot;00&quot;,   -- cmp_flags&#10;            false   -- sync&#10;        );&#10;        wait for 1 ps;&#10;&#10;        -- Test 3 - when at the NEW_POSITION state the fsm should go&#10;        --  automatically to the CHECK state, and depending on the value of&#10;        --  cmp_flags and sys_direction we should see differents outputs on&#10;        -- fsm_m_game, fsm_m_done, and dp_ctrl.cg_sel&#10;&#10;        check_fsm_signals( -- At the CHECK state&#10;            '0',                -- ng_one_gen&#10;            '0',                -- ng_pos_neg&#10;            '0',                -- ng_one_three&#10;            '0',                -- alu_x_y&#10;            '0',                -- alu_pass_calc    -- CHANGE&#10;            '0',                -- rb_head_en       -- CHANGE&#10;            '0',                -- rb_reg2_en&#10;            '0',                -- rb_fifo_en       -- CHANGE&#10;            '0',                -- rb_fifo_pop&#10;            HEAD_OUT,           -- rb_out_sel&#10;            HEAD_UP,            -- cg_sel           -- CHANGE&#10;            '1',                -- mem_w_e          -- CHANGE&#10;            '0',                -- fsm_m_done&#10;            '0',                -- fsm_m_game_over&#10;            &quot;Failed test 007&quot;,  -- message&#10;            true                -- sync&#10;        );&#10;&#10;        set_fsm(&#10;            '1',    -- fsm_m_start&#10;            '0',    -- cmp_body_flag&#10;            S_RIGHT,-- sys_direction    -- CHANGE&#10;            &quot;10&quot;,   -- cmp_flags        -- CHANGE&#10;            false   -- sync&#10;        );&#10;        wait for 1 ps;&#10;        check_fsm_signals( -- At the CHECK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&#10;            '0',                -- rb_fifo_en&#10;            '0',                -- rb_fifo_pop&#10;            HEAD_OUT,           -- rb_out_sel&#10;            HEAD_RIGHT,         -- cg_sel           -- CHANGE&#10;            '1',                -- mem_w_e&#10;            '1',                -- fsm_m_done       -- CHANGE&#10;            '0',                -- fsm_m_game_over&#10;            &quot;Failed test 008&quot;,  -- message&#10;            false                -- sync&#10;        );&#10;&#10;        set_fsm(&#10;            '1',    -- fsm_m_start&#10;            '0',    -- cmp_body_flag&#10;            S_DOWN,-- sys_direction     -- CHANGE&#10;            &quot;01&quot;,   -- cmp_flags        -- CHANGE&#10;            false   -- sync&#10;        );&#10;        wait for 1 ps;&#10;        check_fsm_signals( -- At the CHECK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&#10;            '0',                -- rb_fifo_en&#10;            '0',                -- rb_fifo_pop&#10;            HEAD_OUT,           -- rb_out_sel&#10;            HEAD_DOWN,          -- cg_sel           -- CHANGE&#10;            '1',                -- mem_w_e&#10;            '1',                -- fsm_m_done&#10;            '1',                -- fsm_m_game_over  -- CHANGE&#10;            &quot;Failed test 009&quot;,  -- message&#10;            false                -- sync&#10;        );&#10;&#10;        set_fsm(&#10;            '1',    -- fsm_m_start&#10;            '0',    -- cmp_body_flag&#10;            S_LEFT, -- sys_direction    -- CHANGE&#10;            &quot;11&quot;,   -- cmp_flags        -- CHANGE&#10;            false   -- sync&#10;        );&#10;        wait for 1 ps;&#10;        check_fsm_signals( -- At the CHECK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&#10;            '0',                -- rb_fifo_en&#10;            '0',                -- rb_fifo_pop&#10;            HEAD_OUT,           -- rb_out_sel&#10;            HEAD_LEFT,          -- cg_sel           -- CHANGE&#10;            '1',                -- mem_w_e&#10;            '1',                -- fsm_m_done&#10;            '1',                -- fsm_m_game_over&#10;            &quot;Failed test 010&quot;,  -- message&#10;            false                -- sync&#10;        );&#10;&#10;        set_fsm(&#10;            '1',    -- fsm_m_start&#10;            '0',    -- cmp_body_flag&#10;            S_UP,   -- sys_direction    -- CHANGE&#10;            &quot;00&quot;,   -- cmp_flags        -- CHANGE&#10;            false   -- sync&#10;        );&#10;&#10;        -- Test 4 - when at the CHECK state and if cmp_body_flag is 1 the fsm&#10;        --  should go automatically to the POP_WRITE_TAIL state, and depending&#10;        --  on the value of sys_direction and cmp_flags during the transition&#10;        --  the values of both fsm_m_done and cg_sel will change.&#10;&#10;        check_fsm_signals( -- At the POP_WRITE_TAIL state&#10;            '0',                -- ng_one_gen&#10;            '0',                -- ng_pos_neg&#10;            '0',                -- ng_one_three&#10;            '0',                -- alu_x_y&#10;            '0',                -- alu_pass_calc        -- CHANGE&#10;            '0',                -- rb_head_en           -- CHANGE&#10;            '0',                -- rb_reg2_en&#10;            '0',                -- rb_fifo_en           -- CHANGE&#10;            '1',                -- rb_fifo_pop          -- CHANGE&#10;            FIFO_OUT,           -- rb_out_sel           -- CHANGE&#10;            BLANK,              -- cg_sel&#10;            '1',                -- mem_w_e              -- CHANGE&#10;            '1',                -- fsm_m_done&#10;            '0',                -- fsm_m_game_over      -- CHANGE&#10;            &quot;Failed test 011&quot;,  -- message&#10;            true                -- sync&#10;        );&#10;&#10;        set_fsm(&#10;            '0',    -- fsm_m_start&#10;            '0',    -- cmp_body_flag&#10;            S_LEFT, -- sys_direction&#10;            &quot;10&quot;,   -- cmp_flags&#10;            false    -- sync&#10;        );&#10;        check_fsm_signals(  -- At the READY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 -- PREVIOUS VALUE&#10;            '0',                -- rb_fifo_en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12&quot;,  -- message&#10;            true                -- sync&#10;        );&#10;&#10;        -- Test 5 - Now we wil try to go from the CHECK state straight to the&#10;        --  READY state.&#10;&#10;        set_fsm( -- Now we will test another path&#10;            '1',    -- fsm_m_start&#10;            '1',    -- cmp_body_flag&#10;            S_RIGHT,-- sys_direction&#10;            &quot;00&quot;,   -- cmp_flags&#10;            false    -- sync&#10;        );&#10;        check_fsm_signals( -- At the NEW_POSITION state&#10;            '0',                -- ng_one_gen&#10;            '0',                -- ng_pos_neg&#10;            '0',                -- ng_one_three&#10;            '0',                -- alu_x_y&#10;            '1',                -- alu_pass_calc    -- CHANGE&#10;            '1',                -- rb_head_en       -- CHANGE&#10;            '0',                -- rb_reg2_en&#10;            '1',                -- rb_fifo_en       -- CHANGE&#10;            '0',                -- rb_fifo_pop&#10;            HEAD_OUT,           -- rb_out_sel&#10;            BLANK,              -- cg_sel&#10;            '0',                -- mem_w_e&#10;            '0',                -- fsm_m_done&#10;            '0',                -- fsm_m_game_over&#10;            &quot;Failed test 006&quot;,  -- message&#10;            true                -- sync&#10;        );&#10;&#10;        set_fsm( -- Now we will test another path&#10;            '1',    -- fsm_m_start&#10;            '1',    -- cmp_body_flag&#10;            S_RIGHT,-- sys_direction&#10;            &quot;00&quot;,   -- cmp_flags&#10;            false    -- sync&#10;        );&#10;        check_fsm_signals( -- At the CHECK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&#10;            '0',                -- rb_fifo_en&#10;            '0',                -- rb_fifo_pop&#10;            HEAD_OUT,           -- rb_out_sel&#10;            HEAD_RIGHT,         -- cg_sel&#10;            '1',                -- mem_w_e&#10;            '0',                -- fsm_m_done&#10;            '0',                -- fsm_m_game_over&#10;            &quot;Failed test 010&quot;,  -- message&#10;            true                -- sync&#10;        );&#10;&#10;        check_fsm_signals(  -- At the READY state&#10;            '0',                -- ng_one_gen&#10;            '0',                -- ng_pos_neg&#10;            '0',                -- ng_one_three&#10;            '0',                -- alu_x_y&#10;            '0',                -- alu_pass_calc&#10;            '0',                -- rb_head_en&#10;            '0',                -- rb_reg2_en -- PREVIOUS VALUE&#10;            '0',                -- rb_fifo_en&#10;            '0',                -- rb_fifo_pop&#10;            HEAD_OUT,           -- rb_out_sel&#10;            HEAD_RIGHT,         -- cg_sel&#10;            '0',                -- mem_w_e&#10;            '0',                -- fsm_m_done&#10;            '0',                -- fsm_m_game_over&#10;            &quot;Failed test 012&quot;,  -- message&#10;            true                -- sync&#10;        );&#10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fsm_step_stimuli.vhd <text:s text:c="44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fsm_step_stimuli is</text:span></text:p>
            <text:p text:style-name="P1"><text:span text:style-name="T1"><text:s text:c="4"/></text:span><text:span text:style-name="T1">generic (</text:span></text:p>
            <text:p text:style-name="P1"><text:span text:style-name="T1"><text:s text:c="8"/></text:span><text:span text:style-name="T1">CLK_PERIOD: TIME := 10 ns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lk <text:s text:c="12"/>: out STD_LOGIC;</text:span></text:p>
            <text:p text:style-name="P1"><text:span text:style-name="T1"><text:s text:c="8"/></text:span><text:span text:style-name="T1">res <text:s text:c="12"/>: out STD_LOGIC;</text:span></text:p>
            <text:p text:style-name="P1"><text:span text:style-name="T1"><text:s text:c="8"/></text:span><text:span text:style-name="T1">fsm_m_start <text:s text:c="4"/>: out STD_LOGIC;</text:span></text:p>
            <text:p text:style-name="P1"><text:span text:style-name="T1"><text:s text:c="8"/></text:span><text:span text:style-name="T1">cmp_body_flag <text:s text:c="2"/>: out STD_LOGIC;</text:span></text:p>
            <text:p text:style-name="P1"><text:span text:style-name="T1"><text:s text:c="8"/></text:span><text:span text:style-name="T1">sys_direction <text:s text:c="2"/>: out direction;</text:span></text:p>
            <text:p text:style-name="P1"><text:span text:style-name="T1"><text:s text:c="8"/></text:span><text:span text:style-name="T1">cmp_flags <text:s text:c="6"/>: out STD_LOGIC_VECTOR(1 downto 0);</text:span></text:p>
            <text:p text:style-name="P1"><text:span text:style-name="T1"><text:s text:c="8"/></text:span><text:span text:style-name="T1">dp_ctrl <text:s text:c="8"/>: in <text:s/>datapath_ctrl_flags;</text:span></text:p>
            <text:p text:style-name="P1"><text:span text:style-name="T1"><text:s text:c="8"/></text:span><text:span text:style-name="T1">fsm_m_done <text:s text:c="5"/>: in <text:s/>STD_LOGIC;</text:span></text:p>
            <text:p text:style-name="P1"><text:span text:style-name="T1"><text:s text:c="8"/></text:span><text:span text:style-name="T1">fsm_m_game_over : in <text:s/>STD_LOGIC</text:span></text:p>
            <text:p text:style-name="P1"><text:span text:style-name="T1"><text:s text:c="4"/></text:span><text:span text:style-name="T1">);</text:span></text:p>
            <text:p text:style-name="P1"><text:span text:style-name="T1">end fsm_step_stimuli;</text:span></text:p>
            <text:p text:style-name="P1"><text:span text:style-name="T1"/></text:p>
            <text:p text:style-name="P1"><text:span text:style-name="T1">architecture test of fsm_step_stimuli is</text:span></text:p>
            <text:p text:style-name="P1"><text:span text:style-name="T1"><text:s text:c="4"/></text:span><text:span text:style-name="T1">type STATE_TYPE_INIT is (</text:span></text:p>
            <text:p text:style-name="P1"><text:span text:style-name="T1"><text:s text:c="8"/></text:span><text:span text:style-name="T1">READY, NEW_POSITION, CHECK, POP_WRITE_TAIL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gnal clk_s : STD_LOGIC;</text:span></text:p>
            <text:p text:style-name="P1"><text:span text:style-name="T1"/></text:p>
            <text:p text:style-name="P1"><text:span text:style-name="T1"><text:s text:c="4"/></text:span><text:span text:style-name="T1">component clock</text:span></text:p>
            <text:p text:style-name="P1"><text:span text:style-name="T1"><text:s text:c="8"/></text:span><text:span text:style-name="T1">generic (</text:span></text:p>
            <text:p text:style-name="P1"><text:span text:style-name="T1"><text:s text:c="12"/></text:span><text:span text:style-name="T1">CLK_PERIOD: TIME := 10 n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: out 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 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clk &lt;= clk_s;</text:span></text:p>
            <text:p text:style-name="P1"><text:span text:style-name="T1"/></text:p>
            <text:p text:style-name="P1"><text:span text:style-name="T1"><text:s text:c="4"/></text:span><text:span text:style-name="T1">clock_cmp : clock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=&gt; clk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m : process</text:span></text:p>
            <text:p text:style-name="P1"><text:span text:style-name="T1"><text:s text:c="8"/></text:span><text:span text:style-name="T1">procedure set_fsm(</text:span></text:p>
            <text:p text:style-name="P1"><text:span text:style-name="T1"><text:s text:c="12"/></text:span><text:span text:style-name="T1">fsm_m_start_s <text:s text:c="2"/>: in STD_LOGIC;</text:span></text:p>
            <text:p text:style-name="P1"><text:span text:style-name="T1"><text:s text:c="12"/></text:span><text:span text:style-name="T1">cmp_body_flag_s : in STD_LOGIC;</text:span></text:p>
            <text:p text:style-name="P1"><text:span text:style-name="T1"><text:s text:c="12"/></text:span><text:span text:style-name="T1">sys_direction_s : in direction;</text:span></text:p>
            <text:p text:style-name="P1"><text:span text:style-name="T1"><text:s text:c="12"/></text:span><text:span text:style-name="T1">cmp_flags_s <text:s text:c="4"/>: in STD_LOGIC_VECTOR(1 downto 0);</text:span></text:p>
            <text:p text:style-name="P1"><text:span text:style-name="T1"><text:s text:c="12"/></text:span><text:span text:style-name="T1">sync <text:s text:c="11"/>: in BOOLEAN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if sync then</text:span></text:p>
            <text:p text:style-name="P1"><text:span text:style-name="T1"><text:s text:c="16"/></text:span><text:span text:style-name="T1">wait until falling_edge(clk_s);</text:span></text:p>
            <text:p text:style-name="P1"><text:span text:style-name="T1"><text:s text:c="12"/></text:span><text:span text:style-name="T1">end if;</text:span></text:p>
            <text:p text:style-name="P1"><text:span text:style-name="T1"><text:s text:c="12"/></text:span><text:span text:style-name="T1">fsm_m_start <text:s text:c="4"/>&lt;= fsm_m_start_s;</text:span></text:p>
            <text:p text:style-name="P1"><text:span text:style-name="T1"><text:s text:c="12"/></text:span><text:span text:style-name="T1">cmp_body_flag <text:s text:c="2"/>&lt;= cmp_body_flag_s;</text:span></text:p>
            <text:p text:style-name="P1"><text:span text:style-name="T1"><text:s text:c="12"/></text:span><text:span text:style-name="T1">sys_direction <text:s text:c="2"/>&lt;= sys_direction_s;</text:span></text:p>
            <text:p text:style-name="P1"><text:span text:style-name="T1"><text:s text:c="12"/></text:span><text:span text:style-name="T1">cmp_flags <text:s text:c="6"/>&lt;= cmp_flags_s;</text:span></text:p>
            <text:p text:style-name="P1"><text:span text:style-name="T1"><text:s text:c="12"/></text:span><text:span text:style-name="T1">if sync then</text:span></text:p>
            <text:p text:style-name="P1"><text:span text:style-name="T1"><text:s text:c="16"/></text:span><text:span text:style-name="T1">wait until falling_edge(clk_s);</text:span></text:p>
            <text:p text:style-name="P1"><text:span text:style-name="T1"><text:s text:c="12"/></text:span><text:span text:style-name="T1">end if;</text:span></text:p>
            <text:p text:style-name="P1"><text:span text:style-name="T1"><text:s text:c="8"/></text:span><text:span text:style-name="T1">end procedure set_fsm;</text:span></text:p>
            <text:p text:style-name="P1"><text:span text:style-name="T1"/></text:p>
            <text:p text:style-name="P1"><text:span text:style-name="T1"><text:s text:c="8"/></text:span><text:span text:style-name="T1">procedure check_fsm_signals(</text:span></text:p>
            <text:p text:style-name="P1"><text:span text:style-name="T1"><text:s text:c="12"/></text:span><text:span text:style-name="T1">ng_one_gen <text:s text:c="9"/>: in STD_LOGIC;</text:span></text:p>
            <text:p text:style-name="P1"><text:span text:style-name="T1"><text:s text:c="12"/></text:span><text:span text:style-name="T1">ng_pos_neg <text:s text:c="9"/>: in STD_LOGIC;</text:span></text:p>
            <text:p text:style-name="P1"><text:span text:style-name="T1"><text:s text:c="12"/></text:span><text:span text:style-name="T1">ng_one_three <text:s text:c="7"/>: in STD_LOGIC;</text:span></text:p>
            <text:p text:style-name="P1"><text:span text:style-name="T1"><text:s text:c="12"/></text:span><text:span text:style-name="T1">alu_x_y <text:s text:c="12"/>: in STD_LOGIC;</text:span></text:p>
            <text:p text:style-name="P1"><text:span text:style-name="T1"><text:s text:c="12"/></text:span><text:span text:style-name="T1">alu_pass_calc <text:s text:c="6"/>: in STD_LOGIC;</text:span></text:p>
            <text:p text:style-name="P1"><text:span text:style-name="T1"><text:s text:c="12"/></text:span><text:span text:style-name="T1">rb_head_en <text:s text:c="9"/>: in STD_LOGIC;</text:span></text:p>
            <text:p text:style-name="P1"><text:span text:style-name="T1"><text:s text:c="12"/></text:span><text:span text:style-name="T1">rb_reg2_en <text:s text:c="9"/>: in STD_LOGIC;</text:span></text:p>
            <text:p text:style-name="P1"><text:span text:style-name="T1"><text:s text:c="12"/></text:span><text:span text:style-name="T1">rb_fifo_en <text:s text:c="9"/>: in STD_LOGIC;</text:span></text:p>
            <text:p text:style-name="P1"><text:span text:style-name="T1"><text:s text:c="12"/></text:span><text:span text:style-name="T1">rb_fifo_pop <text:s text:c="8"/>: in STD_LOGIC;</text:span></text:p>
            <text:p text:style-name="P1"><text:span text:style-name="T1"><text:s text:c="12"/></text:span><text:span text:style-name="T1">rb_out_sel <text:s text:c="9"/>: in RB_SEL;</text:span></text:p>
            <text:p text:style-name="P1"><text:span text:style-name="T1"><text:s text:c="12"/></text:span><text:span text:style-name="T1">cg_sel <text:s text:c="13"/>: in CODE;</text:span></text:p>
            <text:p text:style-name="P1"><text:span text:style-name="T1"><text:s text:c="12"/></text:span><text:span text:style-name="T1">mem_w_e <text:s text:c="12"/>: in STD_LOGIC;</text:span></text:p>
            <text:p text:style-name="P1"><text:span text:style-name="T1"><text:s text:c="12"/></text:span><text:span text:style-name="T1">fsm_m_done_s <text:s text:c="7"/>: in STD_LOGIC;</text:span></text:p>
            <text:p text:style-name="P1"><text:span text:style-name="T1"><text:s text:c="12"/></text:span><text:span text:style-name="T1">fsm_m_game_over_s <text:s text:c="2"/>: in STD_LOGIC;</text:span></text:p>
            <text:p text:style-name="P1"><text:span text:style-name="T1"><text:s text:c="12"/></text:span><text:span text:style-name="T1">message <text:s text:c="12"/>: in STRING(1 to 15);</text:span></text:p>
            <text:p text:style-name="P1"><text:span text:style-name="T1"><text:s text:c="12"/></text:span><text:span text:style-name="T1">sync <text:s text:c="15"/>: in BOOLEAN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if sync then</text:span></text:p>
            <text:p text:style-name="P1"><text:span text:style-name="T1"><text:s text:c="16"/></text:span><text:span text:style-name="T1">wait until falling_edge(clk_s);</text:span></text:p>
            <text:p text:style-name="P1"><text:span text:style-name="T1"><text:s text:c="12"/></text:span><text:span text:style-name="T1">end if;</text:span></text:p>
            <text:p text:style-name="P1"><text:span text:style-name="T1"><text:s text:c="12"/></text:span><text:span text:style-name="T1">assert ng_one_gen = dp_ctrl.ng_one_gen report message;</text:span></text:p>
            <text:p text:style-name="P1"><text:span text:style-name="T1"><text:s text:c="12"/></text:span><text:span text:style-name="T1">assert ng_one_gen = dp_ctrl.ng_one_gen report message;</text:span></text:p>
            <text:p text:style-name="P1"><text:span text:style-name="T1"><text:s text:c="12"/></text:span><text:span text:style-name="T1">assert ng_one_gen = dp_ctrl.ng_one_gen</text:span></text:p>
            <text:p text:style-name="P1"><text:span text:style-name="T1"><text:s text:c="16"/></text:span><text:span text:style-name="T1">report "ng_one_gen: " &amp; message;</text:span></text:p>
            <text:p text:style-name="P1"><text:span text:style-name="T1"><text:s text:c="12"/></text:span><text:span text:style-name="T1">assert ng_pos_neg = dp_ctrl.ng_pos_neg</text:span></text:p>
            <text:p text:style-name="P1"><text:span text:style-name="T1"><text:s text:c="16"/></text:span><text:span text:style-name="T1">report "ng_pos_neg: " &amp; message;</text:span></text:p>
            <text:p text:style-name="P1"><text:span text:style-name="T1"><text:s text:c="12"/></text:span><text:span text:style-name="T1">assert ng_one_three = dp_ctrl.ng_one_three</text:span></text:p>
            <text:p text:style-name="P1"><text:span text:style-name="T1"><text:s text:c="16"/></text:span><text:span text:style-name="T1">report "ng_one_three: " &amp; message;</text:span></text:p>
            <text:p text:style-name="P1"><text:span text:style-name="T1"><text:s text:c="12"/></text:span><text:span text:style-name="T1">assert alu_x_y = dp_ctrl.alu_x_y report "alu_x_y: " &amp; message;</text:span></text:p>
            <text:p text:style-name="P1"><text:span text:style-name="T1"><text:s text:c="12"/></text:span><text:span text:style-name="T1">assert alu_pass_calc = dp_ctrl.alu_pass_calc</text:span></text:p>
            <text:p text:style-name="P1"><text:span text:style-name="T1"><text:s text:c="16"/></text:span><text:span text:style-name="T1">report "alu_pass_calc: " &amp; message;</text:span></text:p>
            <text:p text:style-name="P1"><text:span text:style-name="T1"><text:s text:c="12"/></text:span><text:span text:style-name="T1">assert rb_head_en = dp_ctrl.rb_head_en</text:span></text:p>
            <text:p text:style-name="P1"><text:span text:style-name="T1"><text:s text:c="16"/></text:span><text:span text:style-name="T1">report "rb_head_en: " &amp; message;</text:span></text:p>
            <text:p text:style-name="P1"><text:span text:style-name="T1"><text:s text:c="12"/></text:span><text:span text:style-name="T1">assert rb_reg2_en = dp_ctrl.rb_reg2_en</text:span></text:p>
            <text:p text:style-name="P1"><text:span text:style-name="T1"><text:s text:c="16"/></text:span><text:span text:style-name="T1">report "rb_reg2_en: " &amp; message;</text:span></text:p>
            <text:p text:style-name="P1"><text:span text:style-name="T1"><text:s text:c="12"/></text:span><text:span text:style-name="T1">assert rb_fifo_en = dp_ctrl.rb_fifo_en</text:span></text:p>
            <text:p text:style-name="P1"><text:span text:style-name="T1"><text:s text:c="16"/></text:span><text:span text:style-name="T1">report "rb_fifo_en: " &amp; message;</text:span></text:p>
            <text:p text:style-name="P1"><text:span text:style-name="T1"><text:s text:c="12"/></text:span><text:span text:style-name="T1">assert rb_fifo_pop = dp_ctrl.rb_fifo_pop</text:span></text:p>
            <text:p text:style-name="P1"><text:span text:style-name="T1"><text:s text:c="16"/></text:span><text:span text:style-name="T1">report "rb_fifo_pop: " &amp; message;</text:span></text:p>
            <text:p text:style-name="P1"><text:span text:style-name="T1"><text:s text:c="12"/></text:span><text:span text:style-name="T1">assert rb_out_sel = dp_ctrl.rb_out_sel</text:span></text:p>
            <text:p text:style-name="P1"><text:span text:style-name="T1"><text:s text:c="16"/></text:span><text:span text:style-name="T1">report "rb_out_sel: " &amp; message;</text:span></text:p>
            <text:p text:style-name="P1"><text:span text:style-name="T1"><text:s text:c="12"/></text:span><text:span text:style-name="T1">assert cg_sel = dp_ctrl.cg_sel report "cg_sel: " &amp; message;</text:span></text:p>
            <text:p text:style-name="P1"><text:span text:style-name="T1"><text:s text:c="12"/></text:span><text:span text:style-name="T1">assert mem_w_e = dp_ctrl.mem_w_e report "mem_w_e: " &amp; message;</text:span></text:p>
            <text:p text:style-name="P1"><text:span text:style-name="T1"><text:s text:c="12"/></text:span><text:span text:style-name="T1">assert fsm_m_done = fsm_m_done_s report "fsm_m_done: " &amp; message;</text:span></text:p>
            <text:p text:style-name="P1"><text:span text:style-name="T1"><text:s text:c="12"/></text:span><text:span text:style-name="T1">assert fsm_m_game_over = fsm_m_game_over_s</text:span></text:p>
            <text:p text:style-name="P1"><text:span text:style-name="T1"><text:s text:c="16"/></text:span><text:span text:style-name="T1">report "fsm_m_game_over_s: " &amp; message;</text:span></text:p>
            <text:p text:style-name="P1"><text:span text:style-name="T1"/></text:p>
            <text:p text:style-name="P1"><text:span text:style-name="T1"><text:s text:c="8"/></text:span><text:span text:style-name="T1">end procedure check_fsm_signals;</text:span></text:p>
            <text:p text:style-name="P1"><text:span text:style-name="T1"/></text:p>
            <text:p text:style-name="P1"><text:span text:style-name="T1"><text:s text:c="8"/></text:span><text:span text:style-name="T1">procedure reset_activate is <text:s text:c="3"/>-- reset activation procedure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es &lt;= '1';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es &lt;= '0';</text:span></text:p>
            <text:p text:style-name="P1"><text:span text:style-name="T1"><text:s text:c="8"/></text:span><text:span text:style-name="T1">end procedure reset_activate;</text:span></text:p>
            <text:p text:style-name="P1"><text:span text:style-name="T1"/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--Let's wait for the fsm signals to settle</text:span></text:p>
            <text:p text:style-name="P1"><text:span text:style-name="T1"><text:s text:c="8"/></text:span><text:span text:style-name="T1">reset_activate;</text:span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UP, <text:s text:c="2"/>-- sys_direction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true <text:s text:c="3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wait until rising_edge(clk_s);</text:span></text:p>
            <text:p text:style-name="P1"><text:span text:style-name="T1"/></text:p>
            <text:p text:style-name="P1"><text:span text:style-name="T1"><text:s text:c="8"/></text:span><text:span text:style-name="T1">-- Test 1 - when at the READY state, if fsm_m_start is 0 whe sould stay</text:span></text:p>
            <text:p text:style-name="P1"><text:span text:style-name="T1"><text:s text:c="8"/></text:span><text:span text:style-name="T1">-- <text:s/>at the READY state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UP, <text:s text:c="2"/>-- sys_direction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true <text:s text:c="3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ignals( <text:s/>-- At the READY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 -- PREVIOUS VALUE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1", <text:s/>-- message</text:span></text:p>
            <text:p text:style-name="P1"><text:span text:style-name="T1"><text:s text:c="12"/></text:span><text:span text:style-name="T1">false <text:s text:c="14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1', <text:s text:c="3"/>-- cmp_body_flag <text:s text:c="3"/>-- CHANGE</text:span></text:p>
            <text:p text:style-name="P1"><text:span text:style-name="T1"><text:s text:c="12"/></text:span><text:span text:style-name="T1">S_UP, <text:s text:c="2"/>-- sys_direction</text:span></text:p>
            <text:p text:style-name="P1"><text:span text:style-name="T1"><text:s text:c="12"/></text:span><text:span text:style-name="T1">"10", <text:s text:c="2"/>-- cmp_flags <text:s text:c="7"/>-- CHANGE</text:span></text:p>
            <text:p text:style-name="P1"><text:span text:style-name="T1"><text:s text:c="12"/></text:span><text:span text:style-name="T1">true <text:s text:c="3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ignals( -- At the READY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 -- PREVIOUS VALUE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2", <text:s/>-- message</text:span></text:p>
            <text:p text:style-name="P1"><text:span text:style-name="T1"><text:s text:c="12"/></text:span><text:span text:style-name="T1">false <text:s text:c="14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-- Test 2 - when at the READY state, if fsm_m_start is 1 the fsm should</text:span></text:p>
            <text:p text:style-name="P1"><text:span text:style-name="T1"><text:s text:c="8"/></text:span><text:span text:style-name="T1">-- <text:s/>go to the NEW_POSITION state.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 <text:s text:c="5"/>-- CHANGE</text:span></text:p>
            <text:p text:style-name="P1"><text:span text:style-name="T1"><text:s text:c="12"/></text:span><text:span text:style-name="T1">'0', <text:s text:c="3"/>-- cmp_body_flag <text:s text:c="3"/>-- CHANGE</text:span></text:p>
            <text:p text:style-name="P1"><text:span text:style-name="T1"><text:s text:c="12"/></text:span><text:span text:style-name="T1">S_UP, <text:s text:c="2"/>-- sys_direction</text:span></text:p>
            <text:p text:style-name="P1"><text:span text:style-name="T1"><text:s text:c="12"/></text:span><text:span text:style-name="T1">"00", <text:s text:c="2"/>-- cmp_flags <text:s text:c="7"/>-- CHANGE</text:span></text:p>
            <text:p text:style-name="P1"><text:span text:style-name="T1"><text:s text:c="12"/></text:span><text:span text:style-name="T1">true <text:s text:c="3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ignals( -- At the NEW_POSITION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1', <text:s text:c="15"/>-- ng_pos_neg <text:s text:c="6"/>-- CHANGE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1', <text:s text:c="15"/>-- alu_x_y <text:s text:c="9"/>-- CHANGE</text:span></text:p>
            <text:p text:style-name="P1"><text:span text:style-name="T1"><text:s text:c="12"/></text:span><text:span text:style-name="T1">'1', <text:s text:c="15"/>-- alu_pass_calc <text:s text:c="3"/>-- CHANGE</text:span></text:p>
            <text:p text:style-name="P1"><text:span text:style-name="T1"><text:s text:c="12"/></text:span><text:span text:style-name="T1">'1', <text:s text:c="15"/>-- rb_head_en <text:s text:c="6"/>-- CHANGE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1', <text:s text:c="15"/>-- rb_fifo_en <text:s text:c="6"/>-- CHANGE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3", <text:s/>-- message</text:span></text:p>
            <text:p text:style-name="P1"><text:span text:style-name="T1"><text:s text:c="12"/></text:span><text:span text:style-name="T1">false <text:s text:c="14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-- Test 3 - as this is a Mealy FSM, the value of the outputs at any</text:span></text:p>
            <text:p text:style-name="P1"><text:span text:style-name="T1"><text:s text:c="8"/></text:span><text:span text:style-name="T1">-- <text:s/>given time depend on the current state and on the inputs, therefore</text:span></text:p>
            <text:p text:style-name="P1"><text:span text:style-name="T1"><text:s text:c="8"/></text:span><text:span text:style-name="T1">-- <text:s/>if during the NEW_POSITION state whe change the value of the</text:span></text:p>
            <text:p text:style-name="P1"><text:span text:style-name="T1"><text:s text:c="8"/></text:span><text:span text:style-name="T1">-- <text:s/>sys_direction output whe should see the value of both pos_neg and</text:span></text:p>
            <text:p text:style-name="P1"><text:span text:style-name="T1"><text:s text:c="8"/></text:span><text:span text:style-name="T1">-- <text:s/>alu_x_y change.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DOWN, -- sys_direction <text:s text:c="3"/>-- CHANGE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wait for 1 ps;</text:span></text:p>
            <text:p text:style-name="P1"><text:span text:style-name="T1"><text:s text:c="8"/></text:span><text:span text:style-name="T1">check_fsm_signals( -- At the NEW_POSITION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 <text:s text:c="6"/>-- CHANGE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1', <text:s text:c="15"/>-- alu_x_y</text:span></text:p>
            <text:p text:style-name="P1"><text:span text:style-name="T1"><text:s text:c="12"/></text:span><text:span text:style-name="T1">'1', <text:s text:c="15"/>-- alu_pass_calc</text:span></text:p>
            <text:p text:style-name="P1"><text:span text:style-name="T1"><text:s text:c="12"/></text:span><text:span text:style-name="T1">'1', <text:s text:c="15"/>-- rb_head_en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1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4", <text:s/>-- message</text:span></text:p>
            <text:p text:style-name="P1"><text:span text:style-name="T1"><text:s text:c="12"/></text:span><text:span text:style-name="T1">false <text:s text:c="14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LEFT, -- sys_direction <text:s text:c="3"/>-- CHANGE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wait for 1 ps;</text:span></text:p>
            <text:p text:style-name="P1"><text:span text:style-name="T1"><text:s text:c="8"/></text:span><text:span text:style-name="T1">check_fsm_signals( -- At the NEW_POSITION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1', <text:s text:c="15"/>-- ng_pos_neg <text:s text:c="6"/>-- CHANGE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 <text:s text:c="9"/>-- CHANGE</text:span></text:p>
            <text:p text:style-name="P1"><text:span text:style-name="T1"><text:s text:c="12"/></text:span><text:span text:style-name="T1">'1', <text:s text:c="15"/>-- alu_pass_calc</text:span></text:p>
            <text:p text:style-name="P1"><text:span text:style-name="T1"><text:s text:c="12"/></text:span><text:span text:style-name="T1">'1', <text:s text:c="15"/>-- rb_head_en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1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5", <text:s/>-- message</text:span></text:p>
            <text:p text:style-name="P1"><text:span text:style-name="T1"><text:s text:c="12"/></text:span><text:span text:style-name="T1">false <text:s text:c="14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RIGHT,-- sys_direction <text:s text:c="3"/>-- CHANGE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wait for 1 ps;</text:span></text:p>
            <text:p text:style-name="P1"><text:span text:style-name="T1"><text:s text:c="8"/></text:span><text:span text:style-name="T1">check_fsm_signals( -- At the NEW_POSITION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 <text:s text:c="6"/>-- CHANGE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1', <text:s text:c="15"/>-- alu_pass_calc</text:span></text:p>
            <text:p text:style-name="P1"><text:span text:style-name="T1"><text:s text:c="12"/></text:span><text:span text:style-name="T1">'1', <text:s text:c="15"/>-- rb_head_en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1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6", <text:s/>-- message</text:span></text:p>
            <text:p text:style-name="P1"><text:span text:style-name="T1"><text:s text:c="12"/></text:span><text:span text:style-name="T1">false <text:s text:c="14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UP, <text:s text:c="2"/>-- sys_direction <text:s text:c="3"/>-- CHANGE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wait for 1 ps;</text:span></text:p>
            <text:p text:style-name="P1"><text:span text:style-name="T1"/></text:p>
            <text:p text:style-name="P1"><text:span text:style-name="T1"><text:s text:c="8"/></text:span><text:span text:style-name="T1">-- Test 3 - when at the NEW_POSITION state the fsm should go</text:span></text:p>
            <text:p text:style-name="P1"><text:span text:style-name="T1"><text:s text:c="8"/></text:span><text:span text:style-name="T1">-- <text:s/>automatically to the CHECK state, and depending on the value of</text:span></text:p>
            <text:p text:style-name="P1"><text:span text:style-name="T1"><text:s text:c="8"/></text:span><text:span text:style-name="T1">-- <text:s/>cmp_flags and sys_direction we should see differents outputs on</text:span></text:p>
            <text:p text:style-name="P1"><text:span text:style-name="T1"><text:s text:c="8"/></text:span><text:span text:style-name="T1">-- fsm_m_game, fsm_m_done, and dp_ctrl.cg_sel</text:span></text:p>
            <text:p text:style-name="P1"><text:span text:style-name="T1"/></text:p>
            <text:p text:style-name="P1"><text:span text:style-name="T1"><text:s text:c="8"/></text:span><text:span text:style-name="T1">check_fsm_signals( -- At the CHECK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 <text:s text:c="3"/>-- CHANGE</text:span></text:p>
            <text:p text:style-name="P1"><text:span text:style-name="T1"><text:s text:c="12"/></text:span><text:span text:style-name="T1">'0', <text:s text:c="15"/>-- rb_head_en <text:s text:c="6"/>-- CHANGE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0', <text:s text:c="15"/>-- rb_fifo_en <text:s text:c="6"/>-- CHANGE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HEAD_UP, <text:s text:c="11"/>-- cg_sel <text:s text:c="10"/>-- CHANGE</text:span></text:p>
            <text:p text:style-name="P1"><text:span text:style-name="T1"><text:s text:c="12"/></text:span><text:span text:style-name="T1">'1', <text:s text:c="15"/>-- mem_w_e <text:s text:c="9"/>-- CHANG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7", <text:s/>-- message</text:span></text:p>
            <text:p text:style-name="P1"><text:span text:style-name="T1"><text:s text:c="12"/></text:span><text:span text:style-name="T1">tru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RIGHT,-- sys_direction <text:s text:c="3"/>-- CHANGE</text:span></text:p>
            <text:p text:style-name="P1"><text:span text:style-name="T1"><text:s text:c="12"/></text:span><text:span text:style-name="T1">"10", <text:s text:c="2"/>-- cmp_flags <text:s text:c="7"/>-- CHANGE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wait for 1 ps;</text:span></text:p>
            <text:p text:style-name="P1"><text:span text:style-name="T1"><text:s text:c="8"/></text:span><text:span text:style-name="T1">check_fsm_signals( -- At the CHECK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HEAD_RIGHT, <text:s text:c="8"/>-- cg_sel <text:s text:c="10"/>-- CHANGE</text:span></text:p>
            <text:p text:style-name="P1"><text:span text:style-name="T1"><text:s text:c="12"/></text:span><text:span text:style-name="T1">'1', <text:s text:c="15"/>-- mem_w_e</text:span></text:p>
            <text:p text:style-name="P1"><text:span text:style-name="T1"><text:s text:c="12"/></text:span><text:span text:style-name="T1">'1', <text:s text:c="15"/>-- fsm_m_done <text:s text:c="6"/>-- CHANG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8", <text:s/>-- message</text:span></text:p>
            <text:p text:style-name="P1"><text:span text:style-name="T1"><text:s text:c="12"/></text:span><text:span text:style-name="T1">fals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DOWN,-- sys_direction <text:s text:c="4"/>-- CHANGE</text:span></text:p>
            <text:p text:style-name="P1"><text:span text:style-name="T1"><text:s text:c="12"/></text:span><text:span text:style-name="T1">"01", <text:s text:c="2"/>-- cmp_flags <text:s text:c="7"/>-- CHANGE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wait for 1 ps;</text:span></text:p>
            <text:p text:style-name="P1"><text:span text:style-name="T1"><text:s text:c="8"/></text:span><text:span text:style-name="T1">check_fsm_signals( -- At the CHECK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HEAD_DOWN, <text:s text:c="9"/>-- cg_sel <text:s text:c="10"/>-- CHANGE</text:span></text:p>
            <text:p text:style-name="P1"><text:span text:style-name="T1"><text:s text:c="12"/></text:span><text:span text:style-name="T1">'1', <text:s text:c="15"/>-- mem_w_e</text:span></text:p>
            <text:p text:style-name="P1"><text:span text:style-name="T1"><text:s text:c="12"/></text:span><text:span text:style-name="T1">'1', <text:s text:c="15"/>-- fsm_m_done</text:span></text:p>
            <text:p text:style-name="P1"><text:span text:style-name="T1"><text:s text:c="12"/></text:span><text:span text:style-name="T1">'1', <text:s text:c="15"/>-- fsm_m_game_over <text:s/>-- CHANGE</text:span></text:p>
            <text:p text:style-name="P1"><text:span text:style-name="T1"><text:s text:c="12"/></text:span><text:span text:style-name="T1">"Failed test 009", <text:s/>-- message</text:span></text:p>
            <text:p text:style-name="P1"><text:span text:style-name="T1"><text:s text:c="12"/></text:span><text:span text:style-name="T1">fals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LEFT, -- sys_direction <text:s text:c="3"/>-- CHANGE</text:span></text:p>
            <text:p text:style-name="P1"><text:span text:style-name="T1"><text:s text:c="12"/></text:span><text:span text:style-name="T1">"11", <text:s text:c="2"/>-- cmp_flags <text:s text:c="7"/>-- CHANGE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wait for 1 ps;</text:span></text:p>
            <text:p text:style-name="P1"><text:span text:style-name="T1"><text:s text:c="8"/></text:span><text:span text:style-name="T1">check_fsm_signals( -- At the CHECK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HEAD_LEFT, <text:s text:c="9"/>-- cg_sel <text:s text:c="10"/>-- CHANGE</text:span></text:p>
            <text:p text:style-name="P1"><text:span text:style-name="T1"><text:s text:c="12"/></text:span><text:span text:style-name="T1">'1', <text:s text:c="15"/>-- mem_w_e</text:span></text:p>
            <text:p text:style-name="P1"><text:span text:style-name="T1"><text:s text:c="12"/></text:span><text:span text:style-name="T1">'1', <text:s text:c="15"/>-- fsm_m_done</text:span></text:p>
            <text:p text:style-name="P1"><text:span text:style-name="T1"><text:s text:c="12"/></text:span><text:span text:style-name="T1">'1', <text:s text:c="15"/>-- fsm_m_game_over</text:span></text:p>
            <text:p text:style-name="P1"><text:span text:style-name="T1"><text:s text:c="12"/></text:span><text:span text:style-name="T1">"Failed test 010", <text:s/>-- message</text:span></text:p>
            <text:p text:style-name="P1"><text:span text:style-name="T1"><text:s text:c="12"/></text:span><text:span text:style-name="T1">fals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UP, <text:s text:c="2"/>-- sys_direction <text:s text:c="3"/>-- CHANGE</text:span></text:p>
            <text:p text:style-name="P1"><text:span text:style-name="T1"><text:s text:c="12"/></text:span><text:span text:style-name="T1">"00", <text:s text:c="2"/>-- cmp_flags <text:s text:c="7"/>-- CHANGE</text:span></text:p>
            <text:p text:style-name="P1"><text:span text:style-name="T1"><text:s text:c="12"/></text:span><text:span text:style-name="T1">false <text:s text:c="2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-- Test 4 - when at the CHECK state and if cmp_body_flag is 1 the fsm</text:span></text:p>
            <text:p text:style-name="P1"><text:span text:style-name="T1"><text:s text:c="8"/></text:span><text:span text:style-name="T1">-- <text:s/>should go automatically to the POP_WRITE_TAIL state, and depending</text:span></text:p>
            <text:p text:style-name="P1"><text:span text:style-name="T1"><text:s text:c="8"/></text:span><text:span text:style-name="T1">-- <text:s/>on the value of sys_direction and cmp_flags during the transition</text:span></text:p>
            <text:p text:style-name="P1"><text:span text:style-name="T1"><text:s text:c="8"/></text:span><text:span text:style-name="T1">-- <text:s/>the values of both fsm_m_done and cg_sel will change.</text:span></text:p>
            <text:p text:style-name="P1"><text:span text:style-name="T1"/></text:p>
            <text:p text:style-name="P1"><text:span text:style-name="T1"><text:s text:c="8"/></text:span><text:span text:style-name="T1">check_fsm_signals( -- At the POP_WRITE_TAIL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 <text:s text:c="7"/>-- CHANGE</text:span></text:p>
            <text:p text:style-name="P1"><text:span text:style-name="T1"><text:s text:c="12"/></text:span><text:span text:style-name="T1">'0', <text:s text:c="15"/>-- rb_head_en <text:s text:c="10"/>-- CHANGE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0', <text:s text:c="15"/>-- rb_fifo_en <text:s text:c="10"/>-- CHANGE</text:span></text:p>
            <text:p text:style-name="P1"><text:span text:style-name="T1"><text:s text:c="12"/></text:span><text:span text:style-name="T1">'1', <text:s text:c="15"/>-- rb_fifo_pop <text:s text:c="9"/>-- CHANGE</text:span></text:p>
            <text:p text:style-name="P1"><text:span text:style-name="T1"><text:s text:c="12"/></text:span><text:span text:style-name="T1">FIFO_OUT, <text:s text:c="10"/>-- rb_out_sel <text:s text:c="10"/>-- CHANGE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1', <text:s text:c="15"/>-- mem_w_e <text:s text:c="13"/>-- CHANGE</text:span></text:p>
            <text:p text:style-name="P1"><text:span text:style-name="T1"><text:s text:c="12"/></text:span><text:span text:style-name="T1">'1', <text:s text:c="15"/>-- fsm_m_done</text:span></text:p>
            <text:p text:style-name="P1"><text:span text:style-name="T1"><text:s text:c="12"/></text:span><text:span text:style-name="T1">'0', <text:s text:c="15"/>-- fsm_m_game_over <text:s text:c="5"/>-- CHANGE</text:span></text:p>
            <text:p text:style-name="P1"><text:span text:style-name="T1"><text:s text:c="12"/></text:span><text:span text:style-name="T1">"Failed test 011", <text:s/>-- message</text:span></text:p>
            <text:p text:style-name="P1"><text:span text:style-name="T1"><text:s text:c="12"/></text:span><text:span text:style-name="T1">tru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 fsm_m_start</text:span></text:p>
            <text:p text:style-name="P1"><text:span text:style-name="T1"><text:s text:c="12"/></text:span><text:span text:style-name="T1">'0', <text:s text:c="3"/>-- cmp_body_flag</text:span></text:p>
            <text:p text:style-name="P1"><text:span text:style-name="T1"><text:s text:c="12"/></text:span><text:span text:style-name="T1">S_LEFT, -- sys_direction</text:span></text:p>
            <text:p text:style-name="P1"><text:span text:style-name="T1"><text:s text:c="12"/></text:span><text:span text:style-name="T1">"10", <text:s text:c="2"/>-- cmp_flags</text:span></text:p>
            <text:p text:style-name="P1"><text:span text:style-name="T1"><text:s text:c="12"/></text:span><text:span text:style-name="T1">false <text:s text:c="3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ignals( <text:s/>-- At the READY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 -- PREVIOUS VALUE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12", <text:s/>-- message</text:span></text:p>
            <text:p text:style-name="P1"><text:span text:style-name="T1"><text:s text:c="12"/></text:span><text:span text:style-name="T1">tru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-- Test 5 - Now we wil try to go from the CHECK state straight to the</text:span></text:p>
            <text:p text:style-name="P1"><text:span text:style-name="T1"><text:s text:c="8"/></text:span><text:span text:style-name="T1">-- <text:s/>READY state.</text:span></text:p>
            <text:p text:style-name="P1"><text:span text:style-name="T1"/></text:p>
            <text:p text:style-name="P1"><text:span text:style-name="T1"><text:s text:c="8"/></text:span><text:span text:style-name="T1">set_fsm( -- Now we will test another path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1', <text:s text:c="3"/>-- cmp_body_flag</text:span></text:p>
            <text:p text:style-name="P1"><text:span text:style-name="T1"><text:s text:c="12"/></text:span><text:span text:style-name="T1">S_RIGHT,-- sys_direction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false <text:s text:c="3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ignals( -- At the NEW_POSITION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1', <text:s text:c="15"/>-- alu_pass_calc <text:s text:c="3"/>-- CHANGE</text:span></text:p>
            <text:p text:style-name="P1"><text:span text:style-name="T1"><text:s text:c="12"/></text:span><text:span text:style-name="T1">'1', <text:s text:c="15"/>-- rb_head_en <text:s text:c="6"/>-- CHANGE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1', <text:s text:c="15"/>-- rb_fifo_en <text:s text:c="6"/>-- CHANGE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BLANK, <text:s text:c="13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06", <text:s/>-- message</text:span></text:p>
            <text:p text:style-name="P1"><text:span text:style-name="T1"><text:s text:c="12"/></text:span><text:span text:style-name="T1">tru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set_fsm( -- Now we will test another path</text:span></text:p>
            <text:p text:style-name="P1"><text:span text:style-name="T1"><text:s text:c="12"/></text:span><text:span text:style-name="T1">'1', <text:s text:c="3"/>-- fsm_m_start</text:span></text:p>
            <text:p text:style-name="P1"><text:span text:style-name="T1"><text:s text:c="12"/></text:span><text:span text:style-name="T1">'1', <text:s text:c="3"/>-- cmp_body_flag</text:span></text:p>
            <text:p text:style-name="P1"><text:span text:style-name="T1"><text:s text:c="12"/></text:span><text:span text:style-name="T1">S_RIGHT,-- sys_direction</text:span></text:p>
            <text:p text:style-name="P1"><text:span text:style-name="T1"><text:s text:c="12"/></text:span><text:span text:style-name="T1">"00", <text:s text:c="2"/>-- cmp_flags</text:span></text:p>
            <text:p text:style-name="P1"><text:span text:style-name="T1"><text:s text:c="12"/></text:span><text:span text:style-name="T1">false <text:s text:c="3"/>-- sync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ignals( -- At the CHECK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HEAD_RIGHT, <text:s text:c="8"/>-- cg_sel</text:span></text:p>
            <text:p text:style-name="P1"><text:span text:style-name="T1"><text:s text:c="12"/></text:span><text:span text:style-name="T1">'1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10", <text:s/>-- message</text:span></text:p>
            <text:p text:style-name="P1"><text:span text:style-name="T1"><text:s text:c="12"/></text:span><text:span text:style-name="T1">tru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check_fsm_signals( <text:s/>-- At the READY state</text:span></text:p>
            <text:p text:style-name="P1"><text:span text:style-name="T1"><text:s text:c="12"/></text:span><text:span text:style-name="T1">'0', <text:s text:c="15"/>-- ng_one_gen</text:span></text:p>
            <text:p text:style-name="P1"><text:span text:style-name="T1"><text:s text:c="12"/></text:span><text:span text:style-name="T1">'0', <text:s text:c="15"/>-- ng_pos_neg</text:span></text:p>
            <text:p text:style-name="P1"><text:span text:style-name="T1"><text:s text:c="12"/></text:span><text:span text:style-name="T1">'0', <text:s text:c="15"/>-- ng_one_three</text:span></text:p>
            <text:p text:style-name="P1"><text:span text:style-name="T1"><text:s text:c="12"/></text:span><text:span text:style-name="T1">'0', <text:s text:c="15"/>-- alu_x_y</text:span></text:p>
            <text:p text:style-name="P1"><text:span text:style-name="T1"><text:s text:c="12"/></text:span><text:span text:style-name="T1">'0', <text:s text:c="15"/>-- alu_pass_calc</text:span></text:p>
            <text:p text:style-name="P1"><text:span text:style-name="T1"><text:s text:c="12"/></text:span><text:span text:style-name="T1">'0', <text:s text:c="15"/>-- rb_head_en</text:span></text:p>
            <text:p text:style-name="P1"><text:span text:style-name="T1"><text:s text:c="12"/></text:span><text:span text:style-name="T1">'0', <text:s text:c="15"/>-- rb_reg2_en -- PREVIOUS VALUE</text:span></text:p>
            <text:p text:style-name="P1"><text:span text:style-name="T1"><text:s text:c="12"/></text:span><text:span text:style-name="T1">'0', <text:s text:c="15"/>-- rb_fifo_en</text:span></text:p>
            <text:p text:style-name="P1"><text:span text:style-name="T1"><text:s text:c="12"/></text:span><text:span text:style-name="T1">'0', <text:s text:c="15"/>-- rb_fifo_pop</text:span></text:p>
            <text:p text:style-name="P1"><text:span text:style-name="T1"><text:s text:c="12"/></text:span><text:span text:style-name="T1">HEAD_OUT, <text:s text:c="10"/>-- rb_out_sel</text:span></text:p>
            <text:p text:style-name="P1"><text:span text:style-name="T1"><text:s text:c="12"/></text:span><text:span text:style-name="T1">HEAD_RIGHT, <text:s text:c="8"/>-- cg_sel</text:span></text:p>
            <text:p text:style-name="P1"><text:span text:style-name="T1"><text:s text:c="12"/></text:span><text:span text:style-name="T1">'0', <text:s text:c="15"/>-- mem_w_e</text:span></text:p>
            <text:p text:style-name="P1"><text:span text:style-name="T1"><text:s text:c="12"/></text:span><text:span text:style-name="T1">'0', <text:s text:c="15"/>-- fsm_m_done</text:span></text:p>
            <text:p text:style-name="P1"><text:span text:style-name="T1"><text:s text:c="12"/></text:span><text:span text:style-name="T1">'0', <text:s text:c="15"/>-- fsm_m_game_over</text:span></text:p>
            <text:p text:style-name="P1"><text:span text:style-name="T1"><text:s text:c="12"/></text:span><text:span text:style-name="T1">"Failed test 012", <text:s/>-- message</text:span></text:p>
            <text:p text:style-name="P1"><text:span text:style-name="T1"><text:s text:c="12"/></text:span><text:span text:style-name="T1">true <text:s text:c="15"/>-- syn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4" form:control-implementation="ooo:com.sun.star.form.component.TextField" xml:id="control11" form:id="control11" form:current-value="Todo o comportamento esperado está descrito no código de geração de estímulos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Todo o comportamento esperado está descrito no código de geração de estímulos.</text:span></text:p>
          </form:textarea>
          <form:textarea form:name="Caixa de texto 3" form:control-implementation="ooo:com.sun.star.form.component.TextField" xml:id="control12" form:id="control12" form:current-value="--******************************************************************************&#10;--*                                                                            *&#10;--* Title   : code_gen_stimuli.vhd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code_gen_stimuli is&#10;    port (&#10;        ctrl_ctrl   : out datapath_ctrl_flags;&#10;        value       : in STD_LOGIC_VECTOR(7 DOWNTO 0)&#10;    );&#10;end code_gen_stimuli;&#10;&#10;architecture test of code_gen_stimuli  is&#10;begin&#10;    sim : process&#10;    begin&#10;        ctrl_ctrl.cg_sel &lt;= BLANK;&#10;        wait for 1 ns;&#10;        assert value = BLANK_VEC report &quot;Wrong translation of BLANK&quot;;&#10;&#10;        ctrl_ctrl.cg_sel &lt;= FOOD;&#10;        wait for 1 ns;&#10;        assert value = FOOD_VEC report &quot;Wrong translation of FOOD&quot;;&#10;&#10;        ctrl_ctrl.cg_sel &lt;= S_BODY;&#10;        wait for 1 ns;&#10;        assert value = BODY_VEC report &quot;Wrong translation of S_BODY&quot;;&#10;&#10;        ctrl_ctrl.cg_sel &lt;= HEAD_UP;&#10;        wait for 1 ns;&#10;        assert value = HEAD_UP_VEC report &quot;Wrong translation of HEAD_UP&quot;;&#10;&#10;        ctrl_ctrl.cg_sel &lt;= HEAD_DOWN;&#10;        wait for 1 ns;&#10;        assert value = HEAD_DOWN_VEC report &quot;Wrong translation of HEAD_DOWN&quot;;&#10;&#10;        ctrl_ctrl.cg_sel &lt;= HEAD_LEFT;&#10;        wait for 1 ns;&#10;        assert value = HEAD_LEFT_VEC report &quot;Wrong translation of HEAD_LEFT&quot;;&#10;&#10;        ctrl_ctrl.cg_sel &lt;= HEAD_RIGHT;&#10;        wait for 1 ns;&#10;        assert value = HEAD_RIGHT_VEC report &quot;Wrong translation of HEAD_RIGHT&quot;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code_gen_stimuli.vhd <text:s text:c="44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code_gen_stimuli is</text:span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trl_ctrl <text:s text:c="2"/>: out datapath_ctrl_flags;</text:span></text:p>
            <text:p text:style-name="P1"><text:span text:style-name="T1"><text:s text:c="8"/></text:span><text:span text:style-name="T1">value <text:s text:c="6"/>: in STD_LOGIC_VECTOR(7 DOWNTO 0)</text:span></text:p>
            <text:p text:style-name="P1"><text:span text:style-name="T1"><text:s text:c="4"/></text:span><text:span text:style-name="T1">);</text:span></text:p>
            <text:p text:style-name="P1"><text:span text:style-name="T1">end code_gen_stimuli;</text:span></text:p>
            <text:p text:style-name="P1"><text:span text:style-name="T1"/></text:p>
            <text:p text:style-name="P1"><text:span text:style-name="T1">architecture test of code_gen_stimuli <text:s/>is</text:span></text:p>
            <text:p text:style-name="P1"><text:span text:style-name="T1">begin</text:span></text:p>
            <text:p text:style-name="P1"><text:span text:style-name="T1"><text:s text:c="4"/></text:span><text:span text:style-name="T1">sim : process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ctrl_ctrl.cg_sel &lt;= BLANK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value = BLANK_VEC report "Wrong translation of BLANK";</text:span></text:p>
            <text:p text:style-name="P1"><text:span text:style-name="T1"/></text:p>
            <text:p text:style-name="P1"><text:span text:style-name="T1"><text:s text:c="8"/></text:span><text:span text:style-name="T1">ctrl_ctrl.cg_sel &lt;= FOOD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value = FOOD_VEC report "Wrong translation of FOOD";</text:span></text:p>
            <text:p text:style-name="P1"><text:span text:style-name="T1"/></text:p>
            <text:p text:style-name="P1"><text:span text:style-name="T1"><text:s text:c="8"/></text:span><text:span text:style-name="T1">ctrl_ctrl.cg_sel &lt;= S_BODY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value = BODY_VEC report "Wrong translation of S_BODY";</text:span></text:p>
            <text:p text:style-name="P1"><text:span text:style-name="T1"/></text:p>
            <text:p text:style-name="P1"><text:span text:style-name="T1"><text:s text:c="8"/></text:span><text:span text:style-name="T1">ctrl_ctrl.cg_sel &lt;= HEAD_UP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value = HEAD_UP_VEC report "Wrong translation of HEAD_UP";</text:span></text:p>
            <text:p text:style-name="P1"><text:span text:style-name="T1"/></text:p>
            <text:p text:style-name="P1"><text:span text:style-name="T1"><text:s text:c="8"/></text:span><text:span text:style-name="T1">ctrl_ctrl.cg_sel &lt;= HEAD_DOWN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value = HEAD_DOWN_VEC report "Wrong translation of HEAD_DOWN";</text:span></text:p>
            <text:p text:style-name="P1"><text:span text:style-name="T1"/></text:p>
            <text:p text:style-name="P1"><text:span text:style-name="T1"><text:s text:c="8"/></text:span><text:span text:style-name="T1">ctrl_ctrl.cg_sel &lt;= HEAD_LEFT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value = HEAD_LEFT_VEC report "Wrong translation of HEAD_LEFT";</text:span></text:p>
            <text:p text:style-name="P1"><text:span text:style-name="T1"/></text:p>
            <text:p text:style-name="P1"><text:span text:style-name="T1"><text:s text:c="8"/></text:span><text:span text:style-name="T1">ctrl_ctrl.cg_sel &lt;= HEAD_RIGHT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value = HEAD_RIGHT_VEC report "Wrong translation of HEAD_RIGHT";</text:span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7" form:control-implementation="ooo:com.sun.star.form.component.TextField" xml:id="control13" form:id="control13" form:current-value="Todo o comportamento esperado está descrito no código de geração de estímulos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Todo o comportamento esperado está descrito no código de geração de estímulos.</text:span></text:p>
          </form:textarea>
          <form:textarea form:name="Caixa de texto 4" form:control-implementation="ooo:com.sun.star.form.component.TextField" xml:id="control14" form:id="control14" form:current-value="--******************************************************************************&#10;--*                                                                            *&#10;--* Title   : overflow_correction_stimuli.vhd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overflow_correction_stimuli is&#10;    generic(&#10;        WIDTH: NATURAL := 8&#10;    );&#10;&#10;    port (&#10;        ofc_result  : out STD_LOGIC_VECTOR(WIDTH - 1 downto 0);&#10;        result      : in  STD_LOGIC_VECTOR(WIDTH - 1 downto 0);&#10;        dp_flags    : in  datapath_flags&#10;    );&#10;end overflow_correction_stimuli;&#10;&#10;architecture test of overflow_correction_stimuli is&#10;begin&#10;    sim : process&#10;    begin&#10;        -- Test 1&#10;&#10;        ofc_result &lt;= &quot;11111111&quot;;&#10;        wait for 1 ns;&#10;        assert result = &quot;01110111&quot; report &quot;Test 1.1: Wrong result&quot;;&#10;        assert dp_flags.ofc_of_x = '1' report &quot;Test 1.2: Wrong ofc_of_x&quot;;&#10;        assert dp_flags.ofc_of_y = '1' report &quot;Test 1.3: Wrong ofc_of_y&quot;;&#10;&#10;        ofc_result &lt;= &quot;00110011&quot;;&#10;        wait for 1 ns;&#10;        assert result = &quot;00110011&quot; report &quot;Test 2.1: Wrong result&quot;;&#10;        assert dp_flags.ofc_of_x = '0' report &quot;Test 2.2: Wrong ofc_of_x&quot;;&#10;        assert dp_flags.ofc_of_y = '0' report &quot;Test 2.3: Wrong ofc_of_y&quot;;&#10;&#10;        ofc_result &lt;= &quot;10110011&quot;;&#10;        wait for 1 ns;&#10;        assert result = &quot;00110011&quot; report &quot;Test 3.1: Wrong result&quot;;&#10;        assert dp_flags.ofc_of_x = '0' report &quot;Test 3.2: Wrong ofc_of_x&quot;;&#10;        assert dp_flags.ofc_of_y = '1' report &quot;Test 3.3: Wrong ofc_of_y&quot;;&#10;&#10;        ofc_result &lt;= &quot;00111011&quot;;&#10;        wait for 1 ns;&#10;        assert result = &quot;00110011&quot; report &quot;Test 3.1: Wrong result&quot;;&#10;        assert dp_flags.ofc_of_x = '1' report &quot;Test 3.2: Wrong ofc_of_x&quot;;&#10;        assert dp_flags.ofc_of_y = '0' report &quot;Test 3.3: Wrong ofc_of_y&quot;;&#10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overflow_correction_stimuli.vhd <text:s text:c="33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overflow_correction_stimuli is</text:span></text:p>
            <text:p text:style-name="P1"><text:span text:style-name="T1"><text:s text:c="4"/></text:span><text:span text:style-name="T1">generic(</text:span></text:p>
            <text:p text:style-name="P1"><text:span text:style-name="T1"><text:s text:c="8"/></text:span><text:span text:style-name="T1">WIDTH: NATURAL := 8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ofc_result <text:s/>: out STD_LOGIC_VECTOR(WIDTH - 1 downto 0);</text:span></text:p>
            <text:p text:style-name="P1"><text:span text:style-name="T1"><text:s text:c="8"/></text:span><text:span text:style-name="T1">result <text:s text:c="5"/>: in <text:s/>STD_LOGIC_VECTOR(WIDTH - 1 downto 0);</text:span></text:p>
            <text:p text:style-name="P1"><text:span text:style-name="T1"><text:s text:c="8"/></text:span><text:span text:style-name="T1">dp_flags <text:s text:c="3"/>: in <text:s/>datapath_flags</text:span></text:p>
            <text:p text:style-name="P1"><text:span text:style-name="T1"><text:s text:c="4"/></text:span><text:span text:style-name="T1">);</text:span></text:p>
            <text:p text:style-name="P1"><text:span text:style-name="T1">end overflow_correction_stimuli;</text:span></text:p>
            <text:p text:style-name="P1"><text:span text:style-name="T1"/></text:p>
            <text:p text:style-name="P1"><text:span text:style-name="T1">architecture test of overflow_correction_stimuli is</text:span></text:p>
            <text:p text:style-name="P1"><text:span text:style-name="T1">begin</text:span></text:p>
            <text:p text:style-name="P1"><text:span text:style-name="T1"><text:s text:c="4"/></text:span><text:span text:style-name="T1">sim : process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-- Test 1</text:span></text:p>
            <text:p text:style-name="P1"><text:span text:style-name="T1"/></text:p>
            <text:p text:style-name="P1"><text:span text:style-name="T1"><text:s text:c="8"/></text:span><text:span text:style-name="T1">ofc_result &lt;= "11111111"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result = "01110111" report "Test 1.1: Wrong result";</text:span></text:p>
            <text:p text:style-name="P1"><text:span text:style-name="T1"><text:s text:c="8"/></text:span><text:span text:style-name="T1">assert dp_flags.ofc_of_x = '1' report "Test 1.2: Wrong ofc_of_x";</text:span></text:p>
            <text:p text:style-name="P1"><text:span text:style-name="T1"><text:s text:c="8"/></text:span><text:span text:style-name="T1">assert dp_flags.ofc_of_y = '1' report "Test 1.3: Wrong ofc_of_y";</text:span></text:p>
            <text:p text:style-name="P1"><text:span text:style-name="T1"/></text:p>
            <text:p text:style-name="P1"><text:span text:style-name="T1"><text:s text:c="8"/></text:span><text:span text:style-name="T1">ofc_result &lt;= "00110011"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result = "00110011" report "Test 2.1: Wrong result";</text:span></text:p>
            <text:p text:style-name="P1"><text:span text:style-name="T1"><text:s text:c="8"/></text:span><text:span text:style-name="T1">assert dp_flags.ofc_of_x = '0' report "Test 2.2: Wrong ofc_of_x";</text:span></text:p>
            <text:p text:style-name="P1"><text:span text:style-name="T1"><text:s text:c="8"/></text:span><text:span text:style-name="T1">assert dp_flags.ofc_of_y = '0' report "Test 2.3: Wrong ofc_of_y";</text:span></text:p>
            <text:p text:style-name="P1"><text:span text:style-name="T1"/></text:p>
            <text:p text:style-name="P1"><text:span text:style-name="T1"><text:s text:c="8"/></text:span><text:span text:style-name="T1">ofc_result &lt;= "10110011"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result = "00110011" report "Test 3.1: Wrong result";</text:span></text:p>
            <text:p text:style-name="P1"><text:span text:style-name="T1"><text:s text:c="8"/></text:span><text:span text:style-name="T1">assert dp_flags.ofc_of_x = '0' report "Test 3.2: Wrong ofc_of_x";</text:span></text:p>
            <text:p text:style-name="P1"><text:span text:style-name="T1"><text:s text:c="8"/></text:span><text:span text:style-name="T1">assert dp_flags.ofc_of_y = '1' report "Test 3.3: Wrong ofc_of_y";</text:span></text:p>
            <text:p text:style-name="P1"><text:span text:style-name="T1"/></text:p>
            <text:p text:style-name="P1"><text:span text:style-name="T1"><text:s text:c="8"/></text:span><text:span text:style-name="T1">ofc_result &lt;= "00111011"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result = "00110011" report "Test 3.1: Wrong result";</text:span></text:p>
            <text:p text:style-name="P1"><text:span text:style-name="T1"><text:s text:c="8"/></text:span><text:span text:style-name="T1">assert dp_flags.ofc_of_x = '1' report "Test 3.2: Wrong ofc_of_x";</text:span></text:p>
            <text:p text:style-name="P1"><text:span text:style-name="T1"><text:s text:c="8"/></text:span><text:span text:style-name="T1">assert dp_flags.ofc_of_y = '0' report "Test 3.3: Wrong ofc_of_y";</text:span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7" form:control-implementation="ooo:com.sun.star.form.component.TextField" xml:id="control15" form:id="control15" form:current-value="constant BLANK_VEC      : STD_LOGIC_VECTOR(7 downto 0) := &quot;00000000&quot;;&#10;    constant HEAD_UP_VEC    : STD_LOGIC_VECTOR(7 downto 0) := &quot;00010001&quot;;&#10;    constant HEAD_DOWN_VEC  : STD_LOGIC_VECTOR(7 downto 0) := &quot;00010010&quot;;&#10;    constant HEAD_RIGHT_VEC : STD_LOGIC_VECTOR(7 downto 0) := &quot;00010100&quot;;&#10;    constant HEAD_LEFT_VEC  : STD_LOGIC_VECTOR(7 downto 0) := &quot;00011000&quot;;&#10;    constant BODY_VEC       : STD_LOGIC_VECTOR(7 downto 0) := &quot;00010000&quot;;&#10;    constant FOOD_VEC       : STD_LOGIC_VECTOR(7 downto 0) := &quot;10000000&quot;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constant BLANK_VEC <text:s text:c="5"/>: STD_LOGIC_VECTOR(7 downto 0) := "00000000";</text:span></text:p>
            <text:p text:style-name="P1"><text:span text:style-name="T1"><text:s text:c="4"/></text:span><text:span text:style-name="T1">constant HEAD_UP_VEC <text:s text:c="3"/>: STD_LOGIC_VECTOR(7 downto 0) := "00010001";</text:span></text:p>
            <text:p text:style-name="P1"><text:span text:style-name="T1"><text:s text:c="4"/></text:span><text:span text:style-name="T1">constant HEAD_DOWN_VEC <text:s/>: STD_LOGIC_VECTOR(7 downto 0) := "00010010";</text:span></text:p>
            <text:p text:style-name="P1"><text:span text:style-name="T1"><text:s text:c="4"/></text:span><text:span text:style-name="T1">constant HEAD_RIGHT_VEC : STD_LOGIC_VECTOR(7 downto 0) := "00010100";</text:span></text:p>
            <text:p text:style-name="P1"><text:span text:style-name="T1"><text:s text:c="4"/></text:span><text:span text:style-name="T1">constant HEAD_LEFT_VEC <text:s/>: STD_LOGIC_VECTOR(7 downto 0) := "00011000";</text:span></text:p>
            <text:p text:style-name="P1"><text:span text:style-name="T1"><text:s text:c="4"/></text:span><text:span text:style-name="T1">constant BODY_VEC <text:s text:c="6"/>: STD_LOGIC_VECTOR(7 downto 0) := "00010000";</text:span></text:p>
            <text:p text:style-name="P1"><text:span text:style-name="T1"><text:s text:c="4"/></text:span><text:span text:style-name="T1">constant FOOD_VEC <text:s text:c="6"/>: STD_LOGIC_VECTOR(7 downto 0) := "10000000";</text:span></text:p>
          </form:textarea>
          <form:textarea form:name="Caixa de texto 7" form:control-implementation="ooo:com.sun.star.form.component.TextField" xml:id="control16" form:id="control16" form:current-value="Todo o comportamento esperado está descrito no código de geração de estímulos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Todo o comportamento esperado está descrito no código de geração de estímulos.</text:span></text:p>
          </form:textarea>
          <form:textarea form:name="Caixa de texto 4" form:control-implementation="ooo:com.sun.star.form.component.TextField" xml:id="control17" form:id="control17" form:current-value="--******************************************************************************&#10;--*                                                                            *&#10;--* Title   : comparator_stimuli.vhd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comparator_stimuli is&#10;    port (&#10;        value   : out STD_LOGIC_VECTOR(7 downto 0);&#10;        dp_flags: in datapath_flags&#10;    );&#10;end comparator_stimuli;&#10;&#10;architecture test of comparator_stimuli  is&#10;begin&#10;    sim : process&#10;    begin&#10;        value &lt;= BODY_VEC;&#10;        wait for 1 ns;&#10;        assert dp_flags.cmp_food_flag = '0'&#10;            report &quot;BODY detection: false positive&quot;;&#10;        assert dp_flags.cmp_body_flag = '1'&#10;            report &quot;BODY detection: false negative&quot;;&#10;&#10;        value &lt;= FOOD_VEC;&#10;        wait for 1 ns;&#10;        assert dp_flags.cmp_food_flag = '1'&#10;            report &quot;FOOD detection: false negative&quot;;&#10;        assert dp_flags.cmp_body_flag = '0'&#10;            report &quot;FOOD detection: false positive&quot;;&#10;&#10;        value &lt;= BLANK_VEC;&#10;        wait for 1 ns;&#10;        assert dp_flags.cmp_food_flag = '0'&#10;            report &quot;BLANK detection: false positive&quot;;&#10;        assert dp_flags.cmp_body_flag = '0'&#10;            report &quot;BLANK detection: false positive&quot;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comparator_stimuli.vhd <text:s text:c="42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comparator_stimuli is</text:span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value <text:s text:c="2"/>: out STD_LOGIC_VECTOR(7 downto 0);</text:span></text:p>
            <text:p text:style-name="P1"><text:span text:style-name="T1"><text:s text:c="8"/></text:span><text:span text:style-name="T1">dp_flags: in datapath_flags</text:span></text:p>
            <text:p text:style-name="P1"><text:span text:style-name="T1"><text:s text:c="4"/></text:span><text:span text:style-name="T1">);</text:span></text:p>
            <text:p text:style-name="P1"><text:span text:style-name="T1">end comparator_stimuli;</text:span></text:p>
            <text:p text:style-name="P1"><text:span text:style-name="T1"/></text:p>
            <text:p text:style-name="P1"><text:span text:style-name="T1">architecture test of comparator_stimuli <text:s/>is</text:span></text:p>
            <text:p text:style-name="P1"><text:span text:style-name="T1">begin</text:span></text:p>
            <text:p text:style-name="P1"><text:span text:style-name="T1"><text:s text:c="4"/></text:span><text:span text:style-name="T1">sim : process</text:span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value &lt;= BODY_VEC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dp_flags.cmp_food_flag = '0'</text:span></text:p>
            <text:p text:style-name="P1"><text:span text:style-name="T1"><text:s text:c="12"/></text:span><text:span text:style-name="T1">report "BODY detection: false positive";</text:span></text:p>
            <text:p text:style-name="P1"><text:span text:style-name="T1"><text:s text:c="8"/></text:span><text:span text:style-name="T1">assert dp_flags.cmp_body_flag = '1'</text:span></text:p>
            <text:p text:style-name="P1"><text:span text:style-name="T1"><text:s text:c="12"/></text:span><text:span text:style-name="T1">report "BODY detection: false negative";</text:span></text:p>
            <text:p text:style-name="P1"><text:span text:style-name="T1"/></text:p>
            <text:p text:style-name="P1"><text:span text:style-name="T1"><text:s text:c="8"/></text:span><text:span text:style-name="T1">value &lt;= FOOD_VEC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dp_flags.cmp_food_flag = '1'</text:span></text:p>
            <text:p text:style-name="P1"><text:span text:style-name="T1"><text:s text:c="12"/></text:span><text:span text:style-name="T1">report "FOOD detection: false negative";</text:span></text:p>
            <text:p text:style-name="P1"><text:span text:style-name="T1"><text:s text:c="8"/></text:span><text:span text:style-name="T1">assert dp_flags.cmp_body_flag = '0'</text:span></text:p>
            <text:p text:style-name="P1"><text:span text:style-name="T1"><text:s text:c="12"/></text:span><text:span text:style-name="T1">report "FOOD detection: false positive";</text:span></text:p>
            <text:p text:style-name="P1"><text:span text:style-name="T1"/></text:p>
            <text:p text:style-name="P1"><text:span text:style-name="T1"><text:s text:c="8"/></text:span><text:span text:style-name="T1">value &lt;= BLANK_VEC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dp_flags.cmp_food_flag = '0'</text:span></text:p>
            <text:p text:style-name="P1"><text:span text:style-name="T1"><text:s text:c="12"/></text:span><text:span text:style-name="T1">report "BLANK detection: false positive";</text:span></text:p>
            <text:p text:style-name="P1"><text:span text:style-name="T1"><text:s text:c="8"/></text:span><text:span text:style-name="T1">assert dp_flags.cmp_body_flag = '0'</text:span></text:p>
            <text:p text:style-name="P1"><text:span text:style-name="T1"><text:s text:c="12"/></text:span><text:span text:style-name="T1">report "BLANK detection: false positive";</text:span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span text:style-name="T11">Folha de Respostas -Aula </text:span><text:span text:style-name="T12">1</text:span><text:span text:style-name="T13">2</text:span><text:span text:style-name="T12">- Projeto Semana </text:span><text:span text:style-name="T13">2</text:span></text:p>
      <text:p text:style-name="P13"/>
      <text:p text:style-name="P3"><draw:control text:anchor-type="paragraph" draw:z-index="2" draw:name="Forma1" draw:style-name="gr2" draw:text-style-name="P56" svg:width="5.919cm" svg:height="0.673cm" svg:x="3.985cm" svg:y="0.079cm" draw:control="control3"/><draw:control text:anchor-type="paragraph" draw:z-index="3" draw:name="Forma2" draw:style-name="gr2" draw:text-style-name="P56" svg:width="3.206cm" svg:height="0.747cm" svg:x="13.686cm" svg:y="0cm" draw:control="control4"/><text:span text:style-name="T10">Nome do Aluno: </text:span><text:span text:style-name="T2"><text:s/><text:tab/><text:tab/><text:tab/><text:tab/><text:tab/><text:tab/>No. USP:</text:span></text:p>
      <text:p text:style-name="P2"/>
      <text:p text:style-name="P2"/>
      <text:p text:style-name="P4"/>
      <text:p text:style-name="P12">Instruções: Completar com apenas as <text:s/>informações e dados solicitados e apenas nos campos adequados, <text:span text:style-name="T32">utilizando a apostila Documento Semana 2 como referência.</text:span></text:p>
      <text:p text:style-name="P5"/>
      <text:p text:style-name="P5"/>
      <text:p text:style-name="P4"><text:span text:style-name="T33">1.1. – Fsm_Food</text:span>) <text:span text:style-name="T3">Preencher o quadro abaixo com </text:span><text:span text:style-name="T7">código VHDL do testbench</text:span></text:p>
      <text:p text:style-name="P14"/>
      <text:p text:style-name="P14"><draw:control text:anchor-type="paragraph" draw:z-index="4" draw:name="Forma4" draw:style-name="gr2" draw:text-style-name="P56" svg:width="16.401cm" svg:height="6.58cm" svg:x="0.298cm" svg:y="0.131cm" draw:control="control5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pan text:style-name="T4"><text:tab/>Preencher o quadro abaixo com a arquitetura d</text:span><text:span text:style-name="T7">o</text:span><text:span text:style-name="T4"> módulo </text:span><text:span text:style-name="T7">de estímulos. </text:span></text:p>
      <text:p text:style-name="P14"/>
      <text:p text:style-name="P14"><draw:control text:anchor-type="paragraph" draw:z-index="5" draw:name="Forma5" draw:style-name="gr2" draw:text-style-name="P56" svg:width="16.571cm" svg:height="8.127cm" svg:x="0.222cm" svg:y="0.39cm" draw:control="control6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43"><text:tab/></text:p>
      <text:p text:style-name="P8"><text:span text:style-name="T5"><text:tab/>Faça a captura de imagem no campo abaixo </text:span><text:span text:style-name="T6">(clique com o botão direito) </text:span><text:span text:style-name="T5">com a simulação </text:span><text:span text:style-name="T25">correspondente aos estímulos do item anterior</text:span><text:span text:style-name="T26"> (mostre todos os sinais relevantes e todas as condições –</text:span><text:span text:style-name="T29"> </text:span><text:span text:style-name="T30">para acompanhamento mostre os sinais de estado</text:span><text:span text:style-name="T26">)</text:span></text:p>
      <text:p text:style-name="P18"/>
      <text:p text:style-name="P14"><draw:control text:anchor-type="paragraph" draw:z-index="1" draw:style-name="gr1" draw:text-style-name="P55" svg:width="16.77cm" svg:height="11.184cm" svg:x="0.208cm" svg:y="0.131cm" draw:control="control1"/><text:soft-page-break/></text:p>
      <text:p text:style-name="P14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4"/>
      <text:p text:style-name="P34"/>
      <text:p text:style-name="P34"/>
      <text:p text:style-name="P39"/>
      <text:p text:style-name="P39"/>
      <text:p text:style-name="P34"/>
      <text:p text:style-name="P7"><text:span text:style-name="T5"><text:tab/></text:span><text:span text:style-name="T7">Dis</text:span><text:span text:style-name="T27">cuta a simulação apresentada acima. Indique como a funcionalidade esperada do módulo pode ser avaliada na simulação</text:span><text:span text:style-name="T29">.</text:span></text:p>
      <text:p text:style-name="P35"/>
      <text:p text:style-name="P32"><draw:control text:anchor-type="paragraph" draw:z-index="7" draw:name="Forma5" draw:style-name="gr2" draw:text-style-name="P56" svg:width="16.571cm" svg:height="9.044cm" svg:x="0.222cm" svg:y="0.27cm" draw:control="control8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/>
      <text:p text:style-name="P32"><text:span text:style-name="T17">1</text:span><text:span text:style-name="T16">.2. </text:span><text:span text:style-name="T17">Fsm_Step</text:span><text:span text:style-name="T16">) </text:span><text:span text:style-name="T21">Preencher o quadro abaixo com </text:span><text:span text:style-name="T22">código VHDL do testbench</text:span></text:p>
      <text:p text:style-name="P15"/>
      <text:p text:style-name="P15"/>
      <text:p text:style-name="P15"/>
      <text:p text:style-name="P15"/>
      <text:p text:style-name="P15"/>
      <text:p text:style-name="P15"><draw:control text:anchor-type="paragraph" draw:z-index="8" draw:name="Forma4" draw:style-name="gr2" draw:text-style-name="P56" svg:width="16.401cm" svg:height="11.055cm" svg:x="0.584cm" svg:y="-1.558cm" draw:control="control9"/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7"><text:span text:style-name="T4"><text:tab/>Preencher o quadro abaixo com a arquitetura d</text:span><text:span text:style-name="T7">o</text:span><text:span text:style-name="T4"> módulo </text:span><text:span text:style-name="T7">de estímulos. </text:span></text:p>
      <text:p text:style-name="P17"><draw:control text:anchor-type="paragraph" draw:z-index="9" draw:name="Forma5" draw:style-name="gr2" draw:text-style-name="P56" svg:width="16.571cm" svg:height="10.992cm" svg:x="0.222cm" svg:y="0.448cm" draw:control="control10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8"><text:span text:style-name="T26"><text:tab/>Faça a captura de imagem no campo abaixo </text:span><text:span text:style-name="T28">(clique com o botão direito) </text:span><text:span text:style-name="T26">com a simulação </text:span><text:span text:style-name="T25">correspondente aos estímulos do item anterior</text:span><text:span text:style-name="T26"> (mostre todos os sinais relevantes e todas as condições –</text:span><text:span text:style-name="T29"> </text:span><text:span text:style-name="T30">para acompanha</text:span><text:span text:style-name="T31">m</text:span><text:span text:style-name="T30">ento mostre os sinais de estado</text:span><text:span text:style-name="T26">)</text:span></text:p>
      <text:p text:style-name="Standard"><text:soft-page-break/></text:p>
      <text:p text:style-name="Standard"><draw:control text:anchor-type="paragraph" draw:z-index="0" draw:style-name="gr1" draw:text-style-name="P55" svg:width="16.955cm" svg:height="10.136cm" svg:x="0.284cm" svg:y="0.229cm" draw:control="control2"/></text:p>
      <text:p text:style-name="Standard"/>
      <text:p text:style-name="Standard"/>
      <text:p text:style-name="Standard"/>
      <text:p text:style-name="Standard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4"/>
      <text:p text:style-name="P34"/>
      <text:p text:style-name="P34"/>
      <text:p text:style-name="P34"/>
      <text:p text:style-name="P33"><text:span text:style-name="T20"><text:tab/></text:span><text:span text:style-name="T22">Dis</text:span><text:span text:style-name="T24">cuta a simulação apresentada acima. Indique como a funcionalidade esperada do módulo pode ser avaliada na simulação.</text:span></text:p>
      <text:p text:style-name="P33"/>
      <text:p text:style-name="P33"><draw:control text:anchor-type="paragraph" draw:z-index="10" draw:name="Forma5" draw:style-name="gr2" draw:text-style-name="P56" svg:width="16.571cm" svg:height="7.577cm" svg:x="0.222cm" svg:y="0.24cm" draw:control="control11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/>
      <text:p text:style-name="P36"/>
      <text:p text:style-name="P40"><text:span text:style-name="T17">1</text:span><text:span text:style-name="T15">.3- </text:span><text:span text:style-name="T17">Blocos Datapath</text:span><text:span text:style-name="T15"> </text:span><text:span text:style-name="T14">) </text:span><text:span text:style-name="T21">Preencher o quadro abaixo </text:span><text:span text:style-name="T23">o código VHDL da entity do </text:span><text:span text:style-name="T18">Code_Gen</text:span><text:span text:style-name="T23"> </text:span></text:p>
      <text:p text:style-name="P20"><draw:control text:anchor-type="paragraph" draw:z-index="6" draw:name="Forma7" draw:style-name="gr2" draw:text-style-name="P56" svg:width="16.1cm" svg:height="3.068cm" svg:x="0.185cm" svg:y="0.109cm" draw:control="control7"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/>
      <text:p text:style-name="P21"/>
      <text:p text:style-name="P27"/>
      <text:p text:style-name="P27"/>
      <text:p text:style-name="P27"/>
      <text:p text:style-name="P41"><text:span text:style-name="T21"><text:tab/>Preencher o quadro abaixo </text:span><text:span text:style-name="T23">o código VHDL da definição dos tipos usados nos portos da <text:s/>entity do </text:span><text:span text:style-name="T17">Code_Gen</text:span><text:span text:style-name="T23"> (do package do snake)</text:span></text:p>
      <text:p text:style-name="P24"><draw:control text:anchor-type="paragraph" draw:z-index="14" draw:name="Forma7" draw:style-name="gr2" draw:text-style-name="P56" svg:width="16.1cm" svg:height="5.105cm" svg:x="0.185cm" svg:y="0.293cm" draw:control="control15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/>
      <text:p text:style-name="P9"><text:span text:style-name="T3"><text:tab/>Preencher o quadro abaixo com </text:span><text:span text:style-name="T8">a</text:span><text:span text:style-name="T9">lgumas</text:span><text:span text:style-name="T8"> </text:span><text:span text:style-name="T33">simulações manuais </text:span><text:span text:style-name="T8">do </text:span><text:span text:style-name="T34">Code_Gen</text:span><text:span text:style-name="T8"> </text:span><text:span text:style-name="T9">(E→S). Ao final, descreva o que o módulo está realizando.</text:span></text:p>
      <text:p text:style-name="P53"><draw:control text:anchor-type="paragraph" draw:z-index="11" draw:name="Forma5" draw:style-name="gr2" draw:text-style-name="P56" svg:width="16.571cm" svg:height="7.896cm" svg:x="0.443cm" svg:y="0.434cm" draw:control="control12"/></text:p>
      <text:p text:style-name="P16"/>
      <text:p text:style-name="P16"/>
      <text:p text:style-name="P1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2"><text:span text:style-name="T21"><text:tab/>Preencher o quadro abaixo </text:span><text:span text:style-name="T23">o código VHDL da entity do </text:span><text:span text:style-name="T19">Overflow_Correction</text:span></text:p>
      <text:p text:style-name="P22"/>
      <text:p text:style-name="P24"/>
      <text:p text:style-name="P24"/>
      <text:p text:style-name="P24"><draw:control text:anchor-type="paragraph" draw:z-index="12" draw:name="Forma7" draw:style-name="gr2" draw:text-style-name="P56" svg:width="16.1cm" svg:height="2.793cm" svg:x="0.534cm" svg:y="0.062cm" draw:control="control1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2"><text:soft-page-break/></text:p>
      <text:p text:style-name="P46"><text:tab/></text:p>
      <text:p text:style-name="P50"/>
      <text:p text:style-name="P50"/>
      <text:p text:style-name="P24"/>
      <text:p text:style-name="P24"/>
      <text:p text:style-name="P24"/>
      <text:p text:style-name="P25"/>
      <text:p text:style-name="P10"><text:span text:style-name="T5"><text:tab/></text:span><text:span text:style-name="T3">Preencher o quadro abaixo com </text:span><text:span text:style-name="T8">a</text:span><text:span text:style-name="T9">lgumas</text:span><text:span text:style-name="T8"> </text:span><text:span text:style-name="T33">simulações manuais </text:span><text:span text:style-name="T8">do </text:span><text:span text:style-name="T35">Overflow_Correction</text:span><text:span text:style-name="T8"> </text:span><text:span text:style-name="T9">(E→S). Ao final, descreva o que o módulo está realizando.</text:span></text:p>
      <text:p text:style-name="P37"><draw:control text:anchor-type="paragraph" draw:z-index="13" draw:name="Forma5" draw:style-name="gr2" draw:text-style-name="P56" svg:width="16.571cm" svg:height="13.336cm" svg:x="0.231cm" svg:y="0.374cm" draw:control="control14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/>
      <text:p text:style-name="P33"/>
      <text:p text:style-name="P33"/>
      <text:p text:style-name="P26"/>
      <text:p text:style-name="P29"/>
      <text:p text:style-name="P26"/>
      <text:p text:style-name="P2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7"/>
      <text:p text:style-name="P47"/>
      <text:p text:style-name="P47"/>
      <text:p text:style-name="P47"/>
      <text:p text:style-name="P42"><text:span text:style-name="T21"><text:tab/>Preencher o quadro abaixo </text:span><text:span text:style-name="T23">o código VHDL da entity do </text:span><text:span text:style-name="T19">Comparator</text:span></text:p>
      <text:p text:style-name="P23"/>
      <text:p text:style-name="P25"><draw:control text:anchor-type="paragraph" draw:z-index="15" draw:name="Forma7" draw:style-name="gr2" draw:text-style-name="P56" svg:width="16.1cm" svg:height="5.915cm" svg:x="0.185cm" svg:y="0.279cm" draw:control="control16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23"/>
      <text:p text:style-name="P49"><text:tab/></text:p>
      <text:p text:style-name="P51"/>
      <text:p text:style-name="P51"/>
      <text:p text:style-name="P25"><text:soft-page-break/></text:p>
      <text:p text:style-name="P25"/>
      <text:p text:style-name="P25"/>
      <text:p text:style-name="P25"/>
      <text:p text:style-name="P10"><text:span text:style-name="T5"><text:tab/></text:span><text:span text:style-name="T3">Preencher o quadro abaixo com </text:span><text:span text:style-name="T8">a</text:span><text:span text:style-name="T9">lgumas</text:span><text:span text:style-name="T8"> </text:span><text:span text:style-name="T33">simulações manuais </text:span><text:span text:style-name="T8">do </text:span><text:span text:style-name="T35">Comparator</text:span><text:span text:style-name="T8"> </text:span><text:span text:style-name="T9">(E→S). Ao final, descreva o que o módulo está realizando.</text:span></text:p>
      <text:p text:style-name="P38"><draw:control text:anchor-type="paragraph" draw:z-index="16" draw:name="Forma5" draw:style-name="gr2" draw:text-style-name="P56" svg:width="16.571cm" svg:height="13.336cm" svg:x="0.231cm" svg:y="0.374cm" draw:control="control17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1"/>
      <text:p text:style-name="P30"/>
      <text:p text:style-name="P31"/>
      <text:p text:style-name="P31"/>
      <text:p text:style-name="P49"/>
      <text:p text:style-name="P49"/>
      <text:p text:style-name="P49"/>
      <text:p text:style-name="P49"/>
      <text:p text:style-name="P49"/>
      <text:p text:style-name="P49"/>
      <text:p text:style-name="P48"/>
      <text:p text:style-name="P48"/>
      <text:p text:style-name="P48"/>
      <text:p text:style-name="P48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3:55.555000000</meta:creation-date>
    <meta:generator>LibreOffice/6.0.3.2$Linux_X86_64 LibreOffice_project/00m0$Build-2</meta:generator>
    <dc:date>2018-06-14T11:30:40.774218966</dc:date>
    <meta:editing-duration>PT36M37S</meta:editing-duration>
    <meta:editing-cycles>6</meta:editing-cycles>
    <meta:document-statistic meta:table-count="0" meta:image-count="0" meta:object-count="0" meta:page-count="7" meta:paragraph-count="21" meta:word-count="308" meta:character-count="1973" meta:non-whitespace-character-count="1651"/>
  </office:meta>
</office:document-meta>
</file>